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0000000005E0000005E18D2F70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fadeColor="#000000"/>
    </style:style>
    <style:style style:name="dp2" style:family="drawing-page">
      <style:drawing-page-properties presentation:background-visible="true" presentation:background-objects-visible="true" presentation:display-header="true" presentation:display-footer="true" presentation:display-page-number="false" presentation:display-date-time="true" smil:fadeColor="#000000"/>
    </style:style>
    <style:style style:name="gr1" style:family="graphic">
      <style:graphic-properties style:protect="size"/>
    </style:style>
    <style:style style:name="pr1" style:family="presentation" style:parent-style-name="Default-title">
      <style:graphic-properties draw:fill-color="#ffffff" draw:auto-grow-height="true" fo:min-height="3.508cm"/>
    </style:style>
    <style:style style:name="pr2" style:family="presentation" style:parent-style-name="Default-subtitle" style:list-style-name="L2">
      <style:graphic-properties draw:fill-color="#ffffff" draw:auto-grow-height="true" fo:min-height="13.234cm"/>
    </style:style>
    <style:style style:name="pr3" style:family="presentation" style:parent-style-name="Default-notes">
      <style:graphic-properties draw:fill-color="#ffffff" draw:auto-grow-height="true" fo:min-height="11.41cm"/>
    </style:style>
    <style:style style:name="pr4" style:family="presentation" style:parent-style-name="Default-outline1">
      <style:graphic-properties draw:fill-color="#ffffff" draw:auto-grow-height="true" fo:min-height="13.234cm"/>
    </style:style>
    <style:style style:name="pr5" style:family="presentation" style:parent-style-name="Default-outline1" style:list-style-name="L4">
      <style:graphic-properties draw:fill-color="#ffffff" draw:auto-grow-height="true" fo:min-height="13.234cm"/>
    </style:style>
    <style:style style:name="pr6" style:family="presentation" style:parent-style-name="Default-subtitle" style:list-style-name="L2">
      <style:graphic-properties draw:fill-color="#ffffff" draw:auto-grow-height="true" fo:min-height="13.234cm"/>
    </style:style>
    <style:style style:name="pr7" style:family="presentation" style:parent-style-name="Default-outline1" style:list-style-name="L4">
      <style:graphic-properties draw:fill-color="#ffffff" draw:auto-grow-height="true" fo:min-height="13.234cm"/>
    </style:style>
    <style:style style:name="pr8" style:family="presentation" style:parent-style-name="Default-subtitle" style:list-style-name="L2">
      <style:graphic-properties draw:fill-color="#ffffff" draw:auto-grow-height="true" fo:min-height="13.234cm"/>
    </style:style>
    <style:style style:name="pr9" style:family="presentation" style:parent-style-name="Default-outline1" style:list-style-name="L4">
      <style:graphic-properties draw:fill-color="#ffffff" draw:auto-grow-height="true" fo:min-height="13.234cm"/>
    </style:style>
    <style:style style:name="pr10" style:family="presentation" style:parent-style-name="Default-subtitle" style:list-style-name="L2">
      <style:graphic-properties draw:fill-color="#ffffff" draw:auto-grow-height="true" fo:min-height="13.234cm"/>
    </style:style>
    <style:style style:name="pr11" style:family="presentation" style:parent-style-name="Default-outline1" style:list-style-name="L4">
      <style:graphic-properties draw:fill-color="#ffffff" draw:auto-grow-height="true" fo:min-height="13.234cm"/>
    </style:style>
    <style:style style:name="pr12" style:family="presentation" style:parent-style-name="Default-subtitle" style:list-style-name="L2">
      <style:graphic-properties draw:fill-color="#ffffff" draw:auto-grow-height="true" fo:min-height="13.234cm"/>
    </style:style>
    <style:style style:name="pr13" style:family="presentation" style:parent-style-name="Default-outline1" style:list-style-name="L4">
      <style:graphic-properties draw:fill-color="#ffffff" draw:auto-grow-height="true" fo:min-height="13.234cm"/>
    </style:style>
    <style:style style:name="pr14" style:family="presentation" style:parent-style-name="Default-subtitle" style:list-style-name="L2">
      <style:graphic-properties draw:fill-color="#ffffff" draw:auto-grow-height="true" fo:min-height="13.234cm"/>
    </style:style>
    <style:style style:name="pr15" style:family="presentation" style:parent-style-name="Default-outline1" style:list-style-name="L4">
      <style:graphic-properties draw:fill-color="#ffffff" draw:auto-grow-height="true" fo:min-height="13.234cm"/>
    </style:style>
    <style:style style:name="pr16" style:family="presentation" style:parent-style-name="Default-subtitle" style:list-style-name="L2">
      <style:graphic-properties draw:fill-color="#ffffff" draw:auto-grow-height="true" fo:min-height="13.234cm"/>
    </style:style>
    <style:style style:name="pr17" style:family="presentation" style:parent-style-name="Default-outline1" style:list-style-name="L4">
      <style:graphic-properties draw:fill-color="#ffffff" draw:auto-grow-height="true" fo:min-height="13.234cm"/>
    </style:style>
    <style:style style:name="pr18" style:family="presentation" style:parent-style-name="Default-subtitle" style:list-style-name="L2">
      <style:graphic-properties draw:fill-color="#ffffff" draw:auto-grow-height="true" fo:min-height="13.234cm"/>
    </style:style>
    <style:style style:name="pr19" style:family="presentation" style:parent-style-name="Default-outline1" style:list-style-name="L4">
      <style:graphic-properties draw:fill-color="#ffffff" draw:auto-grow-height="true" fo:min-height="13.234cm"/>
    </style:style>
    <style:style style:name="pr20" style:family="presentation" style:parent-style-name="Default-subtitle" style:list-style-name="L2">
      <style:graphic-properties draw:fill-color="#ffffff" draw:auto-grow-height="true" fo:min-height="13.234cm"/>
    </style:style>
    <style:style style:name="pr21" style:family="presentation" style:parent-style-name="Default-outline1" style:list-style-name="L4">
      <style:graphic-properties draw:fill-color="#ffffff" draw:auto-grow-height="true" fo:min-height="13.234cm"/>
    </style:style>
    <style:style style:name="pr22" style:family="presentation" style:parent-style-name="Default-subtitle" style:list-style-name="L2">
      <style:graphic-properties draw:fill-color="#ffffff" draw:auto-grow-height="true" fo:min-height="13.234cm"/>
    </style:style>
    <style:style style:name="pr23" style:family="presentation" style:parent-style-name="Default-outline1" style:list-style-name="L4">
      <style:graphic-properties draw:fill-color="#ffffff" draw:auto-grow-height="true" fo:min-height="13.234cm"/>
    </style:style>
    <style:style style:name="pr24" style:family="presentation" style:parent-style-name="Default-subtitle" style:list-style-name="L2">
      <style:graphic-properties draw:fill-color="#ffffff" draw:auto-grow-height="true" fo:min-height="13.234cm"/>
    </style:style>
    <style:style style:name="pr25" style:family="presentation" style:parent-style-name="Default-outline1" style:list-style-name="L4">
      <style:graphic-properties draw:fill-color="#ffffff" draw:auto-grow-height="true" fo:min-height="13.234cm"/>
    </style:style>
    <style:style style:name="pr26" style:family="presentation" style:parent-style-name="Default-subtitle" style:list-style-name="L2">
      <style:graphic-properties draw:fill-color="#ffffff" draw:auto-grow-height="true" fo:min-height="13.234cm"/>
    </style:style>
    <style:style style:name="pr27" style:family="presentation" style:parent-style-name="Default-outline1" style:list-style-name="L4">
      <style:graphic-properties draw:fill-color="#ffffff" draw:auto-grow-height="true" fo:min-height="13.234cm"/>
    </style:style>
    <style:style style:name="pr28" style:family="presentation" style:parent-style-name="Default-subtitle" style:list-style-name="L2">
      <style:graphic-properties draw:fill-color="#ffffff" draw:auto-grow-height="true" fo:min-height="13.234cm"/>
    </style:style>
    <style:style style:name="pr29" style:family="presentation" style:parent-style-name="Default-outline1" style:list-style-name="L4">
      <style:graphic-properties draw:fill-color="#ffffff" draw:auto-grow-height="true" fo:min-height="13.234cm"/>
    </style:style>
    <style:style style:name="pr30" style:family="presentation" style:parent-style-name="Default-subtitle" style:list-style-name="L2">
      <style:graphic-properties draw:fill-color="#ffffff" draw:auto-grow-height="true" fo:min-height="13.234cm"/>
    </style:style>
    <style:style style:name="pr31" style:family="presentation" style:parent-style-name="Default-outline1" style:list-style-name="L4">
      <style:graphic-properties draw:fill-color="#ffffff" draw:auto-grow-height="true" fo:min-height="13.234cm"/>
    </style:style>
    <style:style style:name="pr32" style:family="presentation" style:parent-style-name="Default-subtitle" style:list-style-name="L2">
      <style:graphic-properties draw:fill-color="#ffffff" draw:auto-grow-height="true" fo:min-height="13.234cm"/>
    </style:style>
    <style:style style:name="pr33" style:family="presentation" style:parent-style-name="Default-outline1" style:list-style-name="L4">
      <style:graphic-properties draw:fill-color="#ffffff" draw:auto-grow-height="true" fo:min-height="13.234cm"/>
    </style:style>
    <style:style style:name="pr34" style:family="presentation" style:parent-style-name="Default-subtitle" style:list-style-name="L2">
      <style:graphic-properties draw:fill-color="#ffffff" draw:auto-grow-height="true" fo:min-height="13.234cm"/>
    </style:style>
    <style:style style:name="pr35" style:family="presentation" style:parent-style-name="Default-outline1" style:list-style-name="L4">
      <style:graphic-properties draw:fill-color="#ffffff" draw:auto-grow-height="true" fo:min-height="13.234cm"/>
    </style:style>
    <style:style style:name="pr36" style:family="presentation" style:parent-style-name="Default-subtitle" style:list-style-name="L2">
      <style:graphic-properties draw:fill-color="#ffffff" draw:auto-grow-height="true" fo:min-height="13.234cm"/>
    </style:style>
    <style:style style:name="pr37" style:family="presentation" style:parent-style-name="Default-outline1" style:list-style-name="L4">
      <style:graphic-properties draw:fill-color="#ffffff" draw:auto-grow-height="true" fo:min-height="13.234cm"/>
    </style:style>
    <style:style style:name="pr38" style:family="presentation" style:parent-style-name="Default-subtitle" style:list-style-name="L2">
      <style:graphic-properties draw:fill-color="#ffffff" draw:auto-grow-height="true" fo:min-height="13.234cm"/>
    </style:style>
    <style:style style:name="pr39" style:family="presentation" style:parent-style-name="Default-outline1" style:list-style-name="L4">
      <style:graphic-properties draw:fill-color="#ffffff" draw:auto-grow-height="true" fo:min-height="13.234cm"/>
    </style:style>
    <style:style style:name="pr40" style:family="presentation" style:parent-style-name="Default-subtitle" style:list-style-name="L2">
      <style:graphic-properties draw:fill-color="#ffffff" draw:auto-grow-height="true" fo:min-height="13.234cm"/>
    </style:style>
    <style:style style:name="pr41" style:family="presentation" style:parent-style-name="Default-outline1" style:list-style-name="L4">
      <style:graphic-properties draw:fill-color="#ffffff" draw:auto-grow-height="true" fo:min-height="13.234cm"/>
    </style:style>
    <style:style style:name="pr42" style:family="presentation" style:parent-style-name="Default-subtitle" style:list-style-name="L2">
      <style:graphic-properties draw:fill-color="#ffffff" draw:auto-grow-height="true" fo:min-height="13.234cm"/>
    </style:style>
    <style:style style:name="pr43" style:family="presentation" style:parent-style-name="Default-outline1" style:list-style-name="L4">
      <style:graphic-properties draw:fill-color="#ffffff" draw:auto-grow-height="true" fo:min-height="13.234cm"/>
    </style:style>
    <style:style style:name="pr44" style:family="presentation" style:parent-style-name="Default-subtitle" style:list-style-name="L2">
      <style:graphic-properties draw:fill-color="#ffffff" draw:auto-grow-height="true" fo:min-height="13.234cm"/>
    </style:style>
    <style:style style:name="pr45" style:family="presentation" style:parent-style-name="Default-outline1" style:list-style-name="L4">
      <style:graphic-properties draw:fill-color="#ffffff" draw:auto-grow-height="true" fo:min-height="13.234cm"/>
    </style:style>
    <style:style style:name="pr46" style:family="presentation" style:parent-style-name="Default-subtitle" style:list-style-name="L2">
      <style:graphic-properties draw:fill-color="#ffffff" draw:auto-grow-height="true" fo:min-height="13.234cm"/>
    </style:style>
    <style:style style:name="pr47" style:family="presentation" style:parent-style-name="Default-outline1" style:list-style-name="L4">
      <style:graphic-properties draw:fill-color="#ffffff" draw:auto-grow-height="true" fo:min-height="13.234cm"/>
    </style:style>
    <style:style style:name="pr48" style:family="presentation" style:parent-style-name="Default-subtitle" style:list-style-name="L2">
      <style:graphic-properties draw:fill-color="#ffffff" draw:auto-grow-height="true" fo:min-height="13.234cm"/>
    </style:style>
    <style:style style:name="pr49" style:family="presentation" style:parent-style-name="Default-outline1" style:list-style-name="L4">
      <style:graphic-properties draw:fill-color="#ffffff" draw:auto-grow-height="true" fo:min-height="13.234cm"/>
    </style:style>
    <style:style style:name="pr50" style:family="presentation" style:parent-style-name="Default-subtitle" style:list-style-name="L2">
      <style:graphic-properties draw:fill-color="#ffffff" draw:auto-grow-height="true" fo:min-height="13.234cm"/>
    </style:style>
    <style:style style:name="pr51" style:family="presentation" style:parent-style-name="Default-outline1" style:list-style-name="L4">
      <style:graphic-properties draw:fill-color="#ffffff" draw:auto-grow-height="true" fo:min-height="13.234cm"/>
    </style:style>
    <style:style style:name="pr52" style:family="presentation" style:parent-style-name="Default-subtitle" style:list-style-name="L2">
      <style:graphic-properties draw:fill-color="#ffffff" draw:auto-grow-height="true" fo:min-height="13.234cm"/>
    </style:style>
    <style:style style:name="pr53" style:family="presentation" style:parent-style-name="Default-outline1" style:list-style-name="L4">
      <style:graphic-properties draw:fill-color="#ffffff" draw:auto-grow-height="true" fo:min-height="13.234cm"/>
    </style:style>
    <style:style style:name="pr54" style:family="presentation" style:parent-style-name="Default-subtitle" style:list-style-name="L2">
      <style:graphic-properties draw:fill-color="#ffffff" draw:auto-grow-height="true" fo:min-height="13.234cm"/>
    </style:style>
    <style:style style:name="pr55" style:family="presentation" style:parent-style-name="Default-outline1" style:list-style-name="L4">
      <style:graphic-properties draw:fill-color="#ffffff" draw:auto-grow-height="true" fo:min-height="13.234cm"/>
    </style:style>
    <style:style style:name="pr56" style:family="presentation" style:parent-style-name="Default-subtitle" style:list-style-name="L2">
      <style:graphic-properties draw:fill-color="#ffffff" draw:auto-grow-height="true" fo:min-height="13.234cm"/>
    </style:style>
    <style:style style:name="pr57" style:family="presentation" style:parent-style-name="Default-outline1" style:list-style-name="L4">
      <style:graphic-properties draw:fill-color="#ffffff" draw:auto-grow-height="true" fo:min-height="13.234cm"/>
    </style:style>
    <style:style style:name="pr58" style:family="presentation" style:parent-style-name="Default-subtitle" style:list-style-name="L2">
      <style:graphic-properties draw:fill-color="#ffffff" draw:auto-grow-height="true" fo:min-height="13.234cm"/>
    </style:style>
    <style:style style:name="pr59" style:family="presentation" style:parent-style-name="Default-outline1" style:list-style-name="L4">
      <style:graphic-properties draw:fill-color="#ffffff" draw:auto-grow-height="true" fo:min-height="13.234cm"/>
    </style:style>
    <style:style style:name="pr60" style:family="presentation" style:parent-style-name="Default-subtitle" style:list-style-name="L2">
      <style:graphic-properties draw:fill-color="#ffffff" draw:auto-grow-height="true" fo:min-height="13.234cm"/>
    </style:style>
    <style:style style:name="pr61" style:family="presentation" style:parent-style-name="Default-outline1" style:list-style-name="L4">
      <style:graphic-properties draw:fill-color="#ffffff" draw:auto-grow-height="true" fo:min-height="13.234cm"/>
    </style:style>
    <style:style style:name="pr62" style:family="presentation" style:parent-style-name="Default-subtitle" style:list-style-name="L2">
      <style:graphic-properties draw:fill-color="#ffffff" draw:auto-grow-height="true" fo:min-height="13.234cm"/>
    </style:style>
    <style:style style:name="pr63" style:family="presentation" style:parent-style-name="Default-outline1" style:list-style-name="L4">
      <style:graphic-properties draw:fill-color="#ffffff" draw:auto-grow-height="true" fo:min-height="13.234cm"/>
    </style:style>
    <style:style style:name="pr64" style:family="presentation" style:parent-style-name="Default-subtitle" style:list-style-name="L2">
      <style:graphic-properties draw:fill-color="#ffffff" draw:auto-grow-height="true" fo:min-height="13.234cm"/>
    </style:style>
    <style:style style:name="pr65" style:family="presentation" style:parent-style-name="Default-outline1" style:list-style-name="L4">
      <style:graphic-properties draw:fill-color="#ffffff" draw:auto-grow-height="true" fo:min-height="13.234cm"/>
    </style:style>
    <style:style style:name="pr66" style:family="presentation" style:parent-style-name="Default-subtitle" style:list-style-name="L2">
      <style:graphic-properties draw:fill-color="#ffffff" draw:auto-grow-height="true" fo:min-height="13.234cm"/>
    </style:style>
    <style:style style:name="pr67" style:family="presentation" style:parent-style-name="Default-outline1" style:list-style-name="L4">
      <style:graphic-properties draw:fill-color="#ffffff" draw:auto-grow-height="true" fo:min-height="13.234cm"/>
    </style:style>
    <style:style style:name="pr68" style:family="presentation" style:parent-style-name="Default-subtitle" style:list-style-name="L2">
      <style:graphic-properties draw:fill-color="#ffffff" draw:auto-grow-height="true" fo:min-height="13.234cm"/>
    </style:style>
    <style:style style:name="pr69" style:family="presentation" style:parent-style-name="Default-outline1" style:list-style-name="L4">
      <style:graphic-properties draw:fill-color="#ffffff" draw:auto-grow-height="true" fo:min-height="13.234cm"/>
    </style:style>
    <style:style style:name="pr70" style:family="presentation" style:parent-style-name="Default-subtitle" style:list-style-name="L2">
      <style:graphic-properties draw:fill-color="#ffffff" draw:auto-grow-height="true" fo:min-height="13.234cm"/>
    </style:style>
    <style:style style:name="pr71" style:family="presentation" style:parent-style-name="Default-outline1" style:list-style-name="L4">
      <style:graphic-properties draw:fill-color="#ffffff" draw:auto-grow-height="true" fo:min-height="13.234cm"/>
    </style:style>
    <style:style style:name="pr72" style:family="presentation" style:parent-style-name="Default-subtitle" style:list-style-name="L2">
      <style:graphic-properties draw:fill-color="#ffffff" draw:auto-grow-height="true" fo:min-height="13.234cm"/>
    </style:style>
    <style:style style:name="pr73" style:family="presentation" style:parent-style-name="Default-outline1" style:list-style-name="L4">
      <style:graphic-properties draw:fill-color="#ffffff" draw:auto-grow-height="true" fo:min-height="13.234cm"/>
    </style:style>
    <style:style style:name="pr74" style:family="presentation" style:parent-style-name="Default-subtitle" style:list-style-name="L2">
      <style:graphic-properties draw:fill-color="#ffffff" draw:auto-grow-height="true" fo:min-height="13.234cm"/>
    </style:style>
    <style:style style:name="pr75" style:family="presentation" style:parent-style-name="Default-outline1" style:list-style-name="L4">
      <style:graphic-properties draw:fill-color="#ffffff" draw:auto-grow-height="true" fo:min-height="13.234cm"/>
    </style:style>
    <style:style style:name="pr76" style:family="presentation" style:parent-style-name="Default-subtitle" style:list-style-name="L2">
      <style:graphic-properties draw:fill-color="#ffffff" draw:auto-grow-height="true" fo:min-height="13.234cm"/>
    </style:style>
    <style:style style:name="pr77" style:family="presentation" style:parent-style-name="Default-outline1" style:list-style-name="L4">
      <style:graphic-properties draw:fill-color="#ffffff" draw:auto-grow-height="true" fo:min-height="13.234cm"/>
    </style:style>
    <style:style style:name="pr78" style:family="presentation" style:parent-style-name="Default-subtitle" style:list-style-name="L2">
      <style:graphic-properties draw:fill-color="#ffffff" draw:auto-grow-height="true" fo:min-height="13.234cm"/>
    </style:style>
    <style:style style:name="pr79" style:family="presentation" style:parent-style-name="Default-outline1" style:list-style-name="L4">
      <style:graphic-properties draw:fill-color="#ffffff" draw:auto-grow-height="true" fo:min-height="13.234cm"/>
    </style:style>
    <style:style style:name="pr80" style:family="presentation" style:parent-style-name="Default-subtitle" style:list-style-name="L2">
      <style:graphic-properties draw:fill-color="#ffffff" draw:auto-grow-height="true" fo:min-height="13.234cm"/>
    </style:style>
    <style:style style:name="pr81" style:family="presentation" style:parent-style-name="Default-outline1" style:list-style-name="L4">
      <style:graphic-properties draw:fill-color="#ffffff" draw:auto-grow-height="true" fo:min-height="13.234cm"/>
    </style:style>
    <style:style style:name="pr82" style:family="presentation" style:parent-style-name="Default-subtitle" style:list-style-name="L2">
      <style:graphic-properties draw:fill-color="#ffffff" draw:auto-grow-height="true" fo:min-height="13.234cm"/>
    </style:style>
    <style:style style:name="pr83" style:family="presentation" style:parent-style-name="Default-outline1" style:list-style-name="L4">
      <style:graphic-properties draw:fill-color="#ffffff" draw:auto-grow-height="true" fo:min-height="13.234cm"/>
    </style:style>
    <style:style style:name="pr84" style:family="presentation" style:parent-style-name="Default-subtitle" style:list-style-name="L2">
      <style:graphic-properties draw:fill-color="#ffffff" draw:auto-grow-height="true" fo:min-height="13.234cm"/>
    </style:style>
    <style:style style:name="pr85" style:family="presentation" style:parent-style-name="Default-outline1" style:list-style-name="L4">
      <style:graphic-properties draw:fill-color="#ffffff" draw:auto-grow-height="true" fo:min-height="13.234cm"/>
    </style:style>
    <style:style style:name="pr86" style:family="presentation" style:parent-style-name="Default-subtitle" style:list-style-name="L2">
      <style:graphic-properties draw:fill-color="#ffffff" draw:auto-grow-height="true" fo:min-height="13.234cm"/>
    </style:style>
    <style:style style:name="pr87" style:family="presentation" style:parent-style-name="Default-outline1" style:list-style-name="L4">
      <style:graphic-properties draw:fill-color="#ffffff" draw:auto-grow-height="true" fo:min-height="13.234cm"/>
    </style:style>
    <style:style style:name="pr88" style:family="presentation" style:parent-style-name="Default-subtitle" style:list-style-name="L2">
      <style:graphic-properties draw:fill-color="#ffffff" draw:auto-grow-height="true" fo:min-height="13.234cm"/>
    </style:style>
    <style:style style:name="pr89" style:family="presentation" style:parent-style-name="Default-outline1" style:list-style-name="L4">
      <style:graphic-properties draw:fill-color="#ffffff" draw:auto-grow-height="true" fo:min-height="13.234cm"/>
    </style:style>
    <style:style style:name="pr90" style:family="presentation" style:parent-style-name="Default-subtitle" style:list-style-name="L2">
      <style:graphic-properties draw:fill-color="#ffffff" draw:auto-grow-height="true" fo:min-height="13.234cm"/>
    </style:style>
    <style:style style:name="pr91" style:family="presentation" style:parent-style-name="Default-outline1" style:list-style-name="L4">
      <style:graphic-properties draw:fill-color="#ffffff" draw:auto-grow-height="true" fo:min-height="13.234cm"/>
    </style:style>
    <style:style style:name="pr92" style:family="presentation" style:parent-style-name="Default-subtitle" style:list-style-name="L2">
      <style:graphic-properties draw:fill-color="#ffffff" draw:auto-grow-height="true" fo:min-height="13.234cm"/>
    </style:style>
    <style:style style:name="pr93" style:family="presentation" style:parent-style-name="Default-outline1" style:list-style-name="L4">
      <style:graphic-properties draw:fill-color="#ffffff" draw:auto-grow-height="true" fo:min-height="13.234cm"/>
    </style:style>
    <style:style style:name="pr94" style:family="presentation" style:parent-style-name="Default-subtitle" style:list-style-name="L2">
      <style:graphic-properties draw:fill-color="#ffffff" draw:auto-grow-height="true" fo:min-height="13.234cm"/>
    </style:style>
    <style:style style:name="pr95" style:family="presentation" style:parent-style-name="Default-outline1" style:list-style-name="L4">
      <style:graphic-properties draw:fill-color="#ffffff" draw:auto-grow-height="true" fo:min-height="13.234cm"/>
    </style:style>
    <style:style style:name="pr96" style:family="presentation" style:parent-style-name="Default-subtitle" style:list-style-name="L2">
      <style:graphic-properties draw:fill-color="#ffffff" draw:auto-grow-height="true" fo:min-height="13.234cm"/>
    </style:style>
    <style:style style:name="pr97" style:family="presentation" style:parent-style-name="Default-outline1" style:list-style-name="L4">
      <style:graphic-properties draw:fill-color="#ffffff" draw:auto-grow-height="true" fo:min-height="13.234cm"/>
    </style:style>
    <style:style style:name="pr98" style:family="presentation" style:parent-style-name="Default-subtitle" style:list-style-name="L2">
      <style:graphic-properties draw:fill-color="#ffffff" draw:auto-grow-height="true" fo:min-height="13.234cm"/>
    </style:style>
    <style:style style:name="pr99" style:family="presentation" style:parent-style-name="Default-outline1" style:list-style-name="L4">
      <style:graphic-properties draw:fill-color="#ffffff" draw:auto-grow-height="true" fo:min-height="13.234cm"/>
    </style:style>
    <style:style style:name="pr100" style:family="presentation" style:parent-style-name="Default-subtitle" style:list-style-name="L2">
      <style:graphic-properties draw:fill-color="#ffffff" draw:auto-grow-height="true" fo:min-height="13.234cm"/>
    </style:style>
    <style:style style:name="pr101" style:family="presentation" style:parent-style-name="Default-outline1" style:list-style-name="L4">
      <style:graphic-properties draw:fill-color="#ffffff" draw:auto-grow-height="true" fo:min-height="13.234cm"/>
    </style:style>
    <style:style style:name="pr102" style:family="presentation" style:parent-style-name="Default-subtitle" style:list-style-name="L2">
      <style:graphic-properties draw:fill-color="#ffffff" draw:auto-grow-height="true" fo:min-height="13.234cm"/>
    </style:style>
    <style:style style:name="pr103" style:family="presentation" style:parent-style-name="Default-outline1" style:list-style-name="L4">
      <style:graphic-properties draw:fill-color="#ffffff" draw:auto-grow-height="true" fo:min-height="13.234cm"/>
    </style:style>
    <style:style style:name="pr104" style:family="presentation" style:parent-style-name="Default-subtitle" style:list-style-name="L2">
      <style:graphic-properties draw:fill-color="#ffffff" draw:auto-grow-height="true" fo:min-height="13.234cm"/>
    </style:style>
    <style:style style:name="pr105" style:family="presentation" style:parent-style-name="Default-outline1" style:list-style-name="L4">
      <style:graphic-properties draw:fill-color="#ffffff" draw:auto-grow-height="true" fo:min-height="13.234cm"/>
    </style:style>
    <style:style style:name="pr106" style:family="presentation" style:parent-style-name="Default-subtitle" style:list-style-name="L2">
      <style:graphic-properties draw:fill-color="#ffffff" draw:auto-grow-height="true" fo:min-height="13.234cm"/>
    </style:style>
    <style:style style:name="pr107" style:family="presentation" style:parent-style-name="Default-outline1" style:list-style-name="L4">
      <style:graphic-properties draw:fill-color="#ffffff" draw:auto-grow-height="true" fo:min-height="13.234cm"/>
    </style:style>
    <style:style style:name="pr108" style:family="presentation" style:parent-style-name="Default-subtitle" style:list-style-name="L2">
      <style:graphic-properties draw:fill-color="#ffffff" draw:auto-grow-height="true" fo:min-height="13.234cm"/>
    </style:style>
    <style:style style:name="pr109" style:family="presentation" style:parent-style-name="Default-outline1" style:list-style-name="L4">
      <style:graphic-properties draw:fill-color="#ffffff" draw:auto-grow-height="true" fo:min-height="13.234cm"/>
    </style:style>
    <style:style style:name="pr110" style:family="presentation" style:parent-style-name="Default-subtitle" style:list-style-name="L2">
      <style:graphic-properties draw:fill-color="#ffffff" draw:auto-grow-height="true" fo:min-height="13.234cm"/>
    </style:style>
    <style:style style:name="pr111" style:family="presentation" style:parent-style-name="Default-outline1" style:list-style-name="L4">
      <style:graphic-properties draw:fill-color="#ffffff" draw:auto-grow-height="true" fo:min-height="13.234cm"/>
    </style:style>
    <style:style style:name="pr112" style:family="presentation" style:parent-style-name="Default-subtitle" style:list-style-name="L2">
      <style:graphic-properties draw:fill-color="#ffffff" draw:auto-grow-height="true" fo:min-height="13.234cm"/>
    </style:style>
    <style:style style:name="pr113" style:family="presentation" style:parent-style-name="Default-outline1" style:list-style-name="L4">
      <style:graphic-properties draw:fill-color="#ffffff" draw:auto-grow-height="true" fo:min-height="13.234cm"/>
    </style:style>
    <style:style style:name="pr114" style:family="presentation" style:parent-style-name="Default-subtitle" style:list-style-name="L2">
      <style:graphic-properties draw:fill-color="#ffffff" draw:auto-grow-height="true" fo:min-height="13.234cm"/>
    </style:style>
    <style:style style:name="pr115" style:family="presentation" style:parent-style-name="Default-outline1" style:list-style-name="L4">
      <style:graphic-properties draw:fill-color="#ffffff" draw:auto-grow-height="true" fo:min-height="13.234cm"/>
    </style:style>
    <style:style style:name="pr116" style:family="presentation" style:parent-style-name="Default-subtitle" style:list-style-name="L2">
      <style:graphic-properties draw:fill-color="#ffffff" draw:auto-grow-height="true" fo:min-height="13.234cm"/>
    </style:style>
    <style:style style:name="pr117" style:family="presentation" style:parent-style-name="Default-outline1" style:list-style-name="L4">
      <style:graphic-properties draw:fill-color="#ffffff" draw:auto-grow-height="true" fo:min-height="13.234cm"/>
    </style:style>
    <style:style style:name="pr118" style:family="presentation" style:parent-style-name="Default-subtitle" style:list-style-name="L2">
      <style:graphic-properties draw:fill-color="#ffffff" draw:auto-grow-height="true" fo:min-height="13.234cm"/>
    </style:style>
    <style:style style:name="pr119" style:family="presentation" style:parent-style-name="Default-outline1" style:list-style-name="L4">
      <style:graphic-properties draw:fill-color="#ffffff" draw:auto-grow-height="true" fo:min-height="13.234cm"/>
    </style:style>
    <style:style style:name="pr120" style:family="presentation" style:parent-style-name="Default-subtitle" style:list-style-name="L2">
      <style:graphic-properties draw:fill-color="#ffffff" draw:auto-grow-height="true" fo:min-height="13.234cm"/>
    </style:style>
    <style:style style:name="pr121" style:family="presentation" style:parent-style-name="Default-outline1" style:list-style-name="L4">
      <style:graphic-properties draw:fill-color="#ffffff" draw:auto-grow-height="true" fo:min-height="13.234cm"/>
    </style:style>
    <style:style style:name="pr122" style:family="presentation" style:parent-style-name="Default-subtitle" style:list-style-name="L2">
      <style:graphic-properties draw:fill-color="#ffffff" draw:auto-grow-height="true" fo:min-height="13.234cm"/>
    </style:style>
    <style:style style:name="pr123" style:family="presentation" style:parent-style-name="Default-outline1" style:list-style-name="L4">
      <style:graphic-properties draw:fill-color="#ffffff" draw:auto-grow-height="true" fo:min-height="13.234cm"/>
    </style:style>
    <style:style style:name="pr124" style:family="presentation" style:parent-style-name="Default-subtitle" style:list-style-name="L2">
      <style:graphic-properties draw:fill-color="#ffffff" draw:auto-grow-height="true" fo:min-height="13.234cm"/>
    </style:style>
    <style:style style:name="pr125" style:family="presentation" style:parent-style-name="Default-outline1" style:list-style-name="L4">
      <style:graphic-properties draw:fill-color="#ffffff" draw:auto-grow-height="true" fo:min-height="13.234cm"/>
    </style:style>
    <style:style style:name="pr126" style:family="presentation" style:parent-style-name="Default-subtitle" style:list-style-name="L2">
      <style:graphic-properties draw:fill-color="#ffffff" draw:auto-grow-height="true" fo:min-height="13.234cm"/>
    </style:style>
    <style:style style:name="pr127" style:family="presentation" style:parent-style-name="Default-outline1" style:list-style-name="L4">
      <style:graphic-properties draw:fill-color="#ffffff" draw:auto-grow-height="true" fo:min-height="13.234cm"/>
    </style:style>
    <style:style style:name="pr128" style:family="presentation" style:parent-style-name="Default-subtitle" style:list-style-name="L2">
      <style:graphic-properties draw:fill-color="#ffffff" draw:auto-grow-height="true" fo:min-height="13.234cm"/>
    </style:style>
    <style:style style:name="pr129" style:family="presentation" style:parent-style-name="Default-outline1" style:list-style-name="L4">
      <style:graphic-properties draw:fill-color="#ffffff" draw:auto-grow-height="true" fo:min-height="13.234cm"/>
    </style:style>
    <style:style style:name="pr130" style:family="presentation" style:parent-style-name="Default-subtitle" style:list-style-name="L2">
      <style:graphic-properties draw:fill-color="#ffffff" draw:auto-grow-height="true" fo:min-height="13.234cm"/>
    </style:style>
    <style:style style:name="pr131" style:family="presentation" style:parent-style-name="Default-outline1" style:list-style-name="L4">
      <style:graphic-properties draw:fill-color="#ffffff" draw:auto-grow-height="true" fo:min-height="13.234cm"/>
    </style:style>
    <style:style style:name="pr132" style:family="presentation" style:parent-style-name="Default-subtitle" style:list-style-name="L2">
      <style:graphic-properties draw:fill-color="#ffffff" draw:auto-grow-height="true" fo:min-height="13.234cm"/>
    </style:style>
    <style:style style:name="pr133" style:family="presentation" style:parent-style-name="Default-outline1" style:list-style-name="L4">
      <style:graphic-properties draw:fill-color="#ffffff" draw:auto-grow-height="true" fo:min-height="13.234cm"/>
    </style:style>
    <style:style style:name="pr134" style:family="presentation" style:parent-style-name="Default-subtitle" style:list-style-name="L2">
      <style:graphic-properties draw:fill-color="#ffffff" draw:auto-grow-height="true" fo:min-height="13.234cm"/>
    </style:style>
    <style:style style:name="pr135" style:family="presentation" style:parent-style-name="Default-outline1" style:list-style-name="L4">
      <style:graphic-properties draw:fill-color="#ffffff" draw:auto-grow-height="true" fo:min-height="13.234cm"/>
    </style:style>
    <style:style style:name="pr136" style:family="presentation" style:parent-style-name="Default-subtitle" style:list-style-name="L2">
      <style:graphic-properties draw:fill-color="#ffffff" draw:auto-grow-height="true" fo:min-height="13.234cm"/>
    </style:style>
    <style:style style:name="pr137" style:family="presentation" style:parent-style-name="Default-outline1" style:list-style-name="L4">
      <style:graphic-properties draw:fill-color="#ffffff" draw:auto-grow-height="true" fo:min-height="13.234cm"/>
    </style:style>
    <style:style style:name="pr138" style:family="presentation" style:parent-style-name="Default-subtitle" style:list-style-name="L2">
      <style:graphic-properties draw:fill-color="#ffffff" draw:auto-grow-height="true" fo:min-height="13.234cm"/>
    </style:style>
    <style:style style:name="pr139" style:family="presentation" style:parent-style-name="Default-outline1" style:list-style-name="L4">
      <style:graphic-properties draw:fill-color="#ffffff" draw:auto-grow-height="true" fo:min-height="13.234cm"/>
    </style:style>
    <style:style style:name="pr140" style:family="presentation" style:parent-style-name="Default-subtitle" style:list-style-name="L2">
      <style:graphic-properties draw:fill-color="#ffffff" draw:auto-grow-height="true" fo:min-height="13.234cm"/>
    </style:style>
    <style:style style:name="pr141" style:family="presentation" style:parent-style-name="Default-outline1" style:list-style-name="L4">
      <style:graphic-properties draw:fill-color="#ffffff" draw:auto-grow-height="true" fo:min-height="13.234cm"/>
    </style:style>
    <style:style style:name="pr142" style:family="presentation" style:parent-style-name="Default-subtitle" style:list-style-name="L2">
      <style:graphic-properties draw:fill-color="#ffffff" draw:auto-grow-height="true" fo:min-height="13.234cm"/>
    </style:style>
    <style:style style:name="pr143" style:family="presentation" style:parent-style-name="Default-outline1" style:list-style-name="L4">
      <style:graphic-properties draw:fill-color="#ffffff" draw:auto-grow-height="true" fo:min-height="13.234cm"/>
    </style:style>
    <style:style style:name="pr144" style:family="presentation" style:parent-style-name="Default-subtitle" style:list-style-name="L2">
      <style:graphic-properties draw:fill-color="#ffffff" draw:auto-grow-height="true" fo:min-height="13.234cm"/>
    </style:style>
    <style:style style:name="pr145" style:family="presentation" style:parent-style-name="Default-outline1" style:list-style-name="L4">
      <style:graphic-properties draw:fill-color="#ffffff" draw:auto-grow-height="true" fo:min-height="13.234cm"/>
    </style:style>
    <style:style style:name="pr146" style:family="presentation" style:parent-style-name="Default-subtitle" style:list-style-name="L2">
      <style:graphic-properties draw:fill-color="#ffffff" draw:auto-grow-height="true" fo:min-height="13.234cm"/>
    </style:style>
    <style:style style:name="pr147" style:family="presentation" style:parent-style-name="Default-outline1" style:list-style-name="L4">
      <style:graphic-properties draw:fill-color="#ffffff" draw:auto-grow-height="true" fo:min-height="13.234cm"/>
    </style:style>
    <style:style style:name="pr148" style:family="presentation" style:parent-style-name="Default-subtitle" style:list-style-name="L2">
      <style:graphic-properties draw:fill-color="#ffffff" draw:auto-grow-height="true" fo:min-height="13.234cm"/>
    </style:style>
    <style:style style:name="pr149" style:family="presentation" style:parent-style-name="Default-outline1" style:list-style-name="L4">
      <style:graphic-properties draw:fill-color="#ffffff" draw:auto-grow-height="true" fo:min-height="13.234cm"/>
    </style:style>
    <style:style style:name="pr150" style:family="presentation" style:parent-style-name="Default-subtitle" style:list-style-name="L2">
      <style:graphic-properties draw:fill-color="#ffffff" draw:auto-grow-height="true" fo:min-height="13.234cm"/>
    </style:style>
    <style:style style:name="pr151" style:family="presentation" style:parent-style-name="Default-outline1" style:list-style-name="L4">
      <style:graphic-properties draw:fill-color="#ffffff" draw:auto-grow-height="true" fo:min-height="13.234cm"/>
    </style:style>
    <style:style style:name="pr152" style:family="presentation" style:parent-style-name="Default-subtitle" style:list-style-name="L2">
      <style:graphic-properties draw:fill-color="#ffffff" draw:auto-grow-height="true" fo:min-height="13.234cm"/>
    </style:style>
    <style:style style:name="pr153" style:family="presentation" style:parent-style-name="Default-outline1" style:list-style-name="L4">
      <style:graphic-properties draw:fill-color="#ffffff" draw:auto-grow-height="true" fo:min-height="13.234cm"/>
    </style:style>
    <style:style style:name="pr154" style:family="presentation" style:parent-style-name="Default-subtitle" style:list-style-name="L2">
      <style:graphic-properties draw:fill-color="#ffffff" draw:auto-grow-height="true" fo:min-height="13.234cm"/>
    </style:style>
    <style:style style:name="pr155" style:family="presentation" style:parent-style-name="Default-outline1" style:list-style-name="L4">
      <style:graphic-properties draw:fill-color="#ffffff" draw:auto-grow-height="true" fo:min-height="13.234cm"/>
    </style:style>
    <style:style style:name="pr156" style:family="presentation" style:parent-style-name="Default-subtitle" style:list-style-name="L2">
      <style:graphic-properties draw:fill-color="#ffffff" draw:auto-grow-height="true" fo:min-height="13.234cm"/>
    </style:style>
    <style:style style:name="pr157" style:family="presentation" style:parent-style-name="Default-outline1" style:list-style-name="L4">
      <style:graphic-properties draw:fill-color="#ffffff" draw:auto-grow-height="true" fo:min-height="13.234cm"/>
    </style:style>
    <style:style style:name="pr158" style:family="presentation" style:parent-style-name="Default-subtitle" style:list-style-name="L2">
      <style:graphic-properties draw:fill-color="#ffffff" draw:auto-grow-height="true" fo:min-height="13.234cm"/>
    </style:style>
    <style:style style:name="pr159" style:family="presentation" style:parent-style-name="Default-outline1" style:list-style-name="L4">
      <style:graphic-properties draw:fill-color="#ffffff" draw:auto-grow-height="true" fo:min-height="13.234cm"/>
    </style:style>
    <style:style style:name="pr160" style:family="presentation" style:parent-style-name="Default-subtitle" style:list-style-name="L2">
      <style:graphic-properties draw:fill-color="#ffffff" draw:auto-grow-height="true" fo:min-height="13.234cm"/>
    </style:style>
    <style:style style:name="pr161" style:family="presentation" style:parent-style-name="Default-outline1" style:list-style-name="L4">
      <style:graphic-properties draw:fill-color="#ffffff" draw:auto-grow-height="true" fo:min-height="13.234cm"/>
    </style:style>
    <style:style style:name="pr162" style:family="presentation" style:parent-style-name="Default-subtitle" style:list-style-name="L2">
      <style:graphic-properties draw:fill-color="#ffffff" draw:auto-grow-height="true" fo:min-height="13.234cm"/>
    </style:style>
    <style:style style:name="pr163" style:family="presentation" style:parent-style-name="Default-outline1" style:list-style-name="L4">
      <style:graphic-properties draw:fill-color="#ffffff" draw:auto-grow-height="true" fo:min-height="13.234cm"/>
    </style:style>
    <style:style style:name="pr164" style:family="presentation" style:parent-style-name="Default-subtitle" style:list-style-name="L2">
      <style:graphic-properties draw:fill-color="#ffffff" draw:auto-grow-height="true" fo:min-height="13.234cm"/>
    </style:style>
    <style:style style:name="pr165" style:family="presentation" style:parent-style-name="Default-outline1" style:list-style-name="L4">
      <style:graphic-properties draw:fill-color="#ffffff" draw:auto-grow-height="true" fo:min-height="13.234cm"/>
    </style:style>
    <style:style style:name="pr166" style:family="presentation" style:parent-style-name="Default-subtitle" style:list-style-name="L2">
      <style:graphic-properties draw:fill-color="#ffffff" draw:auto-grow-height="true" fo:min-height="13.234cm"/>
    </style:style>
    <style:style style:name="pr167" style:family="presentation" style:parent-style-name="Default-outline1" style:list-style-name="L4">
      <style:graphic-properties draw:fill-color="#ffffff" draw:auto-grow-height="true" fo:min-height="13.234cm"/>
    </style:style>
    <style:style style:name="pr168" style:family="presentation" style:parent-style-name="Default-subtitle" style:list-style-name="L2">
      <style:graphic-properties draw:fill-color="#ffffff" draw:auto-grow-height="true" fo:min-height="13.234cm"/>
    </style:style>
    <style:style style:name="pr169" style:family="presentation" style:parent-style-name="Default-outline1" style:list-style-name="L4">
      <style:graphic-properties draw:fill-color="#ffffff" draw:auto-grow-height="true" fo:min-height="13.234cm"/>
    </style:style>
    <style:style style:name="pr170" style:family="presentation" style:parent-style-name="Default-subtitle" style:list-style-name="L2">
      <style:graphic-properties draw:fill-color="#ffffff" draw:auto-grow-height="true" fo:min-height="13.234cm"/>
    </style:style>
    <style:style style:name="pr171" style:family="presentation" style:parent-style-name="Default-outline1" style:list-style-name="L4">
      <style:graphic-properties draw:fill-color="#ffffff" draw:auto-grow-height="true" fo:min-height="13.234cm"/>
    </style:style>
    <style:style style:name="pr172" style:family="presentation" style:parent-style-name="Default-subtitle" style:list-style-name="L2">
      <style:graphic-properties draw:fill-color="#ffffff" draw:auto-grow-height="true" fo:min-height="13.234cm"/>
    </style:style>
    <style:style style:name="pr173" style:family="presentation" style:parent-style-name="Default-outline1" style:list-style-name="L4">
      <style:graphic-properties draw:fill-color="#ffffff" draw:auto-grow-height="true" fo:min-height="13.234cm"/>
    </style:style>
    <style:style style:name="pr174" style:family="presentation" style:parent-style-name="Default-subtitle" style:list-style-name="L2">
      <style:graphic-properties draw:fill-color="#ffffff" draw:auto-grow-height="true" fo:min-height="13.234cm"/>
    </style:style>
    <style:style style:name="pr175" style:family="presentation" style:parent-style-name="Default-outline1" style:list-style-name="L4">
      <style:graphic-properties draw:fill-color="#ffffff" draw:auto-grow-height="true" fo:min-height="13.234cm"/>
    </style:style>
    <style:style style:name="pr176" style:family="presentation" style:parent-style-name="Default-subtitle" style:list-style-name="L2">
      <style:graphic-properties draw:fill-color="#ffffff" draw:auto-grow-height="true" fo:min-height="13.234cm"/>
    </style:style>
    <style:style style:name="pr177" style:family="presentation" style:parent-style-name="Default-outline1" style:list-style-name="L4">
      <style:graphic-properties draw:fill-color="#ffffff" draw:auto-grow-height="true" fo:min-height="13.234cm"/>
    </style:style>
    <style:style style:name="pr178" style:family="presentation" style:parent-style-name="Default-subtitle" style:list-style-name="L2">
      <style:graphic-properties draw:fill-color="#ffffff" draw:auto-grow-height="true" fo:min-height="13.234cm"/>
    </style:style>
    <style:style style:name="pr179" style:family="presentation" style:parent-style-name="Default-outline1" style:list-style-name="L4">
      <style:graphic-properties draw:fill-color="#ffffff" draw:auto-grow-height="true" fo:min-height="13.234cm"/>
    </style:style>
    <style:style style:name="pr180" style:family="presentation" style:parent-style-name="Default-subtitle" style:list-style-name="L2">
      <style:graphic-properties draw:fill-color="#ffffff" draw:auto-grow-height="true" fo:min-height="13.234cm"/>
    </style:style>
    <style:style style:name="pr181" style:family="presentation" style:parent-style-name="Default-outline1" style:list-style-name="L4">
      <style:graphic-properties draw:fill-color="#ffffff" draw:auto-grow-height="true" fo:min-height="13.234cm"/>
    </style:style>
    <style:style style:name="pr182" style:family="presentation" style:parent-style-name="Default-subtitle" style:list-style-name="L2">
      <style:graphic-properties draw:fill-color="#ffffff" draw:auto-grow-height="true" fo:min-height="13.234cm"/>
    </style:style>
    <style:style style:name="pr183" style:family="presentation" style:parent-style-name="Default-outline1" style:list-style-name="L4">
      <style:graphic-properties draw:fill-color="#ffffff" draw:auto-grow-height="true" fo:min-height="13.234cm"/>
    </style:style>
    <style:style style:name="pr184" style:family="presentation" style:parent-style-name="Default-subtitle" style:list-style-name="L2">
      <style:graphic-properties draw:fill-color="#ffffff" draw:auto-grow-height="true" fo:min-height="13.234cm"/>
    </style:style>
    <style:style style:name="pr185" style:family="presentation" style:parent-style-name="Default-outline1" style:list-style-name="L4">
      <style:graphic-properties draw:fill-color="#ffffff" draw:auto-grow-height="true" fo:min-height="13.234cm"/>
    </style:style>
    <style:style style:name="pr186" style:family="presentation" style:parent-style-name="Default-subtitle" style:list-style-name="L2">
      <style:graphic-properties draw:fill-color="#ffffff" draw:auto-grow-height="true" fo:min-height="13.234cm"/>
    </style:style>
    <style:style style:name="pr187" style:family="presentation" style:parent-style-name="Default-outline1" style:list-style-name="L4">
      <style:graphic-properties draw:fill-color="#ffffff" draw:auto-grow-height="true" fo:min-height="13.234cm"/>
    </style:style>
    <style:style style:name="pr188" style:family="presentation" style:parent-style-name="Default-subtitle" style:list-style-name="L2">
      <style:graphic-properties draw:fill-color="#ffffff" draw:auto-grow-height="true" fo:min-height="13.234cm"/>
    </style:style>
    <style:style style:name="pr189" style:family="presentation" style:parent-style-name="Default-outline1" style:list-style-name="L4">
      <style:graphic-properties draw:fill-color="#ffffff" draw:auto-grow-height="true" fo:min-height="13.234cm"/>
    </style:style>
    <style:style style:name="pr190" style:family="presentation" style:parent-style-name="Default-subtitle" style:list-style-name="L2">
      <style:graphic-properties draw:fill-color="#ffffff" draw:auto-grow-height="true" fo:min-height="13.234cm"/>
    </style:style>
    <style:style style:name="pr191" style:family="presentation" style:parent-style-name="Default-outline1" style:list-style-name="L4">
      <style:graphic-properties draw:fill-color="#ffffff" draw:auto-grow-height="true" fo:min-height="13.234cm"/>
    </style:style>
    <style:style style:name="pr192" style:family="presentation" style:parent-style-name="Default-subtitle" style:list-style-name="L2">
      <style:graphic-properties draw:fill-color="#ffffff" draw:auto-grow-height="true" fo:min-height="13.234cm"/>
    </style:style>
    <style:style style:name="pr193" style:family="presentation" style:parent-style-name="Default-outline1" style:list-style-name="L4">
      <style:graphic-properties draw:fill-color="#ffffff" draw:auto-grow-height="true" fo:min-height="13.234cm"/>
    </style:style>
    <style:style style:name="pr194" style:family="presentation" style:parent-style-name="Default-subtitle" style:list-style-name="L2">
      <style:graphic-properties draw:fill-color="#ffffff" draw:auto-grow-height="true" fo:min-height="13.234cm"/>
    </style:style>
    <style:style style:name="pr195" style:family="presentation" style:parent-style-name="Default-outline1" style:list-style-name="L4">
      <style:graphic-properties draw:fill-color="#ffffff" draw:auto-grow-height="true" fo:min-height="13.234cm"/>
    </style:style>
    <style:style style:name="pr196" style:family="presentation" style:parent-style-name="Default-subtitle" style:list-style-name="L2">
      <style:graphic-properties draw:fill-color="#ffffff" draw:auto-grow-height="true" fo:min-height="13.234cm"/>
    </style:style>
    <style:style style:name="pr197" style:family="presentation" style:parent-style-name="Default-outline1" style:list-style-name="L4">
      <style:graphic-properties draw:fill-color="#ffffff" draw:auto-grow-height="true" fo:min-height="13.234cm"/>
    </style:style>
    <style:style style:name="pr198" style:family="presentation" style:parent-style-name="Default-subtitle" style:list-style-name="L2">
      <style:graphic-properties draw:fill-color="#ffffff" draw:auto-grow-height="true" fo:min-height="13.234cm"/>
    </style:style>
    <style:style style:name="pr199" style:family="presentation" style:parent-style-name="Default-outline1" style:list-style-name="L4">
      <style:graphic-properties draw:fill-color="#ffffff" draw:auto-grow-height="true" fo:min-height="13.234cm"/>
    </style:style>
    <style:style style:name="pr200" style:family="presentation" style:parent-style-name="Default-subtitle" style:list-style-name="L2">
      <style:graphic-properties draw:fill-color="#ffffff" draw:auto-grow-height="true" fo:min-height="13.234cm"/>
    </style:style>
    <style:style style:name="pr201" style:family="presentation" style:parent-style-name="Default-outline1" style:list-style-name="L4">
      <style:graphic-properties draw:fill-color="#ffffff" draw:auto-grow-height="true" fo:min-height="13.234cm"/>
    </style:style>
    <style:style style:name="pr202" style:family="presentation" style:parent-style-name="Default-subtitle" style:list-style-name="L2">
      <style:graphic-properties draw:fill-color="#ffffff" draw:auto-grow-height="true" fo:min-height="13.234cm"/>
    </style:style>
    <style:style style:name="pr203" style:family="presentation" style:parent-style-name="Default-outline1" style:list-style-name="L4">
      <style:graphic-properties draw:fill-color="#ffffff" draw:auto-grow-height="true" fo:min-height="13.234cm"/>
    </style:style>
    <style:style style:name="pr204" style:family="presentation" style:parent-style-name="Default-subtitle" style:list-style-name="L2">
      <style:graphic-properties draw:fill-color="#ffffff" draw:auto-grow-height="true" fo:min-height="13.234cm"/>
    </style:style>
    <style:style style:name="pr205" style:family="presentation" style:parent-style-name="Default-outline1" style:list-style-name="L4">
      <style:graphic-properties draw:fill-color="#ffffff" draw:auto-grow-height="true" fo:min-height="13.234cm"/>
    </style:style>
    <style:style style:name="pr206" style:family="presentation" style:parent-style-name="Default-subtitle" style:list-style-name="L2">
      <style:graphic-properties draw:fill-color="#ffffff" draw:auto-grow-height="true" fo:min-height="13.234cm"/>
    </style:style>
    <style:style style:name="pr207" style:family="presentation" style:parent-style-name="Default-outline1" style:list-style-name="L4">
      <style:graphic-properties draw:fill-color="#ffffff" draw:auto-grow-height="true" fo:min-height="13.234cm"/>
    </style:style>
    <style:style style:name="pr208" style:family="presentation" style:parent-style-name="Default-subtitle" style:list-style-name="L2">
      <style:graphic-properties draw:fill-color="#ffffff" draw:auto-grow-height="true" fo:min-height="13.234cm"/>
    </style:style>
    <style:style style:name="pr209" style:family="presentation" style:parent-style-name="Default-outline1" style:list-style-name="L4">
      <style:graphic-properties draw:fill-color="#ffffff" draw:auto-grow-height="true" fo:min-height="13.234cm"/>
    </style:style>
    <style:style style:name="pr210" style:family="presentation" style:parent-style-name="Default-subtitle" style:list-style-name="L2">
      <style:graphic-properties draw:fill-color="#ffffff" draw:auto-grow-height="true" fo:min-height="13.234cm"/>
    </style:style>
    <style:style style:name="pr211" style:family="presentation" style:parent-style-name="Default-outline1" style:list-style-name="L4">
      <style:graphic-properties draw:fill-color="#ffffff" draw:auto-grow-height="true" fo:min-height="13.234cm"/>
    </style:style>
    <style:style style:name="pr212" style:family="presentation" style:parent-style-name="Default-subtitle" style:list-style-name="L2">
      <style:graphic-properties draw:fill-color="#ffffff" draw:auto-grow-height="true" fo:min-height="13.234cm"/>
    </style:style>
    <style:style style:name="pr213" style:family="presentation" style:parent-style-name="Default-outline1" style:list-style-name="L4">
      <style:graphic-properties draw:fill-color="#ffffff" draw:auto-grow-height="true" fo:min-height="13.234cm"/>
    </style:style>
    <style:style style:name="pr214" style:family="presentation" style:parent-style-name="Default-subtitle" style:list-style-name="L2">
      <style:graphic-properties draw:fill-color="#ffffff" draw:auto-grow-height="true" fo:min-height="13.234cm"/>
    </style:style>
    <style:style style:name="pr215" style:family="presentation" style:parent-style-name="Default-outline1" style:list-style-name="L4">
      <style:graphic-properties draw:fill-color="#ffffff" draw:auto-grow-height="true" fo:min-height="13.234cm"/>
    </style:style>
    <style:style style:name="pr216" style:family="presentation" style:parent-style-name="Default-subtitle" style:list-style-name="L2">
      <style:graphic-properties draw:fill-color="#ffffff" draw:auto-grow-height="true" fo:min-height="13.234cm"/>
    </style:style>
    <style:style style:name="pr217" style:family="presentation" style:parent-style-name="Default-outline1" style:list-style-name="L4">
      <style:graphic-properties draw:fill-color="#ffffff" draw:auto-grow-height="true" fo:min-height="13.234cm"/>
    </style:style>
    <style:style style:name="pr218" style:family="presentation" style:parent-style-name="Default-subtitle" style:list-style-name="L2">
      <style:graphic-properties draw:fill-color="#ffffff" draw:auto-grow-height="true" fo:min-height="13.234cm"/>
    </style:style>
    <style:style style:name="pr219" style:family="presentation" style:parent-style-name="Default-outline1" style:list-style-name="L4">
      <style:graphic-properties draw:fill-color="#ffffff" draw:auto-grow-height="true" fo:min-height="13.234cm"/>
    </style:style>
    <style:style style:name="pr220" style:family="presentation" style:parent-style-name="Default-subtitle" style:list-style-name="L2">
      <style:graphic-properties draw:fill-color="#ffffff" draw:auto-grow-height="true" fo:min-height="13.234cm"/>
    </style:style>
    <style:style style:name="pr221" style:family="presentation" style:parent-style-name="Default-outline1" style:list-style-name="L4">
      <style:graphic-properties draw:fill-color="#ffffff" draw:auto-grow-height="true" fo:min-height="13.234cm"/>
    </style:style>
    <style:style style:name="pr222" style:family="presentation" style:parent-style-name="Default-subtitle" style:list-style-name="L2">
      <style:graphic-properties draw:fill-color="#ffffff" draw:auto-grow-height="true" fo:min-height="13.234cm"/>
    </style:style>
    <style:style style:name="pr223" style:family="presentation" style:parent-style-name="Default-outline1" style:list-style-name="L4">
      <style:graphic-properties draw:fill-color="#ffffff" draw:auto-grow-height="true" fo:min-height="13.234cm"/>
    </style:style>
    <style:style style:name="pr224" style:family="presentation" style:parent-style-name="Default-subtitle" style:list-style-name="L2">
      <style:graphic-properties draw:fill-color="#ffffff" draw:auto-grow-height="true" fo:min-height="13.234cm"/>
    </style:style>
    <style:style style:name="pr225" style:family="presentation" style:parent-style-name="Default-outline1" style:list-style-name="L4">
      <style:graphic-properties draw:fill-color="#ffffff" draw:auto-grow-height="true" fo:min-height="13.234cm"/>
    </style:style>
    <style:style style:name="pr226" style:family="presentation" style:parent-style-name="Default-subtitle" style:list-style-name="L2">
      <style:graphic-properties draw:fill-color="#ffffff" draw:auto-grow-height="true" fo:min-height="13.234cm"/>
    </style:style>
    <style:style style:name="pr227" style:family="presentation" style:parent-style-name="Default-outline1" style:list-style-name="L4">
      <style:graphic-properties draw:fill-color="#ffffff" draw:auto-grow-height="true" fo:min-height="13.234cm"/>
    </style:style>
    <style:style style:name="pr228" style:family="presentation" style:parent-style-name="Default-subtitle" style:list-style-name="L2">
      <style:graphic-properties draw:fill-color="#ffffff" draw:auto-grow-height="true" fo:min-height="13.234cm"/>
    </style:style>
    <style:style style:name="pr229" style:family="presentation" style:parent-style-name="Default-outline1" style:list-style-name="L4">
      <style:graphic-properties draw:fill-color="#ffffff" draw:auto-grow-height="true" fo:min-height="13.234cm"/>
    </style:style>
    <style:style style:name="pr230" style:family="presentation" style:parent-style-name="Default-subtitle" style:list-style-name="L2">
      <style:graphic-properties draw:fill-color="#ffffff" draw:auto-grow-height="true" fo:min-height="13.234cm"/>
    </style:style>
    <style:style style:name="pr231" style:family="presentation" style:parent-style-name="Default-outline1" style:list-style-name="L4">
      <style:graphic-properties draw:fill-color="#ffffff" draw:auto-grow-height="true" fo:min-height="13.234cm"/>
    </style:style>
    <style:style style:name="pr232" style:family="presentation" style:parent-style-name="Default-subtitle" style:list-style-name="L2">
      <style:graphic-properties draw:fill-color="#ffffff" draw:auto-grow-height="true" fo:min-height="13.234cm"/>
    </style:style>
    <style:style style:name="pr233" style:family="presentation" style:parent-style-name="Default-outline1" style:list-style-name="L4">
      <style:graphic-properties draw:fill-color="#ffffff" draw:auto-grow-height="true" fo:min-height="13.234cm"/>
    </style:style>
    <style:style style:name="pr234" style:family="presentation" style:parent-style-name="Default-subtitle" style:list-style-name="L2">
      <style:graphic-properties draw:fill-color="#ffffff" draw:auto-grow-height="true" fo:min-height="13.234cm"/>
    </style:style>
    <style:style style:name="pr235" style:family="presentation" style:parent-style-name="Default-outline1" style:list-style-name="L4">
      <style:graphic-properties draw:fill-color="#ffffff" draw:auto-grow-height="true" fo:min-height="13.234cm"/>
    </style:style>
    <style:style style:name="pr236" style:family="presentation" style:parent-style-name="Default-subtitle" style:list-style-name="L2">
      <style:graphic-properties draw:fill-color="#ffffff" draw:auto-grow-height="true" fo:min-height="13.234cm"/>
    </style:style>
    <style:style style:name="pr237" style:family="presentation" style:parent-style-name="Default-outline1" style:list-style-name="L4">
      <style:graphic-properties draw:fill-color="#ffffff" draw:auto-grow-height="true" fo:min-height="13.234cm"/>
    </style:style>
    <style:style style:name="pr238" style:family="presentation" style:parent-style-name="Default-subtitle" style:list-style-name="L2">
      <style:graphic-properties draw:fill-color="#ffffff" draw:auto-grow-height="true" fo:min-height="13.234cm"/>
    </style:style>
    <style:style style:name="pr239" style:family="presentation" style:parent-style-name="Default-outline1" style:list-style-name="L4">
      <style:graphic-properties draw:fill-color="#ffffff" draw:auto-grow-height="true" fo:min-height="13.234cm"/>
    </style:style>
    <style:style style:name="pr240" style:family="presentation" style:parent-style-name="Default-subtitle" style:list-style-name="L2">
      <style:graphic-properties draw:fill-color="#ffffff" draw:auto-grow-height="true" fo:min-height="13.234cm"/>
    </style:style>
    <style:style style:name="pr241" style:family="presentation" style:parent-style-name="Default-outline1" style:list-style-name="L4">
      <style:graphic-properties draw:fill-color="#ffffff" draw:auto-grow-height="true" fo:min-height="13.234cm"/>
    </style:style>
    <style:style style:name="pr242" style:family="presentation" style:parent-style-name="Default-subtitle" style:list-style-name="L2">
      <style:graphic-properties draw:fill-color="#ffffff" draw:auto-grow-height="true" fo:min-height="13.234cm"/>
    </style:style>
    <style:style style:name="pr243" style:family="presentation" style:parent-style-name="Default-outline1" style:list-style-name="L4">
      <style:graphic-properties draw:fill-color="#ffffff" draw:auto-grow-height="true" fo:min-height="13.234cm"/>
    </style:style>
    <style:style style:name="pr244" style:family="presentation" style:parent-style-name="Default-subtitle" style:list-style-name="L2">
      <style:graphic-properties draw:fill-color="#ffffff" draw:auto-grow-height="true" fo:min-height="13.234cm"/>
    </style:style>
    <style:style style:name="pr245" style:family="presentation" style:parent-style-name="Default-outline1" style:list-style-name="L4">
      <style:graphic-properties draw:fill-color="#ffffff" draw:auto-grow-height="true" fo:min-height="13.234cm"/>
    </style:style>
    <style:style style:name="pr246" style:family="presentation" style:parent-style-name="Default-subtitle" style:list-style-name="L2">
      <style:graphic-properties draw:fill-color="#ffffff" draw:auto-grow-height="true" fo:min-height="13.234cm"/>
    </style:style>
    <style:style style:name="pr247" style:family="presentation" style:parent-style-name="Default-outline1" style:list-style-name="L4">
      <style:graphic-properties draw:fill-color="#ffffff" draw:auto-grow-height="true" fo:min-height="13.234cm"/>
    </style:style>
    <style:style style:name="pr248" style:family="presentation" style:parent-style-name="Default-subtitle" style:list-style-name="L2">
      <style:graphic-properties draw:fill-color="#ffffff" draw:auto-grow-height="true" fo:min-height="13.234cm"/>
    </style:style>
    <style:style style:name="pr249" style:family="presentation" style:parent-style-name="Default-outline1" style:list-style-name="L4">
      <style:graphic-properties draw:fill-color="#ffffff" draw:auto-grow-height="true" fo:min-height="13.234cm"/>
    </style:style>
    <style:style style:name="pr250" style:family="presentation" style:parent-style-name="Default-subtitle" style:list-style-name="L2">
      <style:graphic-properties draw:fill-color="#ffffff" draw:auto-grow-height="true" fo:min-height="13.234cm"/>
    </style:style>
    <style:style style:name="pr251" style:family="presentation" style:parent-style-name="Default-outline1" style:list-style-name="L4">
      <style:graphic-properties draw:fill-color="#ffffff" draw:auto-grow-height="true" fo:min-height="13.234cm"/>
    </style:style>
    <style:style style:name="pr252" style:family="presentation" style:parent-style-name="Default-subtitle" style:list-style-name="L2">
      <style:graphic-properties draw:fill-color="#ffffff" draw:auto-grow-height="true" fo:min-height="13.234cm"/>
    </style:style>
    <style:style style:name="pr253" style:family="presentation" style:parent-style-name="Default-outline1" style:list-style-name="L4">
      <style:graphic-properties draw:fill-color="#ffffff" draw:auto-grow-height="true" fo:min-height="13.234cm"/>
    </style:style>
    <style:style style:name="pr254" style:family="presentation" style:parent-style-name="Default-subtitle" style:list-style-name="L2">
      <style:graphic-properties draw:fill-color="#ffffff" draw:auto-grow-height="true" fo:min-height="13.234cm"/>
    </style:style>
    <style:style style:name="pr255" style:family="presentation" style:parent-style-name="Default-outline1" style:list-style-name="L4">
      <style:graphic-properties draw:fill-color="#ffffff" draw:auto-grow-height="true" fo:min-height="13.234cm"/>
    </style:style>
    <style:style style:name="pr256" style:family="presentation" style:parent-style-name="Default-subtitle" style:list-style-name="L2">
      <style:graphic-properties draw:fill-color="#ffffff" draw:auto-grow-height="true" fo:min-height="13.234cm"/>
    </style:style>
    <style:style style:name="pr257" style:family="presentation" style:parent-style-name="Default-outline1" style:list-style-name="L4">
      <style:graphic-properties draw:fill-color="#ffffff" draw:auto-grow-height="true" fo:min-height="13.234cm"/>
    </style:style>
    <style:style style:name="pr258" style:family="presentation" style:parent-style-name="Default-subtitle" style:list-style-name="L2">
      <style:graphic-properties draw:fill-color="#ffffff" draw:auto-grow-height="true" fo:min-height="13.234cm"/>
    </style:style>
    <style:style style:name="pr259" style:family="presentation" style:parent-style-name="Default-outline1" style:list-style-name="L4">
      <style:graphic-properties draw:fill-color="#ffffff" draw:auto-grow-height="true" fo:min-height="13.234cm"/>
    </style:style>
    <style:style style:name="pr260" style:family="presentation" style:parent-style-name="Default-subtitle" style:list-style-name="L2">
      <style:graphic-properties draw:fill-color="#ffffff" draw:auto-grow-height="true" fo:min-height="13.234cm"/>
    </style:style>
    <style:style style:name="pr261" style:family="presentation" style:parent-style-name="Default-outline1" style:list-style-name="L4">
      <style:graphic-properties draw:fill-color="#ffffff" draw:auto-grow-height="true" fo:min-height="13.234cm"/>
    </style:style>
    <style:style style:name="pr262" style:family="presentation" style:parent-style-name="Default-subtitle" style:list-style-name="L2">
      <style:graphic-properties draw:fill-color="#ffffff" draw:auto-grow-height="true" fo:min-height="13.234cm"/>
    </style:style>
    <style:style style:name="pr263" style:family="presentation" style:parent-style-name="Default-outline1" style:list-style-name="L4">
      <style:graphic-properties draw:fill-color="#ffffff" draw:auto-grow-height="true" fo:min-height="13.234cm"/>
    </style:style>
    <style:style style:name="pr264" style:family="presentation" style:parent-style-name="Default-subtitle" style:list-style-name="L2">
      <style:graphic-properties draw:fill-color="#ffffff" draw:auto-grow-height="true" fo:min-height="13.234cm"/>
    </style:style>
    <style:style style:name="pr265" style:family="presentation" style:parent-style-name="Default-outline1" style:list-style-name="L4">
      <style:graphic-properties draw:fill-color="#ffffff" draw:auto-grow-height="true" fo:min-height="13.234cm"/>
    </style:style>
    <style:style style:name="pr266" style:family="presentation" style:parent-style-name="Default-subtitle" style:list-style-name="L2">
      <style:graphic-properties draw:fill-color="#ffffff" draw:auto-grow-height="true" fo:min-height="13.234cm"/>
    </style:style>
    <style:style style:name="pr267" style:family="presentation" style:parent-style-name="Default-outline1" style:list-style-name="L4">
      <style:graphic-properties draw:fill-color="#ffffff" draw:auto-grow-height="true" fo:min-height="13.234cm"/>
    </style:style>
    <style:style style:name="pr268" style:family="presentation" style:parent-style-name="Default-subtitle" style:list-style-name="L2">
      <style:graphic-properties draw:fill-color="#ffffff" draw:auto-grow-height="true" fo:min-height="13.234cm"/>
    </style:style>
    <style:style style:name="pr269" style:family="presentation" style:parent-style-name="Default-outline1" style:list-style-name="L4">
      <style:graphic-properties draw:fill-color="#ffffff" draw:auto-grow-height="true" fo:min-height="13.234cm"/>
    </style:style>
    <style:style style:name="pr270" style:family="presentation" style:parent-style-name="Default-subtitle" style:list-style-name="L2">
      <style:graphic-properties draw:fill-color="#ffffff" draw:auto-grow-height="true" fo:min-height="13.234cm"/>
    </style:style>
    <style:style style:name="pr271" style:family="presentation" style:parent-style-name="Default-outline1" style:list-style-name="L4">
      <style:graphic-properties draw:fill-color="#ffffff" draw:auto-grow-height="true" fo:min-height="13.234cm"/>
    </style:style>
    <style:style style:name="pr272" style:family="presentation" style:parent-style-name="Default-subtitle" style:list-style-name="L2">
      <style:graphic-properties draw:fill-color="#ffffff" draw:auto-grow-height="true" fo:min-height="13.234cm"/>
    </style:style>
    <style:style style:name="pr273" style:family="presentation" style:parent-style-name="Default-outline1" style:list-style-name="L4">
      <style:graphic-properties draw:fill-color="#ffffff" draw:auto-grow-height="true" fo:min-height="13.234cm"/>
    </style:style>
    <style:style style:name="pr274" style:family="presentation" style:parent-style-name="Default-subtitle" style:list-style-name="L2">
      <style:graphic-properties draw:fill-color="#ffffff" draw:auto-grow-height="true" fo:min-height="13.234cm"/>
    </style:style>
    <style:style style:name="pr275" style:family="presentation" style:parent-style-name="Default-outline1" style:list-style-name="L4">
      <style:graphic-properties draw:fill-color="#ffffff" draw:auto-grow-height="true" fo:min-height="13.234cm"/>
    </style:style>
    <style:style style:name="pr276" style:family="presentation" style:parent-style-name="Default-subtitle" style:list-style-name="L2">
      <style:graphic-properties draw:fill-color="#ffffff" draw:auto-grow-height="true" fo:min-height="13.234cm"/>
    </style:style>
    <style:style style:name="pr277" style:family="presentation" style:parent-style-name="Default-outline1" style:list-style-name="L4">
      <style:graphic-properties draw:fill-color="#ffffff" draw:auto-grow-height="true" fo:min-height="13.234cm"/>
    </style:style>
    <style:style style:name="pr278" style:family="presentation" style:parent-style-name="Default-subtitle" style:list-style-name="L2">
      <style:graphic-properties draw:fill-color="#ffffff" draw:auto-grow-height="true" fo:min-height="13.234cm"/>
    </style:style>
    <style:style style:name="pr279" style:family="presentation" style:parent-style-name="Default-outline1" style:list-style-name="L4">
      <style:graphic-properties draw:fill-color="#ffffff" draw:auto-grow-height="true" fo:min-height="13.234cm"/>
    </style:style>
    <style:style style:name="pr280" style:family="presentation" style:parent-style-name="Default-subtitle" style:list-style-name="L2">
      <style:graphic-properties draw:fill-color="#ffffff" draw:auto-grow-height="true" fo:min-height="13.234cm"/>
    </style:style>
    <style:style style:name="pr281" style:family="presentation" style:parent-style-name="Default-outline1" style:list-style-name="L4">
      <style:graphic-properties draw:fill-color="#ffffff" draw:auto-grow-height="true" fo:min-height="13.234cm"/>
    </style:style>
    <style:style style:name="pr282" style:family="presentation" style:parent-style-name="Default-subtitle" style:list-style-name="L2">
      <style:graphic-properties draw:fill-color="#ffffff" draw:auto-grow-height="true" fo:min-height="13.234cm"/>
    </style:style>
    <style:style style:name="pr283" style:family="presentation" style:parent-style-name="Default-outline1" style:list-style-name="L4">
      <style:graphic-properties draw:fill-color="#ffffff" draw:auto-grow-height="true" fo:min-height="13.234cm"/>
    </style:style>
    <style:style style:name="pr284" style:family="presentation" style:parent-style-name="Default-subtitle" style:list-style-name="L2">
      <style:graphic-properties draw:fill-color="#ffffff" draw:auto-grow-height="true" fo:min-height="13.234cm"/>
    </style:style>
    <style:style style:name="pr285" style:family="presentation" style:parent-style-name="Default-outline1" style:list-style-name="L4">
      <style:graphic-properties draw:fill-color="#ffffff" draw:auto-grow-height="true" fo:min-height="13.234cm"/>
    </style:style>
    <style:style style:name="pr286" style:family="presentation" style:parent-style-name="Default-subtitle" style:list-style-name="L2">
      <style:graphic-properties draw:fill-color="#ffffff" draw:auto-grow-height="true" fo:min-height="13.234cm"/>
    </style:style>
    <style:style style:name="pr287" style:family="presentation" style:parent-style-name="Default-outline1" style:list-style-name="L4">
      <style:graphic-properties draw:fill-color="#ffffff" draw:auto-grow-height="true" fo:min-height="13.234cm"/>
    </style:style>
    <style:style style:name="pr288" style:family="presentation" style:parent-style-name="Default-subtitle" style:list-style-name="L2">
      <style:graphic-properties draw:fill-color="#ffffff" draw:auto-grow-height="true" fo:min-height="13.234cm"/>
    </style:style>
    <style:style style:name="pr289" style:family="presentation" style:parent-style-name="Default-outline1" style:list-style-name="L4">
      <style:graphic-properties draw:fill-color="#ffffff" draw:auto-grow-height="true" fo:min-height="13.234cm"/>
    </style:style>
    <style:style style:name="pr290" style:family="presentation" style:parent-style-name="Default-subtitle" style:list-style-name="L2">
      <style:graphic-properties draw:fill-color="#ffffff" draw:auto-grow-height="true" fo:min-height="13.234cm"/>
    </style:style>
    <style:style style:name="pr291" style:family="presentation" style:parent-style-name="Default-outline1" style:list-style-name="L4">
      <style:graphic-properties draw:fill-color="#ffffff" draw:auto-grow-height="true" fo:min-height="13.234cm"/>
    </style:style>
    <style:style style:name="pr292" style:family="presentation" style:parent-style-name="Default-subtitle" style:list-style-name="L2">
      <style:graphic-properties draw:fill-color="#ffffff" draw:auto-grow-height="true" fo:min-height="13.234cm"/>
    </style:style>
    <style:style style:name="pr293" style:family="presentation" style:parent-style-name="Default-outline1" style:list-style-name="L4">
      <style:graphic-properties draw:fill-color="#ffffff" draw:auto-grow-height="true" fo:min-height="13.234cm"/>
    </style:style>
    <style:style style:name="pr294" style:family="presentation" style:parent-style-name="Default-subtitle" style:list-style-name="L2">
      <style:graphic-properties draw:fill-color="#ffffff" draw:auto-grow-height="true" fo:min-height="13.234cm"/>
    </style:style>
    <style:style style:name="pr295" style:family="presentation" style:parent-style-name="Default-outline1" style:list-style-name="L4">
      <style:graphic-properties draw:fill-color="#ffffff" draw:auto-grow-height="true" fo:min-height="13.234cm"/>
    </style:style>
    <style:style style:name="pr296" style:family="presentation" style:parent-style-name="Default-subtitle" style:list-style-name="L2">
      <style:graphic-properties draw:fill-color="#ffffff" draw:auto-grow-height="true" fo:min-height="13.234cm"/>
    </style:style>
    <style:style style:name="pr297" style:family="presentation" style:parent-style-name="Default-outline1" style:list-style-name="L4">
      <style:graphic-properties draw:fill-color="#ffffff" draw:auto-grow-height="true" fo:min-height="13.234cm"/>
    </style:style>
    <style:style style:name="pr298" style:family="presentation" style:parent-style-name="Default-subtitle" style:list-style-name="L2">
      <style:graphic-properties draw:fill-color="#ffffff" draw:auto-grow-height="true" fo:min-height="13.234cm"/>
    </style:style>
    <style:style style:name="pr299" style:family="presentation" style:parent-style-name="Default-outline1" style:list-style-name="L4">
      <style:graphic-properties draw:fill-color="#ffffff" draw:auto-grow-height="true" fo:min-height="13.234cm"/>
    </style:style>
    <style:style style:name="pr300" style:family="presentation" style:parent-style-name="Default-subtitle" style:list-style-name="L2">
      <style:graphic-properties draw:fill-color="#ffffff" draw:auto-grow-height="true" fo:min-height="13.234cm"/>
    </style:style>
    <style:style style:name="pr301" style:family="presentation" style:parent-style-name="Default-outline1" style:list-style-name="L4">
      <style:graphic-properties draw:fill-color="#ffffff" draw:auto-grow-height="true" fo:min-height="13.234cm"/>
    </style:style>
    <style:style style:name="pr302" style:family="presentation" style:parent-style-name="Default-subtitle" style:list-style-name="L2">
      <style:graphic-properties draw:fill-color="#ffffff" draw:auto-grow-height="true" fo:min-height="13.234cm"/>
    </style:style>
    <style:style style:name="pr303" style:family="presentation" style:parent-style-name="Default-outline1" style:list-style-name="L4">
      <style:graphic-properties draw:fill-color="#ffffff" draw:auto-grow-height="true" fo:min-height="13.234cm"/>
    </style:style>
    <style:style style:name="pr304" style:family="presentation" style:parent-style-name="Default-subtitle" style:list-style-name="L2">
      <style:graphic-properties draw:fill-color="#ffffff" draw:auto-grow-height="true" fo:min-height="13.234cm"/>
    </style:style>
    <style:style style:name="pr305" style:family="presentation" style:parent-style-name="Default-outline1" style:list-style-name="L4">
      <style:graphic-properties draw:fill-color="#ffffff" draw:auto-grow-height="true" fo:min-height="13.234cm"/>
    </style:style>
    <style:style style:name="pr306" style:family="presentation" style:parent-style-name="Default-subtitle" style:list-style-name="L2">
      <style:graphic-properties draw:fill-color="#ffffff" draw:auto-grow-height="true" fo:min-height="13.234cm"/>
    </style:style>
    <style:style style:name="pr307" style:family="presentation" style:parent-style-name="Default-outline1" style:list-style-name="L4">
      <style:graphic-properties draw:fill-color="#ffffff" draw:auto-grow-height="true" fo:min-height="13.234cm"/>
    </style:style>
    <style:style style:name="pr308" style:family="presentation" style:parent-style-name="Default-subtitle" style:list-style-name="L2">
      <style:graphic-properties draw:fill-color="#ffffff" draw:auto-grow-height="true" fo:min-height="13.234cm"/>
    </style:style>
    <style:style style:name="pr309" style:family="presentation" style:parent-style-name="Default-outline1" style:list-style-name="L4">
      <style:graphic-properties draw:fill-color="#ffffff" draw:auto-grow-height="true" fo:min-height="13.234cm"/>
    </style:style>
    <style:style style:name="pr310" style:family="presentation" style:parent-style-name="Default-subtitle" style:list-style-name="L2">
      <style:graphic-properties draw:fill-color="#ffffff" draw:auto-grow-height="true" fo:min-height="13.234cm"/>
    </style:style>
    <style:style style:name="pr311" style:family="presentation" style:parent-style-name="Default-outline1" style:list-style-name="L4">
      <style:graphic-properties draw:fill-color="#ffffff" draw:auto-grow-height="true" fo:min-height="13.234cm"/>
    </style:style>
    <style:style style:name="pr312" style:family="presentation" style:parent-style-name="Default-subtitle" style:list-style-name="L2">
      <style:graphic-properties draw:fill-color="#ffffff" draw:auto-grow-height="true" fo:min-height="13.234cm"/>
    </style:style>
    <style:style style:name="pr313" style:family="presentation" style:parent-style-name="Default-outline1" style:list-style-name="L4">
      <style:graphic-properties draw:fill-color="#ffffff" draw:auto-grow-height="true" fo:min-height="13.234cm"/>
    </style:style>
    <style:style style:name="pr314" style:family="presentation" style:parent-style-name="Default-subtitle" style:list-style-name="L2">
      <style:graphic-properties draw:fill-color="#ffffff" draw:auto-grow-height="true" fo:min-height="13.234cm"/>
    </style:style>
    <style:style style:name="pr315" style:family="presentation" style:parent-style-name="Default-outline1" style:list-style-name="L4">
      <style:graphic-properties draw:fill-color="#ffffff" draw:auto-grow-height="true" fo:min-height="13.234cm"/>
    </style:style>
    <style:style style:name="pr316" style:family="presentation" style:parent-style-name="Default-subtitle" style:list-style-name="L2">
      <style:graphic-properties draw:fill-color="#ffffff" draw:auto-grow-height="true" fo:min-height="13.234cm"/>
    </style:style>
    <style:style style:name="pr317" style:family="presentation" style:parent-style-name="Default-outline1" style:list-style-name="L4">
      <style:graphic-properties draw:fill-color="#ffffff" draw:auto-grow-height="true" fo:min-height="13.234cm"/>
    </style:style>
    <style:style style:name="pr318" style:family="presentation" style:parent-style-name="Default-subtitle" style:list-style-name="L2">
      <style:graphic-properties draw:fill-color="#ffffff" draw:auto-grow-height="true" fo:min-height="13.234cm"/>
    </style:style>
    <style:style style:name="pr319" style:family="presentation" style:parent-style-name="Default-outline1" style:list-style-name="L4">
      <style:graphic-properties draw:fill-color="#ffffff" draw:auto-grow-height="true" fo:min-height="13.234cm"/>
    </style:style>
    <style:style style:name="pr320" style:family="presentation" style:parent-style-name="Default-subtitle" style:list-style-name="L2">
      <style:graphic-properties draw:fill-color="#ffffff" draw:auto-grow-height="true" fo:min-height="13.234cm"/>
    </style:style>
    <style:style style:name="pr321" style:family="presentation" style:parent-style-name="Default-outline1" style:list-style-name="L4">
      <style:graphic-properties draw:fill-color="#ffffff" draw:auto-grow-height="true" fo:min-height="13.234cm"/>
    </style:style>
    <style:style style:name="pr322" style:family="presentation" style:parent-style-name="Default-subtitle" style:list-style-name="L2">
      <style:graphic-properties draw:fill-color="#ffffff" draw:auto-grow-height="true" fo:min-height="13.234cm"/>
    </style:style>
    <style:style style:name="pr323" style:family="presentation" style:parent-style-name="Default-outline1" style:list-style-name="L4">
      <style:graphic-properties draw:fill-color="#ffffff" draw:auto-grow-height="true" fo:min-height="13.234cm"/>
    </style:style>
    <style:style style:name="pr324" style:family="presentation" style:parent-style-name="Default-subtitle" style:list-style-name="L2">
      <style:graphic-properties draw:fill-color="#ffffff" draw:auto-grow-height="true" fo:min-height="13.234cm"/>
    </style:style>
    <style:style style:name="pr325" style:family="presentation" style:parent-style-name="Default-outline1" style:list-style-name="L4">
      <style:graphic-properties draw:fill-color="#ffffff" draw:auto-grow-height="true" fo:min-height="13.234cm"/>
    </style:style>
    <style:style style:name="pr326" style:family="presentation" style:parent-style-name="Default-subtitle" style:list-style-name="L2">
      <style:graphic-properties draw:fill-color="#ffffff" draw:auto-grow-height="true" fo:min-height="13.234cm"/>
    </style:style>
    <style:style style:name="pr327" style:family="presentation" style:parent-style-name="Default-outline1" style:list-style-name="L4">
      <style:graphic-properties draw:fill-color="#ffffff" draw:auto-grow-height="true" fo:min-height="13.234cm"/>
    </style:style>
    <style:style style:name="pr328" style:family="presentation" style:parent-style-name="Default-subtitle" style:list-style-name="L2">
      <style:graphic-properties draw:fill-color="#ffffff" draw:auto-grow-height="true" fo:min-height="13.234cm"/>
    </style:style>
    <style:style style:name="pr329" style:family="presentation" style:parent-style-name="Default-outline1" style:list-style-name="L4">
      <style:graphic-properties draw:fill-color="#ffffff" draw:auto-grow-height="true" fo:min-height="13.234cm"/>
    </style:style>
    <style:style style:name="pr330" style:family="presentation" style:parent-style-name="Default-subtitle" style:list-style-name="L2">
      <style:graphic-properties draw:fill-color="#ffffff" draw:auto-grow-height="true" fo:min-height="13.234cm"/>
    </style:style>
    <style:style style:name="pr331" style:family="presentation" style:parent-style-name="Default-outline1" style:list-style-name="L4">
      <style:graphic-properties draw:fill-color="#ffffff" draw:auto-grow-height="true" fo:min-height="13.234cm"/>
    </style:style>
    <style:style style:name="pr332" style:family="presentation" style:parent-style-name="Default-subtitle" style:list-style-name="L2">
      <style:graphic-properties draw:fill-color="#ffffff" draw:auto-grow-height="true" fo:min-height="13.234cm"/>
    </style:style>
    <style:style style:name="pr333" style:family="presentation" style:parent-style-name="Default-outline1" style:list-style-name="L4">
      <style:graphic-properties draw:fill-color="#ffffff" draw:auto-grow-height="true" fo:min-height="13.234cm"/>
    </style:style>
    <style:style style:name="pr334" style:family="presentation" style:parent-style-name="Default-subtitle" style:list-style-name="L2">
      <style:graphic-properties draw:fill-color="#ffffff" draw:auto-grow-height="true" fo:min-height="13.234cm"/>
    </style:style>
    <style:style style:name="pr335" style:family="presentation" style:parent-style-name="Default-outline1" style:list-style-name="L4">
      <style:graphic-properties draw:fill-color="#ffffff" draw:auto-grow-height="true" fo:min-height="13.234cm"/>
    </style:style>
    <style:style style:name="pr336" style:family="presentation" style:parent-style-name="Default-subtitle" style:list-style-name="L2">
      <style:graphic-properties draw:fill-color="#ffffff" draw:auto-grow-height="true" fo:min-height="13.234cm"/>
    </style:style>
    <style:style style:name="pr337" style:family="presentation" style:parent-style-name="Default-outline1" style:list-style-name="L4">
      <style:graphic-properties draw:fill-color="#ffffff" draw:auto-grow-height="true" fo:min-height="13.234cm"/>
    </style:style>
    <style:style style:name="pr338" style:family="presentation" style:parent-style-name="Default-subtitle" style:list-style-name="L2">
      <style:graphic-properties draw:fill-color="#ffffff" draw:auto-grow-height="true" fo:min-height="13.234cm"/>
    </style:style>
    <style:style style:name="pr339" style:family="presentation" style:parent-style-name="Default-outline1" style:list-style-name="L4">
      <style:graphic-properties draw:fill-color="#ffffff" draw:auto-grow-height="true" fo:min-height="13.234cm"/>
    </style:style>
    <style:style style:name="pr340" style:family="presentation" style:parent-style-name="Default-subtitle" style:list-style-name="L2">
      <style:graphic-properties draw:fill-color="#ffffff" draw:auto-grow-height="true" fo:min-height="13.234cm"/>
    </style:style>
    <style:style style:name="pr341" style:family="presentation" style:parent-style-name="Default-outline1" style:list-style-name="L4">
      <style:graphic-properties draw:fill-color="#ffffff" draw:auto-grow-height="true" fo:min-height="13.234cm"/>
    </style:style>
    <style:style style:name="pr342" style:family="presentation" style:parent-style-name="Default-subtitle" style:list-style-name="L2">
      <style:graphic-properties draw:fill-color="#ffffff" draw:auto-grow-height="true" fo:min-height="13.234cm"/>
    </style:style>
    <style:style style:name="pr343" style:family="presentation" style:parent-style-name="Default-outline1" style:list-style-name="L4">
      <style:graphic-properties draw:fill-color="#ffffff" draw:auto-grow-height="true" fo:min-height="13.234cm"/>
    </style:style>
    <style:style style:name="pr344" style:family="presentation" style:parent-style-name="Default-subtitle" style:list-style-name="L2">
      <style:graphic-properties draw:fill-color="#ffffff" draw:auto-grow-height="true" fo:min-height="13.234cm"/>
    </style:style>
    <style:style style:name="pr345" style:family="presentation" style:parent-style-name="Default-outline1" style:list-style-name="L4">
      <style:graphic-properties draw:fill-color="#ffffff" draw:auto-grow-height="true" fo:min-height="13.234cm"/>
    </style:style>
    <style:style style:name="pr346" style:family="presentation" style:parent-style-name="Default-subtitle" style:list-style-name="L2">
      <style:graphic-properties draw:fill-color="#ffffff" draw:auto-grow-height="true" fo:min-height="13.234cm"/>
    </style:style>
    <style:style style:name="pr347" style:family="presentation" style:parent-style-name="Default-outline1" style:list-style-name="L4">
      <style:graphic-properties draw:fill-color="#ffffff" draw:auto-grow-height="true" fo:min-height="13.234cm"/>
    </style:style>
    <style:style style:name="pr348" style:family="presentation" style:parent-style-name="Default-subtitle" style:list-style-name="L2">
      <style:graphic-properties draw:fill-color="#ffffff" draw:auto-grow-height="true" fo:min-height="13.234cm"/>
    </style:style>
    <style:style style:name="pr349" style:family="presentation" style:parent-style-name="Default-outline1" style:list-style-name="L4">
      <style:graphic-properties draw:fill-color="#ffffff" draw:auto-grow-height="true" fo:min-height="13.234cm"/>
    </style:style>
    <style:style style:name="pr350" style:family="presentation" style:parent-style-name="Default-subtitle" style:list-style-name="L2">
      <style:graphic-properties draw:fill-color="#ffffff" draw:auto-grow-height="true" fo:min-height="13.234cm"/>
    </style:style>
    <style:style style:name="pr351" style:family="presentation" style:parent-style-name="Default-outline1" style:list-style-name="L4">
      <style:graphic-properties draw:fill-color="#ffffff" draw:auto-grow-height="true" fo:min-height="13.234cm"/>
    </style:style>
    <style:style style:name="pr352" style:family="presentation" style:parent-style-name="Default-subtitle" style:list-style-name="L2">
      <style:graphic-properties draw:fill-color="#ffffff" draw:auto-grow-height="true" fo:min-height="13.234cm"/>
    </style:style>
    <style:style style:name="pr353" style:family="presentation" style:parent-style-name="Default-outline1" style:list-style-name="L4">
      <style:graphic-properties draw:fill-color="#ffffff" draw:auto-grow-height="true" fo:min-height="13.234cm"/>
    </style:style>
    <style:style style:name="pr354" style:family="presentation" style:parent-style-name="Default-subtitle" style:list-style-name="L2">
      <style:graphic-properties draw:fill-color="#ffffff" draw:auto-grow-height="true" fo:min-height="13.234cm"/>
    </style:style>
    <style:style style:name="pr355" style:family="presentation" style:parent-style-name="Default-outline1" style:list-style-name="L4">
      <style:graphic-properties draw:fill-color="#ffffff" draw:auto-grow-height="true" fo:min-height="13.234cm"/>
    </style:style>
    <style:style style:name="pr356" style:family="presentation" style:parent-style-name="Default-subtitle" style:list-style-name="L2">
      <style:graphic-properties draw:fill-color="#ffffff" draw:auto-grow-height="true" fo:min-height="13.234cm"/>
    </style:style>
    <style:style style:name="pr357" style:family="presentation" style:parent-style-name="Default-outline1" style:list-style-name="L4">
      <style:graphic-properties draw:fill-color="#ffffff" draw:auto-grow-height="true" fo:min-height="13.234cm"/>
    </style:style>
    <style:style style:name="pr358" style:family="presentation" style:parent-style-name="Default-subtitle" style:list-style-name="L2">
      <style:graphic-properties draw:fill-color="#ffffff" draw:auto-grow-height="true" fo:min-height="13.234cm"/>
    </style:style>
    <style:style style:name="pr359" style:family="presentation" style:parent-style-name="Default-outline1" style:list-style-name="L4">
      <style:graphic-properties draw:fill-color="#ffffff" draw:auto-grow-height="true" fo:min-height="13.234cm"/>
    </style:style>
    <style:style style:name="pr360" style:family="presentation" style:parent-style-name="Default-subtitle" style:list-style-name="L2">
      <style:graphic-properties draw:fill-color="#ffffff" draw:auto-grow-height="true" fo:min-height="13.234cm"/>
    </style:style>
    <style:style style:name="pr361" style:family="presentation" style:parent-style-name="Default-outline1" style:list-style-name="L4">
      <style:graphic-properties draw:fill-color="#ffffff" draw:auto-grow-height="true" fo:min-height="13.234cm"/>
    </style:style>
    <style:style style:name="pr362" style:family="presentation" style:parent-style-name="Default-subtitle" style:list-style-name="L2">
      <style:graphic-properties draw:fill-color="#ffffff" draw:auto-grow-height="true" fo:min-height="13.234cm"/>
    </style:style>
    <style:style style:name="pr363" style:family="presentation" style:parent-style-name="Default-outline1" style:list-style-name="L4">
      <style:graphic-properties draw:fill-color="#ffffff" draw:auto-grow-height="true" fo:min-height="13.234cm"/>
    </style:style>
    <style:style style:name="pr364" style:family="presentation" style:parent-style-name="Default-subtitle" style:list-style-name="L2">
      <style:graphic-properties draw:fill-color="#ffffff" draw:auto-grow-height="true" fo:min-height="13.234cm"/>
    </style:style>
    <style:style style:name="pr365" style:family="presentation" style:parent-style-name="Default-outline1" style:list-style-name="L4">
      <style:graphic-properties draw:fill-color="#ffffff" draw:auto-grow-height="true" fo:min-height="13.234cm"/>
    </style:style>
    <style:style style:name="pr366" style:family="presentation" style:parent-style-name="Default-subtitle" style:list-style-name="L2">
      <style:graphic-properties draw:fill-color="#ffffff" draw:auto-grow-height="true" fo:min-height="13.234cm"/>
    </style:style>
    <style:style style:name="pr367" style:family="presentation" style:parent-style-name="Default-outline1" style:list-style-name="L4">
      <style:graphic-properties draw:fill-color="#ffffff" draw:auto-grow-height="true" fo:min-height="13.234cm"/>
    </style:style>
    <style:style style:name="pr368" style:family="presentation" style:parent-style-name="Default-subtitle" style:list-style-name="L2">
      <style:graphic-properties draw:fill-color="#ffffff" draw:auto-grow-height="true" fo:min-height="13.234cm"/>
    </style:style>
    <style:style style:name="pr369" style:family="presentation" style:parent-style-name="Default-outline1" style:list-style-name="L4">
      <style:graphic-properties draw:fill-color="#ffffff" draw:auto-grow-height="true" fo:min-height="13.234cm"/>
    </style:style>
    <style:style style:name="pr370" style:family="presentation" style:parent-style-name="Default-subtitle" style:list-style-name="L2">
      <style:graphic-properties draw:fill-color="#ffffff" draw:auto-grow-height="true" fo:min-height="13.234cm"/>
    </style:style>
    <style:style style:name="pr371" style:family="presentation" style:parent-style-name="Default-outline1" style:list-style-name="L4">
      <style:graphic-properties draw:fill-color="#ffffff" draw:auto-grow-height="true" fo:min-height="13.234cm"/>
    </style:style>
    <style:style style:name="pr372" style:family="presentation" style:parent-style-name="Default-subtitle" style:list-style-name="L2">
      <style:graphic-properties draw:fill-color="#ffffff" draw:auto-grow-height="true" fo:min-height="13.234cm"/>
    </style:style>
    <style:style style:name="pr373" style:family="presentation" style:parent-style-name="Default-outline1" style:list-style-name="L4">
      <style:graphic-properties draw:fill-color="#ffffff" draw:auto-grow-height="true" fo:min-height="13.234cm"/>
    </style:style>
    <style:style style:name="pr374" style:family="presentation" style:parent-style-name="Default-subtitle" style:list-style-name="L2">
      <style:graphic-properties draw:fill-color="#ffffff" draw:auto-grow-height="true" fo:min-height="13.234cm"/>
    </style:style>
    <style:style style:name="pr375" style:family="presentation" style:parent-style-name="Default-outline1" style:list-style-name="L4">
      <style:graphic-properties draw:fill-color="#ffffff" draw:auto-grow-height="true" fo:min-height="13.234cm"/>
    </style:style>
    <style:style style:name="pr376" style:family="presentation" style:parent-style-name="Default-subtitle" style:list-style-name="L2">
      <style:graphic-properties draw:fill-color="#ffffff" draw:auto-grow-height="true" fo:min-height="13.234cm"/>
    </style:style>
    <style:style style:name="pr377" style:family="presentation" style:parent-style-name="Default-outline1" style:list-style-name="L4">
      <style:graphic-properties draw:fill-color="#ffffff" draw:auto-grow-height="true" fo:min-height="13.234cm"/>
    </style:style>
    <style:style style:name="pr378" style:family="presentation" style:parent-style-name="Default-subtitle" style:list-style-name="L2">
      <style:graphic-properties draw:fill-color="#ffffff" draw:auto-grow-height="true" fo:min-height="13.234cm"/>
    </style:style>
    <style:style style:name="pr379" style:family="presentation" style:parent-style-name="Default-outline1" style:list-style-name="L4">
      <style:graphic-properties draw:fill-color="#ffffff" draw:auto-grow-height="true" fo:min-height="13.234cm"/>
    </style:style>
    <style:style style:name="pr380" style:family="presentation" style:parent-style-name="Default-subtitle" style:list-style-name="L2">
      <style:graphic-properties draw:fill-color="#ffffff" draw:auto-grow-height="true" fo:min-height="13.234cm"/>
    </style:style>
    <style:style style:name="pr381" style:family="presentation" style:parent-style-name="Default-outline1" style:list-style-name="L4">
      <style:graphic-properties draw:fill-color="#ffffff" draw:auto-grow-height="true" fo:min-height="13.234cm"/>
    </style:style>
    <style:style style:name="pr382" style:family="presentation" style:parent-style-name="Default-subtitle" style:list-style-name="L2">
      <style:graphic-properties draw:fill-color="#ffffff" draw:auto-grow-height="true" fo:min-height="13.234cm"/>
    </style:style>
    <style:style style:name="pr383" style:family="presentation" style:parent-style-name="Default-outline1" style:list-style-name="L4">
      <style:graphic-properties draw:fill-color="#ffffff" draw:auto-grow-height="true" fo:min-height="13.234cm"/>
    </style:style>
    <style:style style:name="pr384" style:family="presentation" style:parent-style-name="Default-subtitle" style:list-style-name="L2">
      <style:graphic-properties draw:fill-color="#ffffff" draw:auto-grow-height="true" fo:min-height="13.234cm"/>
    </style:style>
    <style:style style:name="pr385" style:family="presentation" style:parent-style-name="Default-outline1" style:list-style-name="L4">
      <style:graphic-properties draw:fill-color="#ffffff" draw:auto-grow-height="true" fo:min-height="13.234cm"/>
    </style:style>
    <style:style style:name="pr386" style:family="presentation" style:parent-style-name="Default-subtitle" style:list-style-name="L2">
      <style:graphic-properties draw:fill-color="#ffffff" draw:auto-grow-height="true" fo:min-height="13.234cm"/>
    </style:style>
    <style:style style:name="pr387" style:family="presentation" style:parent-style-name="Default-outline1" style:list-style-name="L4">
      <style:graphic-properties draw:fill-color="#ffffff" draw:auto-grow-height="true" fo:min-height="13.234cm"/>
    </style:style>
    <style:style style:name="pr388" style:family="presentation" style:parent-style-name="Default-subtitle" style:list-style-name="L2">
      <style:graphic-properties draw:fill-color="#ffffff" draw:auto-grow-height="true" fo:min-height="13.234cm"/>
    </style:style>
    <style:style style:name="pr389" style:family="presentation" style:parent-style-name="Default-outline1" style:list-style-name="L4">
      <style:graphic-properties draw:fill-color="#ffffff" draw:auto-grow-height="true" fo:min-height="13.234cm"/>
    </style:style>
    <style:style style:name="pr390" style:family="presentation" style:parent-style-name="Default-subtitle" style:list-style-name="L2">
      <style:graphic-properties draw:fill-color="#ffffff" draw:auto-grow-height="true" fo:min-height="13.234cm"/>
    </style:style>
    <style:style style:name="pr391" style:family="presentation" style:parent-style-name="Default-outline1" style:list-style-name="L4">
      <style:graphic-properties draw:fill-color="#ffffff" draw:auto-grow-height="true" fo:min-height="13.234cm"/>
    </style:style>
    <style:style style:name="pr392" style:family="presentation" style:parent-style-name="Default-subtitle" style:list-style-name="L2">
      <style:graphic-properties draw:fill-color="#ffffff" draw:auto-grow-height="true" fo:min-height="13.234cm"/>
    </style:style>
    <style:style style:name="pr393" style:family="presentation" style:parent-style-name="Default-outline1" style:list-style-name="L4">
      <style:graphic-properties draw:fill-color="#ffffff" draw:auto-grow-height="true" fo:min-height="13.234cm"/>
    </style:style>
    <style:style style:name="pr394" style:family="presentation" style:parent-style-name="Default-subtitle" style:list-style-name="L2">
      <style:graphic-properties draw:fill-color="#ffffff" draw:auto-grow-height="true" fo:min-height="13.234cm"/>
    </style:style>
    <style:style style:name="pr395" style:family="presentation" style:parent-style-name="Default-outline1" style:list-style-name="L4">
      <style:graphic-properties draw:fill-color="#ffffff" draw:auto-grow-height="true" fo:min-height="13.234cm"/>
    </style:style>
    <style:style style:name="pr396" style:family="presentation" style:parent-style-name="Default-subtitle" style:list-style-name="L2">
      <style:graphic-properties draw:fill-color="#ffffff" draw:auto-grow-height="true" fo:min-height="13.234cm"/>
    </style:style>
    <style:style style:name="pr397" style:family="presentation" style:parent-style-name="Default-outline1" style:list-style-name="L4">
      <style:graphic-properties draw:fill-color="#ffffff" draw:auto-grow-height="true" fo:min-height="13.234cm"/>
    </style:style>
    <style:style style:name="pr398" style:family="presentation" style:parent-style-name="Default-subtitle" style:list-style-name="L2">
      <style:graphic-properties draw:fill-color="#ffffff" draw:auto-grow-height="true" fo:min-height="13.234cm"/>
    </style:style>
    <style:style style:name="pr399" style:family="presentation" style:parent-style-name="Default-outline1" style:list-style-name="L4">
      <style:graphic-properties draw:fill-color="#ffffff" draw:auto-grow-height="true" fo:min-height="13.234cm"/>
    </style:style>
    <style:style style:name="pr400" style:family="presentation" style:parent-style-name="Default-subtitle" style:list-style-name="L2">
      <style:graphic-properties draw:fill-color="#ffffff" draw:auto-grow-height="true" fo:min-height="13.234cm"/>
    </style:style>
    <style:style style:name="pr401" style:family="presentation" style:parent-style-name="Default-outline1" style:list-style-name="L4">
      <style:graphic-properties draw:fill-color="#ffffff" draw:auto-grow-height="true" fo:min-height="13.234cm"/>
    </style:style>
    <style:style style:name="pr402" style:family="presentation" style:parent-style-name="Default-subtitle" style:list-style-name="L2">
      <style:graphic-properties draw:fill-color="#ffffff" draw:auto-grow-height="true" fo:min-height="13.234cm"/>
    </style:style>
    <style:style style:name="pr403" style:family="presentation" style:parent-style-name="Default-outline1" style:list-style-name="L4">
      <style:graphic-properties draw:fill-color="#ffffff" draw:auto-grow-height="true" fo:min-height="13.234cm"/>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writing-mode="lr-tb"/>
    </style:style>
    <style:style style:name="P3" style:family="paragraph">
      <style:paragraph-properties fo:margin-left="0cm" fo:margin-right="0cm" fo:line-height="150%" fo:text-align="start" text:enable-numbering="false" fo:text-indent="0cm"/>
      <style:text-properties fo:font-size="32pt"/>
    </style:style>
    <style:style style:name="P4" style:family="paragraph">
      <style:paragraph-properties fo:margin-left="0cm" fo:margin-right="0cm" fo:line-height="150%" fo:text-align="start" text:enable-numbering="false" fo:text-indent="0cm" style:writing-mode="lr-tb"/>
      <style:text-properties fo:font-size="32pt"/>
    </style:style>
    <style:style style:name="P5" style:family="paragraph">
      <style:paragraph-properties fo:margin-left="0.6cm" fo:margin-right="0cm" fo:text-indent="-0.6cm" style:writing-mode="lr-tb"/>
    </style:style>
    <style:style style:name="P6" style:family="paragraph">
      <style:paragraph-properties fo:margin-left="0cm" fo:margin-right="0cm" fo:text-indent="0cm" style:writing-mode="lr-tb"/>
    </style:style>
    <style:style style:name="P7" style:family="paragraph">
      <style:paragraph-properties fo:margin-left="1.905cm" fo:margin-right="0cm" fo:line-height="150%" fo:text-align="start" text:enable-numbering="false" fo:text-indent="2.667cm">
        <style:tab-stops/>
      </style:paragraph-properties>
      <style:text-properties fo:color="#0000ff" fo:font-size="26pt" style:font-size-asian="26pt" style:font-size-complex="26pt"/>
    </style:style>
    <style:style style:name="P8" style:family="paragraph">
      <style:paragraph-properties fo:margin-left="1.905cm" fo:margin-right="0cm" fo:line-height="150%" fo:text-align="start" text:enable-numbering="false" fo:text-indent="2.667cm" style:writing-mode="lr-tb">
        <style:tab-stops/>
      </style:paragraph-properties>
      <style:text-properties fo:color="#0000ff" fo:font-size="26pt" style:font-size-asian="26pt" style:font-size-complex="26pt"/>
    </style:style>
    <style:style style:name="P9" style:family="paragraph">
      <style:paragraph-properties fo:margin-left="1.194cm" fo:margin-right="0cm" fo:margin-top="0.141cm" fo:margin-bottom="0.501cm" fo:text-align="justify" text:enable-numbering="false" fo:text-indent="0.127cm"/>
      <style:text-properties fo:color="#ff0000" fo:font-family="'Lucida Sans Typewriter'" style:font-style-name="Oblique" style:font-family-generic="swiss" style:font-pitch="fixed" fo:font-size="26pt" style:font-family-asian="'Lucida Sans Typewriter'" style:font-style-name-asian="Oblique" style:font-family-generic-asian="swiss" style:font-pitch-asian="fixed" style:font-size-asian="26pt" style:font-family-complex="'Lucida Sans Typewriter'" style:font-style-name-complex="Oblique" style:font-family-generic-complex="swiss" style:font-pitch-complex="fixed" style:font-size-complex="26pt"/>
    </style:style>
    <style:style style:name="P10" style:family="paragraph">
      <style:paragraph-properties fo:margin-left="1.194cm" fo:margin-right="0cm" fo:margin-top="0.141cm" fo:margin-bottom="0.501cm" fo:text-align="justify" text:enable-numbering="false" fo:text-indent="0.127cm" style:writing-mode="lr-tb"/>
      <style:text-properties fo:color="#ff0000" fo:font-family="'Lucida Sans Typewriter'" style:font-style-name="Oblique" style:font-family-generic="swiss" style:font-pitch="fixed" fo:font-size="26pt" style:font-family-asian="'Lucida Sans Typewriter'" style:font-style-name-asian="Oblique" style:font-family-generic-asian="swiss" style:font-pitch-asian="fixed" style:font-size-asian="26pt" style:font-family-complex="'Lucida Sans Typewriter'" style:font-style-name-complex="Oblique" style:font-family-generic-complex="swiss" style:font-pitch-complex="fixed" style:font-size-complex="26pt"/>
    </style:style>
    <style:style style:name="P11" style:family="paragraph">
      <style:paragraph-properties fo:margin-left="1.194cm" fo:margin-right="0.254cm" fo:margin-top="0.106cm" fo:margin-bottom="0.501cm" fo:line-height="150%" fo:text-align="center" text:enable-numbering="false" fo:text-indent="0.254cm"/>
      <style:text-properties fo:color="#ff6633" fo:font-family="'Trebuchet MS'" style:font-style-name="Regular" style:font-family-generic="swiss" style:font-pitch="variable" fo:font-size="24pt" style:font-size-asian="24pt" style:font-size-complex="24pt"/>
    </style:style>
    <style:style style:name="P12" style:family="paragraph">
      <style:paragraph-properties fo:margin-left="1.194cm" fo:margin-right="0.254cm" fo:margin-top="0.106cm" fo:margin-bottom="0.501cm" fo:line-height="150%" fo:text-align="center" text:enable-numbering="false" fo:text-indent="0.254cm" style:writing-mode="lr-tb"/>
      <style:text-properties fo:color="#ff6633" fo:font-family="'Trebuchet MS'" style:font-style-name="Regular" style:font-family-generic="swiss" style:font-pitch="variable" fo:font-size="24pt" style:font-size-asian="24pt" style:font-size-complex="24pt"/>
    </style:style>
    <style:style style:name="P13" style:family="paragraph">
      <style:paragraph-properties fo:margin-left="0cm" fo:margin-right="0cm" fo:text-align="center" text:enable-numbering="false" fo:text-indent="0cm"/>
      <style:text-properties fo:color="#000000" style:text-outline="false" fo:font-family="'Times New Roman'" style:font-family-generic="roman" style:font-pitch="variable" fo:font-size="44pt" fo:font-style="normal" fo:text-shadow="none" style:text-underline-style="none" style:text-underline-type="none" style:text-underline-width="none" fo:font-weight="normal" style:font-family-asian="SimSun-18030"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P14" style:family="paragraph">
      <style:paragraph-properties fo:margin-left="0cm" fo:margin-right="0cm" fo:line-height="150%" fo:text-align="start" text:enable-numbering="false" fo:text-indent="0cm"/>
      <style:text-properties fo:color="#000000" style:text-outline="false" fo:font-family="'Times New Roman'" style:font-family-generic="roman" style:font-pitch="variable" fo:font-size="32pt" fo:font-style="normal" fo:text-shadow="none" style:text-underline-style="none" style:text-underline-type="none" style:text-underline-width="none" fo:font-weight="normal" style:font-family-asian="SimSun-18030"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P15" style:family="paragraph">
      <style:paragraph-properties fo:margin-left="1.905cm" fo:margin-right="0cm" fo:margin-top="0cm" fo:margin-bottom="0.5cm" fo:line-height="150%" fo:text-align="start" text:enable-numbering="false" fo:text-indent="2.667cm">
        <style:tab-stops/>
      </style:paragraph-properties>
      <style:text-properties fo:color="#0000ff" style:text-outline="false" fo:font-family="'Times New Roman'" style:font-family-generic="roman" style:font-pitch="variable" fo:font-size="26pt" fo:font-style="normal" fo:text-shadow="none" style:text-underline-style="none" style:text-underline-type="none" style:text-underline-width="none" fo:font-weight="normal" style:font-family-asian="SimSun-18030" style:font-pitch-asian="variable" style:font-size-asian="26pt" style:font-style-asian="normal" style:font-weight-asian="normal" style:font-family-complex="Tahoma" style:font-pitch-complex="variable" style:font-size-complex="26pt" style:font-style-complex="normal" style:font-weight-complex="normal" style:text-emphasize="none" style:font-relief="none"/>
    </style:style>
    <style:style style:name="P16" style:family="paragraph">
      <style:paragraph-properties fo:margin-left="1.194cm" fo:margin-right="0cm" fo:margin-top="0.141cm" fo:margin-bottom="0.501cm" fo:text-align="justify" text:enable-numbering="false" fo:text-indent="0.127cm"/>
      <style:text-properties fo:color="#ff0000" style:text-outline="false" fo:font-family="'Lucida Sans Typewriter'" style:font-style-name="Oblique" style:font-family-generic="swiss" style:font-pitch="fixed" fo:font-size="26pt" fo:font-style="normal" fo:text-shadow="none" style:text-underline-style="none" style:text-underline-type="none" style:text-underline-width="none" fo:font-weight="normal" style:font-family-asian="'Lucida Sans Typewriter'" style:font-style-name-asian="Oblique" style:font-family-generic-asian="swiss" style:font-pitch-asian="fixed" style:font-size-asian="26pt" style:font-style-asian="normal" style:font-weight-asian="normal" style:font-family-complex="'Lucida Sans Typewriter'" style:font-style-name-complex="Oblique" style:font-family-generic-complex="swiss" style:font-pitch-complex="fixed" style:font-size-complex="26pt" style:font-style-complex="normal" style:font-weight-complex="normal" style:text-emphasize="none" style:font-relief="none"/>
    </style:style>
    <style:style style:name="P17" style:family="paragraph">
      <style:paragraph-properties fo:margin-left="1.194cm" fo:margin-right="0.254cm" fo:margin-top="0.106cm" fo:margin-bottom="0.501cm" fo:line-height="150%" fo:text-align="center" text:enable-numbering="false" fo:text-indent="0.254cm"/>
      <style:text-properties fo:color="#ff6633" style:text-outline="false" fo:font-family="'Trebuchet MS'" style:font-style-name="Regular" style:font-family-generic="swiss" style:font-pitch="variable" fo:font-size="24pt" fo:font-style="normal" fo:text-shadow="none" style:text-underline-style="none" style:text-underline-type="none" style:text-underline-width="none" fo:font-weight="normal" style:font-family-asian="SimSun-18030"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T1" style:family="text">
      <style:text-properties fo:color="#000000" style:text-outline="false" style:text-position="0% 100%" fo:font-family="Verdana" style:font-family-generic="swiss" style:font-pitch="variable" fo:font-size="24pt" fo:letter-spacing="normal" fo:language="en" fo:country="US" fo:font-style="normal" fo:text-shadow="none" style:text-underline-style="none" style:text-underline-type="none" style:text-underline-width="none" fo:font-weight="normal" style:text-underline-mode="skip-white-space" style:text-line-through-mode="skip-white-space" style:letter-kerning="false" style:font-family-asian="Verdana" style:font-family-generic-asian="swiss" style:font-pitch-asian="variable" style:font-size-asian="24pt" style:language-asian="none" style:country-asian="none" style:font-style-asian="normal" style:font-weight-asian="normal" style:font-family-complex="Verdana" style:font-family-generic-complex="swiss" style:font-pitch-complex="variable" style:font-size-complex="24pt" style:language-complex="none" style:country-complex="none" style:font-style-complex="normal" style:font-weight-complex="normal" style:text-emphasize="none" style:text-scale="100%" style:font-relief="none"/>
    </style:style>
    <style:style style:name="T2" style:family="text">
      <style:text-properties fo:color="#ff3333" style:text-outline="false" style:text-position="0% 100%" fo:font-family="'Angsana New'" style:font-family-generic="roman" style:font-pitch="variable" fo:font-size="24pt" fo:letter-spacing="normal" fo:language="en" fo:country="US" fo:font-style="italic" fo:text-shadow="none" style:text-underline-style="none" style:text-underline-type="none" style:text-underline-width="none" fo:font-weight="normal" style:text-underline-mode="skip-white-space" style:text-line-through-mode="skip-white-space" style:letter-kerning="false" style:font-family-asian="'Angsana New'" style:font-family-generic-asian="roman" style:font-pitch-asian="variable" style:font-size-asian="24pt" style:language-asian="none" style:country-asian="none" style:font-style-asian="italic" style:font-weight-asian="normal" style:font-family-complex="'Angsana New'" style:font-family-generic-complex="roman" style:font-pitch-complex="variable" style:font-size-complex="24pt" style:language-complex="none" style:country-complex="none" style:font-style-complex="italic" style:font-weight-complex="normal" style:text-emphasize="none" style:text-scale="100%" style:font-relief="none"/>
    </style:style>
    <style:style style:name="T3" style:family="text">
      <style:text-properties fo:color="#000000" style:text-outline="false" style:text-position="0% 100%" fo:font-family="'Times New Roman'" style:font-family-generic="roman" style:font-pitch="variable" fo:font-size="24pt" fo:letter-spacing="normal" fo:language="en" fo:country="US" fo:font-style="normal" fo:text-shadow="none" style:text-underline-style="none" style:text-underline-type="none" style:text-underline-width="none" fo:font-weight="normal" style:text-underline-mode="skip-white-space" style:text-line-through-mode="skip-white-space" style:letter-kerning="false" style:font-family-asian="Arial"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style:style>
    <style:style style:name="T4" style:family="text">
      <style:text-properties fo:color="#00b8ff" style:text-outline="false" style:text-position="0% 100%" fo:font-family="FZShuTi" style:font-pitch="variable" fo:font-size="24pt" fo:letter-spacing="normal" fo:language="en" fo:country="US" fo:font-style="normal" fo:text-shadow="none" style:text-underline-style="solid" style:text-underline-type="double" style:text-underline-width="auto" style:text-underline-color="font-color" fo:font-weight="normal" style:text-underline-mode="skip-white-space" style:text-line-through-mode="skip-white-space" style:letter-kerning="false" style:font-family-asian="FZShuTi" style:font-pitch-asian="variable" style:font-size-asian="24pt" style:language-asian="none" style:country-asian="none" style:font-style-asian="normal" style:font-weight-asian="normal" style:font-family-complex="FZShuTi" style:font-pitch-complex="variable" style:font-size-complex="24pt" style:language-complex="none" style:country-complex="none" style:font-style-complex="normal" style:font-weight-complex="normal" style:text-emphasize="none" style:text-scale="100%" style:font-relief="none"/>
    </style:style>
    <style:style style:name="T5" style:family="text">
      <style:text-properties fo:color="#000000" style:text-outline="false" style:text-position="0% 100%" fo:font-family="Vrinda" style:font-pitch="variable" fo:font-size="24pt" fo:letter-spacing="normal" fo:language="en" fo:country="US" fo:font-style="italic" fo:text-shadow="none" style:text-underline-style="none" style:text-underline-type="none" style:text-underline-width="none" fo:font-weight="bold" style:text-underline-mode="skip-white-space" style:text-line-through-mode="skip-white-space" style:letter-kerning="false" style:font-family-asian="Vrinda" style:font-pitch-asian="variable" style:font-size-asian="24pt" style:language-asian="none" style:country-asian="none" style:font-style-asian="italic" style:font-weight-asian="bold" style:font-family-complex="Vrinda" style:font-pitch-complex="variable" style:font-size-complex="24pt" style:language-complex="none" style:country-complex="none" style:font-style-complex="italic" style:font-weight-complex="bold" style:text-emphasize="none" style:text-scale="100%" style:font-relief="embossed"/>
    </style:style>
    <style:style style:name="T6" style:family="text">
      <style:text-properties fo:color="#9966cc" style:text-outline="false" style:text-position="0% 100%" fo:font-family="Thonburi" style:font-family-generic="swiss" style:font-pitch="variable" fo:font-size="24pt" fo:letter-spacing="normal" fo:language="en" fo:country="US" fo:font-style="italic" fo:text-shadow="none" style:text-underline-style="dash" style:text-underline-type="single" style:text-underline-width="dash" style:text-underline-color="font-color" fo:font-weight="normal" style:text-underline-mode="skip-white-space" style:text-line-through-mode="skip-white-space" style:letter-kerning="false" style:font-family-asian="Thonburi" style:font-family-generic-asian="swiss" style:font-pitch-asian="variable" style:font-size-asian="24pt" style:language-asian="none" style:country-asian="none" style:font-style-asian="italic" style:font-weight-asian="normal" style:font-family-complex="Thonburi" style:font-family-generic-complex="swiss" style:font-pitch-complex="variable" style:font-size-complex="24pt" style:language-complex="none" style:country-complex="none" style:font-style-complex="italic" style:font-weight-complex="normal" style:text-emphasize="none" style:text-scale="100%" style:font-relief="none"/>
    </style:style>
    <style:style style:name="T7" style:family="text">
      <style:text-properties fo:color="#000000" style:text-outline="false" style:text-line-through-style="solid" style:text-line-through-type="double" style:text-position="0% 100%" fo:font-family="Verdana" style:font-family-generic="swiss" style:font-pitch="variable" fo:font-size="24pt" fo:letter-spacing="normal" fo:language="en" fo:country="US" fo:font-style="normal" fo:text-shadow="none" style:text-underline-style="none" style:text-underline-type="none" style:text-underline-width="none" fo:font-weight="normal" style:text-underline-mode="skip-white-space" style:text-line-through-mode="skip-white-space" style:letter-kerning="false" style:font-family-asian="Verdana" style:font-family-generic-asian="swiss" style:font-pitch-asian="variable" style:font-size-asian="24pt" style:language-asian="none" style:country-asian="none" style:font-style-asian="normal" style:font-weight-asian="normal" style:font-family-complex="Verdana" style:font-family-generic-complex="swiss" style:font-pitch-complex="variable" style:font-size-complex="24pt" style:language-complex="none" style:country-complex="none" style:font-style-complex="normal" style:font-weight-complex="normal" style:text-emphasize="none" style:text-scale="100%" style:font-relief="none"/>
    </style:style>
    <style:style style:name="T8" style:family="text">
      <style:text-properties fo:color="#000000" style:text-outline="false" style:text-position="0% 100%" fo:font-family="'Trebuchet MS'" style:font-family-generic="swiss" style:font-pitch="variable" fo:font-size="24pt" fo:letter-spacing="normal" fo:language="en" fo:country="US" fo:font-style="italic" fo:text-shadow="none" style:text-underline-style="wave" style:text-underline-type="single" style:text-underline-width="auto" style:text-underline-color="font-color" fo:font-weight="bold" style:text-underline-mode="skip-white-space" style:text-line-through-mode="skip-white-space" style:letter-kerning="false" style:font-family-asian="'Trebuchet MS'" style:font-family-generic-asian="swiss" style:font-pitch-asian="variable" style:font-size-asian="24pt" style:language-asian="none" style:country-asian="none" style:font-style-asian="italic" style:font-weight-asian="bold" style:font-family-complex="'Trebuchet MS'" style:font-family-generic-complex="swiss" style:font-pitch-complex="variable" style:font-size-complex="24pt" style:language-complex="none" style:country-complex="none" style:font-style-complex="italic" style:font-weight-complex="bold" style:text-emphasize="none" style:text-scale="100%" style:font-relief="none"/>
    </style:style>
    <style:style style:name="T9" style:family="text">
      <style:text-properties fo:color="#000000" style:text-outline="false" style:text-position="0% 100%" fo:font-family="'Times New Roman'" style:font-family-generic="roman" style:font-pitch="variable" fo:font-size="24pt" fo:letter-spacing="normal" fo:language="en" fo:country="US" fo:font-style="normal" fo:text-shadow="none" style:text-underline-style="dotted" style:text-underline-type="single" style:text-underline-width="bold" style:text-underline-color="font-color" fo:font-weight="normal" style:text-underline-mode="skip-white-space" style:text-line-through-mode="skip-white-space" style:letter-kerning="false" style:font-family-asian="Arial"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style:style>
    <style:style style:name="T10" style:family="text">
      <style:text-properties fo:color="#000000" style:text-outline="false" style:text-line-through-style="solid" style:text-position="0% 100%" fo:font-family="'Times New Roman'" style:font-family-generic="roman" style:font-pitch="variable" fo:font-size="24pt" fo:letter-spacing="normal" fo:language="en" fo:country="US" fo:font-style="normal" fo:text-shadow="none" style:text-underline-style="dotted" style:text-underline-type="single" style:text-underline-width="bold" style:text-underline-color="font-color" fo:font-weight="normal" style:text-underline-mode="skip-white-space" style:text-line-through-mode="skip-white-space" style:letter-kerning="false" style:font-family-asian="Arial"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style:style>
    <style:style style:name="T11" style:family="text">
      <style:text-properties fo:color="#000000" style:text-outline="false" style:text-position="0% 100%" fo:font-family="'Times New Roman'" style:font-family-generic="roman" style:font-pitch="variable" fo:font-size="24pt" fo:letter-spacing="normal" fo:language="en" fo:country="US" fo:font-style="normal" fo:text-shadow="none" style:text-underline-style="none" style:text-underline-type="none" style:text-underline-width="none" fo:font-weight="normal" style:text-underline-mode="skip-white-space" style:text-line-through-mode="skip-white-space" style:letter-kerning="false" style:font-family-asian="Arial"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dot above" style:text-scale="100%" style:font-relief="none"/>
    </style:style>
    <style:style style:name="T12" style:family="text">
      <style:text-properties fo:color="#b3b300" style:text-outline="false" style:text-position="0% 100%" fo:font-family="'Times New Roman'" style:font-family-generic="roman" style:font-pitch="variable" fo:font-size="24pt" fo:letter-spacing="normal" fo:language="en" fo:country="US" fo:font-style="normal" fo:text-shadow="none" style:text-underline-style="none" style:text-underline-type="none" style:text-underline-width="none" fo:font-weight="normal" style:text-underline-mode="skip-white-space" style:text-line-through-mode="skip-white-space" style:letter-kerning="false" style:font-family-asian="Arial"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dot above" style:text-scale="100%" style:font-relief="none"/>
    </style:style>
    <style:style style:name="T13" style:family="text">
      <style:text-properties fo:color="#000000" style:text-outline="true" style:text-position="0% 100%" fo:font-family="'Times New Roman'" style:font-family-generic="roman" style:font-pitch="variable" fo:font-size="24pt" fo:letter-spacing="normal" fo:language="en" fo:country="US" fo:font-style="normal" fo:text-shadow="1pt 1pt" style:text-underline-style="none" style:text-underline-type="none" style:text-underline-width="none" fo:font-weight="normal" style:text-underline-mode="skip-white-space" style:text-line-through-mode="skip-white-space" style:letter-kerning="false" style:font-family-asian="Arial"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style:style>
    <style:style style:name="T14" style:family="text">
      <style:text-properties fo:color="#000000" style:text-outline="false" style:text-position="0% 100%" fo:font-family="'Times New Roman'" style:font-family-generic="roman" style:font-pitch="variable" fo:font-size="24pt" fo:letter-spacing="normal" fo:language="en" fo:country="US" fo:font-style="normal" fo:text-shadow="none" style:text-underline-style="none" style:text-underline-type="none" style:text-underline-width="none" fo:font-weight="normal" style:text-underline-mode="skip-white-space" style:text-line-through-mode="skip-white-space" style:letter-kerning="false" style:font-family-asian="Arial"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embossed"/>
    </style:style>
    <style:style style:name="T15" style:family="text">
      <style:text-properties fo:color="#000000" style:text-outline="false" style:text-position="0% 100%" fo:font-family="'Times New Roman'" style:font-family-generic="roman" style:font-pitch="variable" fo:font-size="24pt" fo:letter-spacing="normal" fo:language="en" fo:country="US" fo:font-style="normal" fo:text-shadow="none" style:text-underline-style="long-dash" style:text-underline-type="single" style:text-underline-width="auto" style:text-underline-color="font-color" fo:font-weight="normal" style:text-underline-mode="skip-white-space" style:text-line-through-mode="skip-white-space" style:letter-kerning="false" style:font-family-asian="Arial"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engraved"/>
    </style:style>
    <style:style style:name="T16" style:family="text">
      <style:text-properties fo:color="#0000ff" fo:font-size="26pt" fo:font-style="normal" style:text-underline-style="none" style:text-underline-type="none" style:text-underline-width="none" fo:font-weight="normal" style:font-size-asian="26pt" style:font-style-asian="normal" style:font-weight-asian="normal" style:font-size-complex="26pt" style:font-style-complex="normal" style:font-weight-complex="normal"/>
    </style:style>
    <style:style style:name="T17" style:family="text">
      <style:text-properties fo:color="#000000" fo:font-style="normal" style:text-underline-style="none" style:text-underline-type="none" style:text-underline-width="none" fo:font-weight="normal" style:font-style-asian="normal" style:font-weight-asian="normal" style:font-style-complex="normal" style:font-weight-complex="normal"/>
    </style:style>
    <style:style style:name="T18" style:family="text">
      <style:text-properties fo:color="#ff0000" fo:font-family="'Lucida Sans Typewriter'" style:font-style-name="Oblique" style:font-family-generic="swiss" style:font-pitch="fixed" fo:font-size="26pt" fo:font-style="italic" style:text-underline-style="none" style:text-underline-type="none" style:text-underline-width="none" fo:font-weight="normal" style:font-family-asian="'Lucida Sans Typewriter'" style:font-style-name-asian="Oblique" style:font-family-generic-asian="swiss" style:font-pitch-asian="fixed" style:font-size-asian="26pt" style:font-style-asian="normal" style:font-weight-asian="normal" style:font-family-complex="'Lucida Sans Typewriter'" style:font-style-name-complex="Oblique" style:font-family-generic-complex="swiss" style:font-pitch-complex="fixed" style:font-size-complex="26pt" style:font-style-complex="normal" style:font-weight-complex="normal"/>
    </style:style>
    <style:style style:name="T19" style:family="text">
      <style:text-properties fo:color="#ff6633" fo:font-family="'Trebuchet MS'" style:font-style-name="Regular" style:font-family-generic="swiss" style:font-pitch="variable" fo:font-size="24pt" fo:font-style="normal" style:text-underline-style="none" style:text-underline-type="none" style:text-underline-width="none" fo:font-weight="normal" style:font-size-asian="24pt" style:font-style-asian="normal" style:font-weight-asian="normal" style:font-size-complex="24pt" style:font-style-complex="normal"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3">
      <text:list-level-style-bullet text:level="1" text:bullet-char="●">
        <style:list-level-properties text:space-before="4.572cm" text:min-label-width="-2.667cm" text:min-label-distance="2.667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4">
      <text:list-level-style-bullet text:level="1" text:bullet-char="●">
        <style:list-level-properties text:space-before="1.321cm" text:min-label-width="-0.127cm" text:min-label-distance="0.127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5">
      <text:list-level-style-bullet text:level="1" text:bullet-char="●">
        <style:list-level-properties text:space-before="1.448cm" text:min-label-width="-0.254cm" text:min-label-distance="0.254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body>
    <office:presentation>
      <draw:page draw:name="page1" draw:style-name="dp1" draw:id="id1" draw:master-page-name="Default" presentation:presentation-page-layout-name="AL1T0">
        <draw:frame draw:name="Title text1" presentation:style-name="pr1" draw:text-style-name="P2" draw:layer="layout" svg:width="23.904cm" svg:height="3.509cm" svg:x="2.057cm" svg:y="1.743cm" presentation:class="title">
          <draw:text-box>
            <text:p text:style-name="P1">Text Properties</text:p>
          </draw:text-box>
        </draw:frame>
        <draw:frame draw:name="Text Frame1" presentation:style-name="pr2" draw:text-style-name="P4" draw:layer="layout" svg:width="23.904cm" svg:height="13.235cm" svg:x="2.168cm" svg:y="4.168cm" presentation:class="subtitle" presentation:user-transformed="true">
          <draw:text-box>
            <text:p text:style-name="P3"><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1" presentation:class="page"/>
          <draw:frame presentation:style-name="pr3" draw:text-style-name="P5" draw:layer="layout" svg:width="14.518cm" svg:height="11.411cm" svg:x="3.249cm" svg:y="14.13cm" presentation:class="notes" presentation:placeholder="true">
            <draw:text-box/>
          </draw:frame>
        </presentation:notes>
      </draw:page>
      <draw:page draw:name="page2" draw:style-name="dp1" draw:id="id2" draw:master-page-name="Default" presentation:presentation-page-layout-name="AL2T1">
        <draw:frame draw:name="Title text2" presentation:style-name="pr1" draw:text-style-name="P6" draw:layer="layout" svg:width="23.904cm" svg:height="3.509cm" svg:x="2.057cm" svg:y="1.743cm" presentation:class="title">
          <draw:text-box>
            <text:p text:style-name="P1">Paragraph Properties</text:p>
          </draw:text-box>
        </draw:frame>
        <draw:frame draw:name="Outline Text1" presentation:style-name="pr4" draw:text-style-name="P8" draw:layer="layout" svg:width="23.904cm" svg:height="13.235cm" svg:x="1.694cm" svg:y="6.201cm" presentation:class="outline" presentation:user-transformed="true">
          <draw:text-box>
            <text:list text:style-name="L3">
              <text:list-item>
                <text:p text:style-name="P7"><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2" presentation:class="page"/>
          <draw:frame presentation:style-name="pr3" draw:text-style-name="P5" draw:layer="layout" svg:width="14.518cm" svg:height="11.411cm" svg:x="3.249cm" svg:y="14.13cm" presentation:class="notes" presentation:placeholder="true">
            <draw:text-box/>
          </draw:frame>
        </presentation:notes>
      </draw:page>
      <draw:page draw:name="page3" draw:style-name="dp1" draw:id="id3" draw:master-page-name="Default" presentation:presentation-page-layout-name="AL2T1">
        <draw:frame draw:name="Title text3" presentation:style-name="pr1" draw:text-style-name="P6" draw:layer="layout" svg:width="23.904cm" svg:height="3.509cm" svg:x="2.057cm" svg:y="1.743cm" presentation:class="title">
          <draw:text-box>
            <text:p text:style-name="P1"><text:span text:style-name="T17">Paragraph Properties</text:span></text:p>
          </draw:text-box>
        </draw:frame>
        <draw:frame draw:name="Outline Text2" presentation:style-name="pr5" draw:text-style-name="P10" draw:layer="layout" svg:width="23.904cm" svg:height="13.235cm" svg:x="2.057cm" svg:y="5.839cm" presentation:class="outline" presentation:user-transformed="true">
          <draw:text-box>
            <text:list text:style-name="L4">
              <text:list-item>
                <text:p text:style-name="P9"><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3" presentation:class="page"/>
          <draw:frame presentation:style-name="pr3" draw:text-style-name="P5" draw:layer="layout" svg:width="14.518cm" svg:height="11.411cm" svg:x="3.249cm" svg:y="14.13cm" presentation:class="notes" presentation:placeholder="true">
            <draw:text-box/>
          </draw:frame>
        </presentation:notes>
      </draw:page>
      <draw:page draw:name="page4" draw:style-name="dp1" draw:id="id4" draw:master-page-name="Default" presentation:presentation-page-layout-name="AL2T1">
        <draw:frame draw:name="Title text5" presentation:style-name="pr1" draw:text-style-name="P6" draw:layer="layout" svg:width="23.904cm" svg:height="3.509cm" svg:x="2.057cm" svg:y="1.743cm" presentation:class="title">
          <draw:text-box>
            <text:p text:style-name="P1"><text:span text:style-name="T17">Paragraph Properties</text:span></text:p>
          </draw:text-box>
        </draw:frame>
        <draw:frame draw:name="Outline Text4" presentation:style-name="pr4" draw:text-style-name="P12" draw:layer="layout" svg:width="23.904cm" svg:height="13.235cm" svg:x="1.723cm" svg:y="7.203cm" presentation:class="outline" presentation:user-transformed="true">
          <draw:text-box>
            <text:list text:style-name="L5">
              <text:list-item>
                <text:p text:style-name="P11"><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4" presentation:class="page"/>
          <draw:frame presentation:style-name="pr3" draw:text-style-name="P5" draw:layer="layout" svg:width="14.518cm" svg:height="11.411cm" svg:x="3.249cm" svg:y="14.13cm" presentation:class="notes" presentation:placeholder="true">
            <draw:text-box/>
          </draw:frame>
        </presentation:notes>
      </draw:page>
      <draw:page draw:name="page5" draw:style-name="dp1" draw:id="id5" draw:master-page-name="Default" presentation:presentation-page-layout-name="AL1T0">
        <draw:frame draw:name="Title text65" presentation:style-name="pr1" draw:text-style-name="P2" draw:layer="layout" svg:width="23.904cm" svg:height="3.509cm" svg:x="2.057cm" svg:y="1.743cm" presentation:class="title" presentation:user-transformed="true">
          <draw:text-box>
            <text:p text:style-name="P13">Text Properties</text:p>
          </draw:text-box>
        </draw:frame>
        <draw:frame draw:name="Text Frame17" presentation:style-name="pr6"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 draw:style-name="dp1" draw:id="id6" draw:master-page-name="Default" presentation:presentation-page-layout-name="AL2T1">
        <draw:frame draw:name="Title text66"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49"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 draw:style-name="dp1" draw:id="id7" draw:master-page-name="Default" presentation:presentation-page-layout-name="AL2T1">
        <draw:frame draw:name="Title text67"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0" presentation:style-name="pr7"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8" draw:style-name="dp1" draw:id="id8" draw:master-page-name="Default" presentation:presentation-page-layout-name="AL2T1">
        <draw:frame draw:name="Title text68"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1"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9" draw:style-name="dp1" draw:id="id9" draw:master-page-name="Default" presentation:presentation-page-layout-name="AL1T0">
        <draw:frame draw:name="Title text69" presentation:style-name="pr1" draw:text-style-name="P2" draw:layer="layout" svg:width="23.904cm" svg:height="3.509cm" svg:x="2.057cm" svg:y="1.743cm" presentation:class="title" presentation:user-transformed="true">
          <draw:text-box>
            <text:p text:style-name="P13">Text Properties</text:p>
          </draw:text-box>
        </draw:frame>
        <draw:frame draw:name="Text Frame18" presentation:style-name="pr8"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0" draw:style-name="dp1" draw:id="id10" draw:master-page-name="Default" presentation:presentation-page-layout-name="AL2T1">
        <draw:frame draw:name="Title text70"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52"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1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1" draw:style-name="dp1" draw:id="id11" draw:master-page-name="Default" presentation:presentation-page-layout-name="AL2T1">
        <draw:frame draw:name="Title text71"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3" presentation:style-name="pr9"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1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2" draw:style-name="dp1" draw:id="id12" draw:master-page-name="Default" presentation:presentation-page-layout-name="AL2T1">
        <draw:frame draw:name="Title text72"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4"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1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3" draw:style-name="dp1" draw:id="id13" draw:master-page-name="Default" presentation:presentation-page-layout-name="AL1T0">
        <draw:frame draw:name="Title text73" presentation:style-name="pr1" draw:text-style-name="P2" draw:layer="layout" svg:width="23.904cm" svg:height="3.509cm" svg:x="2.057cm" svg:y="1.743cm" presentation:class="title" presentation:user-transformed="true">
          <draw:text-box>
            <text:p text:style-name="P13">Text Properties</text:p>
          </draw:text-box>
        </draw:frame>
        <draw:frame draw:name="Text Frame19" presentation:style-name="pr10"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1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4" draw:style-name="dp1" draw:id="id14" draw:master-page-name="Default" presentation:presentation-page-layout-name="AL2T1">
        <draw:frame draw:name="Title text74"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55"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1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5" draw:style-name="dp1" draw:id="id15" draw:master-page-name="Default" presentation:presentation-page-layout-name="AL2T1">
        <draw:frame draw:name="Title text75"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6" presentation:style-name="pr11"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1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6" draw:style-name="dp1" draw:id="id16" draw:master-page-name="Default" presentation:presentation-page-layout-name="AL2T1">
        <draw:frame draw:name="Title text76"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7"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1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7" draw:style-name="dp1" draw:id="id17" draw:master-page-name="Default" presentation:presentation-page-layout-name="AL1T0">
        <draw:frame draw:name="Title text77" presentation:style-name="pr1" draw:text-style-name="P2" draw:layer="layout" svg:width="23.904cm" svg:height="3.509cm" svg:x="2.057cm" svg:y="1.743cm" presentation:class="title" presentation:user-transformed="true">
          <draw:text-box>
            <text:p text:style-name="P13">Text Properties</text:p>
          </draw:text-box>
        </draw:frame>
        <draw:frame draw:name="Text Frame20" presentation:style-name="pr12"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1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8" draw:style-name="dp1" draw:id="id18" draw:master-page-name="Default" presentation:presentation-page-layout-name="AL2T1">
        <draw:frame draw:name="Title text78"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58"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1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9" draw:style-name="dp1" draw:id="id19" draw:master-page-name="Default" presentation:presentation-page-layout-name="AL2T1">
        <draw:frame draw:name="Title text79"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9" presentation:style-name="pr13"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1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0" draw:style-name="dp1" draw:id="id20" draw:master-page-name="Default" presentation:presentation-page-layout-name="AL2T1">
        <draw:frame draw:name="Title text80"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60"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2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1" draw:style-name="dp1" draw:id="id21" draw:master-page-name="Default" presentation:presentation-page-layout-name="AL1T0">
        <draw:frame draw:name="Title text81" presentation:style-name="pr1" draw:text-style-name="P2" draw:layer="layout" svg:width="23.904cm" svg:height="3.509cm" svg:x="2.057cm" svg:y="1.743cm" presentation:class="title" presentation:user-transformed="true">
          <draw:text-box>
            <text:p text:style-name="P13">Text Properties</text:p>
          </draw:text-box>
        </draw:frame>
        <draw:frame draw:name="Text Frame21" presentation:style-name="pr14"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2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2" draw:style-name="dp1" draw:id="id22" draw:master-page-name="Default" presentation:presentation-page-layout-name="AL2T1">
        <draw:frame draw:name="Title text82"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61"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2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3" draw:style-name="dp1" draw:id="id23" draw:master-page-name="Default" presentation:presentation-page-layout-name="AL2T1">
        <draw:frame draw:name="Title text83"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62" presentation:style-name="pr15"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2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4" draw:style-name="dp1" draw:id="id24" draw:master-page-name="Default" presentation:presentation-page-layout-name="AL2T1">
        <draw:frame draw:name="Title text84"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63"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2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5" draw:style-name="dp1" draw:id="id25" draw:master-page-name="Default" presentation:presentation-page-layout-name="AL1T0">
        <draw:frame draw:name="Title text85" presentation:style-name="pr1" draw:text-style-name="P2" draw:layer="layout" svg:width="23.904cm" svg:height="3.509cm" svg:x="2.057cm" svg:y="1.743cm" presentation:class="title" presentation:user-transformed="true">
          <draw:text-box>
            <text:p text:style-name="P13">Text Properties</text:p>
          </draw:text-box>
        </draw:frame>
        <draw:frame draw:name="Text Frame22" presentation:style-name="pr16"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2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6" draw:style-name="dp1" draw:id="id26" draw:master-page-name="Default" presentation:presentation-page-layout-name="AL2T1">
        <draw:frame draw:name="Title text86"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64"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2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7" draw:style-name="dp1" draw:id="id27" draw:master-page-name="Default" presentation:presentation-page-layout-name="AL2T1">
        <draw:frame draw:name="Title text87"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65" presentation:style-name="pr17"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2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8" draw:style-name="dp1" draw:id="id28" draw:master-page-name="Default" presentation:presentation-page-layout-name="AL2T1">
        <draw:frame draw:name="Title text88"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66"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2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9" draw:style-name="dp1" draw:id="id29" draw:master-page-name="Default" presentation:presentation-page-layout-name="AL1T0">
        <draw:frame draw:name="Title text89" presentation:style-name="pr1" draw:text-style-name="P2" draw:layer="layout" svg:width="23.904cm" svg:height="3.509cm" svg:x="2.057cm" svg:y="1.743cm" presentation:class="title" presentation:user-transformed="true">
          <draw:text-box>
            <text:p text:style-name="P13">Text Properties</text:p>
          </draw:text-box>
        </draw:frame>
        <draw:frame draw:name="Text Frame23" presentation:style-name="pr18"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2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0" draw:style-name="dp1" draw:id="id30" draw:master-page-name="Default" presentation:presentation-page-layout-name="AL2T1">
        <draw:frame draw:name="Title text90"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67"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3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1" draw:style-name="dp1" draw:id="id31" draw:master-page-name="Default" presentation:presentation-page-layout-name="AL2T1">
        <draw:frame draw:name="Title text91"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68" presentation:style-name="pr19"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3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2" draw:style-name="dp1" draw:id="id32" draw:master-page-name="Default" presentation:presentation-page-layout-name="AL2T1">
        <draw:frame draw:name="Title text92"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69"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3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3" draw:style-name="dp1" draw:id="id33" draw:master-page-name="Default" presentation:presentation-page-layout-name="AL1T0">
        <draw:frame draw:name="Title text93" presentation:style-name="pr1" draw:text-style-name="P2" draw:layer="layout" svg:width="23.904cm" svg:height="3.509cm" svg:x="2.057cm" svg:y="1.743cm" presentation:class="title" presentation:user-transformed="true">
          <draw:text-box>
            <text:p text:style-name="P13">Text Properties</text:p>
          </draw:text-box>
        </draw:frame>
        <draw:frame draw:name="Text Frame24" presentation:style-name="pr20"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3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4" draw:style-name="dp1" draw:id="id34" draw:master-page-name="Default" presentation:presentation-page-layout-name="AL2T1">
        <draw:frame draw:name="Title text94"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70"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3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5" draw:style-name="dp1" draw:id="id35" draw:master-page-name="Default" presentation:presentation-page-layout-name="AL2T1">
        <draw:frame draw:name="Title text95"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71" presentation:style-name="pr21"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3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6" draw:style-name="dp1" draw:id="id36" draw:master-page-name="Default" presentation:presentation-page-layout-name="AL2T1">
        <draw:frame draw:name="Title text96"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72"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3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7" draw:style-name="dp1" draw:id="id37" draw:master-page-name="Default" presentation:presentation-page-layout-name="AL1T0">
        <draw:frame draw:name="Title text97" presentation:style-name="pr1" draw:text-style-name="P2" draw:layer="layout" svg:width="23.904cm" svg:height="3.509cm" svg:x="2.057cm" svg:y="1.743cm" presentation:class="title" presentation:user-transformed="true">
          <draw:text-box>
            <text:p text:style-name="P13">Text Properties</text:p>
          </draw:text-box>
        </draw:frame>
        <draw:frame draw:name="Text Frame25" presentation:style-name="pr22"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3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8" draw:style-name="dp1" draw:id="id38" draw:master-page-name="Default" presentation:presentation-page-layout-name="AL2T1">
        <draw:frame draw:name="Title text98"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73"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3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9" draw:style-name="dp1" draw:id="id39" draw:master-page-name="Default" presentation:presentation-page-layout-name="AL2T1">
        <draw:frame draw:name="Title text99"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74" presentation:style-name="pr23"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3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0" draw:style-name="dp1" draw:id="id40" draw:master-page-name="Default" presentation:presentation-page-layout-name="AL2T1">
        <draw:frame draw:name="Title text100"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75"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4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1" draw:style-name="dp1" draw:id="id41" draw:master-page-name="Default" presentation:presentation-page-layout-name="AL1T0">
        <draw:frame draw:name="Title text101" presentation:style-name="pr1" draw:text-style-name="P2" draw:layer="layout" svg:width="23.904cm" svg:height="3.509cm" svg:x="2.057cm" svg:y="1.743cm" presentation:class="title" presentation:user-transformed="true">
          <draw:text-box>
            <text:p text:style-name="P13">Text Properties</text:p>
          </draw:text-box>
        </draw:frame>
        <draw:frame draw:name="Text Frame26" presentation:style-name="pr24"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4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2" draw:style-name="dp1" draw:id="id42" draw:master-page-name="Default" presentation:presentation-page-layout-name="AL2T1">
        <draw:frame draw:name="Title text102"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76"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4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3" draw:style-name="dp1" draw:id="id43" draw:master-page-name="Default" presentation:presentation-page-layout-name="AL2T1">
        <draw:frame draw:name="Title text103"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77" presentation:style-name="pr25"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4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4" draw:style-name="dp1" draw:id="id44" draw:master-page-name="Default" presentation:presentation-page-layout-name="AL2T1">
        <draw:frame draw:name="Title text104"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78"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4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5" draw:style-name="dp1" draw:id="id45" draw:master-page-name="Default" presentation:presentation-page-layout-name="AL1T0">
        <draw:frame draw:name="Title text105" presentation:style-name="pr1" draw:text-style-name="P2" draw:layer="layout" svg:width="23.904cm" svg:height="3.509cm" svg:x="2.057cm" svg:y="1.743cm" presentation:class="title" presentation:user-transformed="true">
          <draw:text-box>
            <text:p text:style-name="P13">Text Properties</text:p>
          </draw:text-box>
        </draw:frame>
        <draw:frame draw:name="Text Frame27" presentation:style-name="pr26"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4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6" draw:style-name="dp1" draw:id="id46" draw:master-page-name="Default" presentation:presentation-page-layout-name="AL2T1">
        <draw:frame draw:name="Title text106"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79"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4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7" draw:style-name="dp1" draw:id="id47" draw:master-page-name="Default" presentation:presentation-page-layout-name="AL2T1">
        <draw:frame draw:name="Title text107"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80" presentation:style-name="pr27"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4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8" draw:style-name="dp1" draw:id="id48" draw:master-page-name="Default" presentation:presentation-page-layout-name="AL2T1">
        <draw:frame draw:name="Title text108"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81"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4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9" draw:style-name="dp1" draw:id="id49" draw:master-page-name="Default" presentation:presentation-page-layout-name="AL1T0">
        <draw:frame draw:name="Title text109" presentation:style-name="pr1" draw:text-style-name="P2" draw:layer="layout" svg:width="23.904cm" svg:height="3.509cm" svg:x="2.057cm" svg:y="1.743cm" presentation:class="title" presentation:user-transformed="true">
          <draw:text-box>
            <text:p text:style-name="P13">Text Properties</text:p>
          </draw:text-box>
        </draw:frame>
        <draw:frame draw:name="Text Frame28" presentation:style-name="pr28"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4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0" draw:style-name="dp1" draw:id="id50" draw:master-page-name="Default" presentation:presentation-page-layout-name="AL2T1">
        <draw:frame draw:name="Title text110"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82"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5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1" draw:style-name="dp1" draw:id="id51" draw:master-page-name="Default" presentation:presentation-page-layout-name="AL2T1">
        <draw:frame draw:name="Title text111"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83" presentation:style-name="pr29"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5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2" draw:style-name="dp1" draw:id="id52" draw:master-page-name="Default" presentation:presentation-page-layout-name="AL2T1">
        <draw:frame draw:name="Title text112"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84"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5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3" draw:style-name="dp1" draw:id="id53" draw:master-page-name="Default" presentation:presentation-page-layout-name="AL1T0">
        <draw:frame draw:name="Title text113" presentation:style-name="pr1" draw:text-style-name="P2" draw:layer="layout" svg:width="23.904cm" svg:height="3.509cm" svg:x="2.057cm" svg:y="1.743cm" presentation:class="title" presentation:user-transformed="true">
          <draw:text-box>
            <text:p text:style-name="P13">Text Properties</text:p>
          </draw:text-box>
        </draw:frame>
        <draw:frame draw:name="Text Frame29" presentation:style-name="pr30"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5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4" draw:style-name="dp1" draw:id="id54" draw:master-page-name="Default" presentation:presentation-page-layout-name="AL2T1">
        <draw:frame draw:name="Title text114"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85"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5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5" draw:style-name="dp1" draw:id="id55" draw:master-page-name="Default" presentation:presentation-page-layout-name="AL2T1">
        <draw:frame draw:name="Title text115"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86" presentation:style-name="pr31"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5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6" draw:style-name="dp1" draw:id="id56" draw:master-page-name="Default" presentation:presentation-page-layout-name="AL2T1">
        <draw:frame draw:name="Title text116"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87"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5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7" draw:style-name="dp1" draw:id="id57" draw:master-page-name="Default" presentation:presentation-page-layout-name="AL1T0">
        <draw:frame draw:name="Title text117" presentation:style-name="pr1" draw:text-style-name="P2" draw:layer="layout" svg:width="23.904cm" svg:height="3.509cm" svg:x="2.057cm" svg:y="1.743cm" presentation:class="title" presentation:user-transformed="true">
          <draw:text-box>
            <text:p text:style-name="P13">Text Properties</text:p>
          </draw:text-box>
        </draw:frame>
        <draw:frame draw:name="Text Frame30" presentation:style-name="pr32"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5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8" draw:style-name="dp1" draw:id="id58" draw:master-page-name="Default" presentation:presentation-page-layout-name="AL2T1">
        <draw:frame draw:name="Title text118"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88"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5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9" draw:style-name="dp1" draw:id="id59" draw:master-page-name="Default" presentation:presentation-page-layout-name="AL2T1">
        <draw:frame draw:name="Title text119"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89" presentation:style-name="pr33"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5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0" draw:style-name="dp1" draw:id="id60" draw:master-page-name="Default" presentation:presentation-page-layout-name="AL2T1">
        <draw:frame draw:name="Title text120"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90"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6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1" draw:style-name="dp1" draw:id="id61" draw:master-page-name="Default" presentation:presentation-page-layout-name="AL1T0">
        <draw:frame draw:name="Title text121" presentation:style-name="pr1" draw:text-style-name="P2" draw:layer="layout" svg:width="23.904cm" svg:height="3.509cm" svg:x="2.057cm" svg:y="1.743cm" presentation:class="title" presentation:user-transformed="true">
          <draw:text-box>
            <text:p text:style-name="P13">Text Properties</text:p>
          </draw:text-box>
        </draw:frame>
        <draw:frame draw:name="Text Frame31" presentation:style-name="pr34"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6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2" draw:style-name="dp1" draw:id="id62" draw:master-page-name="Default" presentation:presentation-page-layout-name="AL2T1">
        <draw:frame draw:name="Title text122"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91"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6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3" draw:style-name="dp1" draw:id="id63" draw:master-page-name="Default" presentation:presentation-page-layout-name="AL2T1">
        <draw:frame draw:name="Title text123"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92" presentation:style-name="pr35"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6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4" draw:style-name="dp1" draw:id="id64" draw:master-page-name="Default" presentation:presentation-page-layout-name="AL2T1">
        <draw:frame draw:name="Title text124"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93"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6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5" draw:style-name="dp1" draw:id="id65" draw:master-page-name="Default" presentation:presentation-page-layout-name="AL1T0">
        <draw:frame draw:name="Title text125" presentation:style-name="pr1" draw:text-style-name="P2" draw:layer="layout" svg:width="23.904cm" svg:height="3.509cm" svg:x="2.057cm" svg:y="1.743cm" presentation:class="title" presentation:user-transformed="true">
          <draw:text-box>
            <text:p text:style-name="P13">Text Properties</text:p>
          </draw:text-box>
        </draw:frame>
        <draw:frame draw:name="Text Frame32" presentation:style-name="pr36"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6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6" draw:style-name="dp1" draw:id="id66" draw:master-page-name="Default" presentation:presentation-page-layout-name="AL2T1">
        <draw:frame draw:name="Title text126"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94"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6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7" draw:style-name="dp1" draw:id="id67" draw:master-page-name="Default" presentation:presentation-page-layout-name="AL2T1">
        <draw:frame draw:name="Title text127"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95" presentation:style-name="pr37"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6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8" draw:style-name="dp1" draw:id="id68" draw:master-page-name="Default" presentation:presentation-page-layout-name="AL2T1">
        <draw:frame draw:name="Title text128"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96"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6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9" draw:style-name="dp1" draw:id="id69" draw:master-page-name="Default" presentation:presentation-page-layout-name="AL1T0">
        <draw:frame draw:name="Title text129" presentation:style-name="pr1" draw:text-style-name="P2" draw:layer="layout" svg:width="23.904cm" svg:height="3.509cm" svg:x="2.057cm" svg:y="1.743cm" presentation:class="title" presentation:user-transformed="true">
          <draw:text-box>
            <text:p text:style-name="P13">Text Properties</text:p>
          </draw:text-box>
        </draw:frame>
        <draw:frame draw:name="Text Frame33" presentation:style-name="pr38"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6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0" draw:style-name="dp1" draw:id="id70" draw:master-page-name="Default" presentation:presentation-page-layout-name="AL2T1">
        <draw:frame draw:name="Title text130"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97"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7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1" draw:style-name="dp1" draw:id="id71" draw:master-page-name="Default" presentation:presentation-page-layout-name="AL2T1">
        <draw:frame draw:name="Title text131"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98" presentation:style-name="pr39"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7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2" draw:style-name="dp1" draw:id="id72" draw:master-page-name="Default" presentation:presentation-page-layout-name="AL2T1">
        <draw:frame draw:name="Title text132"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99"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7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3" draw:style-name="dp1" draw:id="id73" draw:master-page-name="Default" presentation:presentation-page-layout-name="AL1T0">
        <draw:frame draw:name="Title text133" presentation:style-name="pr1" draw:text-style-name="P2" draw:layer="layout" svg:width="23.904cm" svg:height="3.509cm" svg:x="2.057cm" svg:y="1.743cm" presentation:class="title" presentation:user-transformed="true">
          <draw:text-box>
            <text:p text:style-name="P13">Text Properties</text:p>
          </draw:text-box>
        </draw:frame>
        <draw:frame draw:name="Text Frame34" presentation:style-name="pr40"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7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4" draw:style-name="dp1" draw:id="id74" draw:master-page-name="Default" presentation:presentation-page-layout-name="AL2T1">
        <draw:frame draw:name="Title text134"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100"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7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5" draw:style-name="dp1" draw:id="id75" draw:master-page-name="Default" presentation:presentation-page-layout-name="AL2T1">
        <draw:frame draw:name="Title text135"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01" presentation:style-name="pr41"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7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6" draw:style-name="dp1" draw:id="id76" draw:master-page-name="Default" presentation:presentation-page-layout-name="AL2T1">
        <draw:frame draw:name="Title text136"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02"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7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7" draw:style-name="dp1" draw:id="id77" draw:master-page-name="Default" presentation:presentation-page-layout-name="AL1T0">
        <draw:frame draw:name="Title text137" presentation:style-name="pr1" draw:text-style-name="P2" draw:layer="layout" svg:width="23.904cm" svg:height="3.509cm" svg:x="2.057cm" svg:y="1.743cm" presentation:class="title" presentation:user-transformed="true">
          <draw:text-box>
            <text:p text:style-name="P13">Text Properties</text:p>
          </draw:text-box>
        </draw:frame>
        <draw:frame draw:name="Text Frame35" presentation:style-name="pr42"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7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8" draw:style-name="dp1" draw:id="id78" draw:master-page-name="Default" presentation:presentation-page-layout-name="AL2T1">
        <draw:frame draw:name="Title text138"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103"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7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9" draw:style-name="dp1" draw:id="id79" draw:master-page-name="Default" presentation:presentation-page-layout-name="AL2T1">
        <draw:frame draw:name="Title text139"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04" presentation:style-name="pr43"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7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80" draw:style-name="dp1" draw:id="id80" draw:master-page-name="Default" presentation:presentation-page-layout-name="AL2T1">
        <draw:frame draw:name="Title text140"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05"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8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81" draw:style-name="dp1" draw:id="id81" draw:master-page-name="Default" presentation:presentation-page-layout-name="AL1T0">
        <draw:frame draw:name="Title text141" presentation:style-name="pr1" draw:text-style-name="P2" draw:layer="layout" svg:width="23.904cm" svg:height="3.509cm" svg:x="2.057cm" svg:y="1.743cm" presentation:class="title" presentation:user-transformed="true">
          <draw:text-box>
            <text:p text:style-name="P13">Text Properties</text:p>
          </draw:text-box>
        </draw:frame>
        <draw:frame draw:name="Text Frame36" presentation:style-name="pr44"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8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82" draw:style-name="dp1" draw:id="id82" draw:master-page-name="Default" presentation:presentation-page-layout-name="AL2T1">
        <draw:frame draw:name="Title text142"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106"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8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83" draw:style-name="dp1" draw:id="id83" draw:master-page-name="Default" presentation:presentation-page-layout-name="AL2T1">
        <draw:frame draw:name="Title text143"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07" presentation:style-name="pr45"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8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84" draw:style-name="dp1" draw:id="id84" draw:master-page-name="Default" presentation:presentation-page-layout-name="AL2T1">
        <draw:frame draw:name="Title text144"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08"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8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85" draw:style-name="dp1" draw:id="id85" draw:master-page-name="Default" presentation:presentation-page-layout-name="AL1T0">
        <draw:frame draw:name="Title text145" presentation:style-name="pr1" draw:text-style-name="P2" draw:layer="layout" svg:width="23.904cm" svg:height="3.509cm" svg:x="2.057cm" svg:y="1.743cm" presentation:class="title" presentation:user-transformed="true">
          <draw:text-box>
            <text:p text:style-name="P13">Text Properties</text:p>
          </draw:text-box>
        </draw:frame>
        <draw:frame draw:name="Text Frame37" presentation:style-name="pr46"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8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86" draw:style-name="dp1" draw:id="id86" draw:master-page-name="Default" presentation:presentation-page-layout-name="AL2T1">
        <draw:frame draw:name="Title text146"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109"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8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87" draw:style-name="dp1" draw:id="id87" draw:master-page-name="Default" presentation:presentation-page-layout-name="AL2T1">
        <draw:frame draw:name="Title text147"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10" presentation:style-name="pr47"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8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88" draw:style-name="dp1" draw:id="id88" draw:master-page-name="Default" presentation:presentation-page-layout-name="AL2T1">
        <draw:frame draw:name="Title text148"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11"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8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89" draw:style-name="dp1" draw:id="id89" draw:master-page-name="Default" presentation:presentation-page-layout-name="AL1T0">
        <draw:frame draw:name="Title text149" presentation:style-name="pr1" draw:text-style-name="P2" draw:layer="layout" svg:width="23.904cm" svg:height="3.509cm" svg:x="2.057cm" svg:y="1.743cm" presentation:class="title" presentation:user-transformed="true">
          <draw:text-box>
            <text:p text:style-name="P13">Text Properties</text:p>
          </draw:text-box>
        </draw:frame>
        <draw:frame draw:name="Text Frame38" presentation:style-name="pr48"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8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90" draw:style-name="dp1" draw:id="id90" draw:master-page-name="Default" presentation:presentation-page-layout-name="AL2T1">
        <draw:frame draw:name="Title text150"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112"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9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91" draw:style-name="dp1" draw:id="id91" draw:master-page-name="Default" presentation:presentation-page-layout-name="AL2T1">
        <draw:frame draw:name="Title text151"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13" presentation:style-name="pr49"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9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92" draw:style-name="dp1" draw:id="id92" draw:master-page-name="Default" presentation:presentation-page-layout-name="AL2T1">
        <draw:frame draw:name="Title text152"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14"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9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93" draw:style-name="dp1" draw:id="id93" draw:master-page-name="Default" presentation:presentation-page-layout-name="AL1T0">
        <draw:frame draw:name="Title text153" presentation:style-name="pr1" draw:text-style-name="P2" draw:layer="layout" svg:width="23.904cm" svg:height="3.509cm" svg:x="2.057cm" svg:y="1.743cm" presentation:class="title" presentation:user-transformed="true">
          <draw:text-box>
            <text:p text:style-name="P13">Text Properties</text:p>
          </draw:text-box>
        </draw:frame>
        <draw:frame draw:name="Text Frame39" presentation:style-name="pr50"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9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94" draw:style-name="dp1" draw:id="id94" draw:master-page-name="Default" presentation:presentation-page-layout-name="AL2T1">
        <draw:frame draw:name="Title text154"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115"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9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95" draw:style-name="dp1" draw:id="id95" draw:master-page-name="Default" presentation:presentation-page-layout-name="AL2T1">
        <draw:frame draw:name="Title text155"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16" presentation:style-name="pr51"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9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96" draw:style-name="dp1" draw:id="id96" draw:master-page-name="Default" presentation:presentation-page-layout-name="AL2T1">
        <draw:frame draw:name="Title text156"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17"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9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97" draw:style-name="dp1" draw:id="id97" draw:master-page-name="Default" presentation:presentation-page-layout-name="AL1T0">
        <draw:frame draw:name="Title text157" presentation:style-name="pr1" draw:text-style-name="P2" draw:layer="layout" svg:width="23.904cm" svg:height="3.509cm" svg:x="2.057cm" svg:y="1.743cm" presentation:class="title" presentation:user-transformed="true">
          <draw:text-box>
            <text:p text:style-name="P13">Text Properties</text:p>
          </draw:text-box>
        </draw:frame>
        <draw:frame draw:name="Text Frame40" presentation:style-name="pr52"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9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98" draw:style-name="dp1" draw:id="id98" draw:master-page-name="Default" presentation:presentation-page-layout-name="AL2T1">
        <draw:frame draw:name="Title text158"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118"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9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99" draw:style-name="dp1" draw:id="id99" draw:master-page-name="Default" presentation:presentation-page-layout-name="AL2T1">
        <draw:frame draw:name="Title text159"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19" presentation:style-name="pr53"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9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00" draw:style-name="dp1" draw:id="id100" draw:master-page-name="Default" presentation:presentation-page-layout-name="AL2T1">
        <draw:frame draw:name="Title text160"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20"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10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01" draw:style-name="dp1" draw:id="id101" draw:master-page-name="Default" presentation:presentation-page-layout-name="AL1T0">
        <draw:frame draw:name="Title text161" presentation:style-name="pr1" draw:text-style-name="P2" draw:layer="layout" svg:width="23.904cm" svg:height="3.509cm" svg:x="2.057cm" svg:y="1.743cm" presentation:class="title" presentation:user-transformed="true">
          <draw:text-box>
            <text:p text:style-name="P13">Text Properties</text:p>
          </draw:text-box>
        </draw:frame>
        <draw:frame draw:name="Text Frame41" presentation:style-name="pr54"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10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02" draw:style-name="dp1" draw:id="id102" draw:master-page-name="Default" presentation:presentation-page-layout-name="AL2T1">
        <draw:frame draw:name="Title text162"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121"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10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03" draw:style-name="dp1" draw:id="id103" draw:master-page-name="Default" presentation:presentation-page-layout-name="AL2T1">
        <draw:frame draw:name="Title text163"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22" presentation:style-name="pr55"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10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04" draw:style-name="dp1" draw:id="id104" draw:master-page-name="Default" presentation:presentation-page-layout-name="AL2T1">
        <draw:frame draw:name="Title text164"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23"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10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05" draw:style-name="dp1" draw:id="id105" draw:master-page-name="Default" presentation:presentation-page-layout-name="AL1T0">
        <draw:frame draw:name="Title text165" presentation:style-name="pr1" draw:text-style-name="P2" draw:layer="layout" svg:width="23.904cm" svg:height="3.509cm" svg:x="2.057cm" svg:y="1.743cm" presentation:class="title" presentation:user-transformed="true">
          <draw:text-box>
            <text:p text:style-name="P13">Text Properties</text:p>
          </draw:text-box>
        </draw:frame>
        <draw:frame draw:name="Text Frame42" presentation:style-name="pr56"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10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06" draw:style-name="dp1" draw:id="id106" draw:master-page-name="Default" presentation:presentation-page-layout-name="AL2T1">
        <draw:frame draw:name="Title text166"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124"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10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07" draw:style-name="dp1" draw:id="id107" draw:master-page-name="Default" presentation:presentation-page-layout-name="AL2T1">
        <draw:frame draw:name="Title text167"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25" presentation:style-name="pr57"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10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08" draw:style-name="dp1" draw:id="id108" draw:master-page-name="Default" presentation:presentation-page-layout-name="AL2T1">
        <draw:frame draw:name="Title text168"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26"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10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09" draw:style-name="dp1" draw:id="id109" draw:master-page-name="Default" presentation:presentation-page-layout-name="AL1T0">
        <draw:frame draw:name="Title text169" presentation:style-name="pr1" draw:text-style-name="P2" draw:layer="layout" svg:width="23.904cm" svg:height="3.509cm" svg:x="2.057cm" svg:y="1.743cm" presentation:class="title" presentation:user-transformed="true">
          <draw:text-box>
            <text:p text:style-name="P13">Text Properties</text:p>
          </draw:text-box>
        </draw:frame>
        <draw:frame draw:name="Text Frame43" presentation:style-name="pr58"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10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10" draw:style-name="dp1" draw:id="id110" draw:master-page-name="Default" presentation:presentation-page-layout-name="AL2T1">
        <draw:frame draw:name="Title text170"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127"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11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11" draw:style-name="dp1" draw:id="id111" draw:master-page-name="Default" presentation:presentation-page-layout-name="AL2T1">
        <draw:frame draw:name="Title text171"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28" presentation:style-name="pr59"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11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12" draw:style-name="dp1" draw:id="id112" draw:master-page-name="Default" presentation:presentation-page-layout-name="AL2T1">
        <draw:frame draw:name="Title text172"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29"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11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13" draw:style-name="dp1" draw:id="id113" draw:master-page-name="Default" presentation:presentation-page-layout-name="AL1T0">
        <draw:frame draw:name="Title text173" presentation:style-name="pr1" draw:text-style-name="P2" draw:layer="layout" svg:width="23.904cm" svg:height="3.509cm" svg:x="2.057cm" svg:y="1.743cm" presentation:class="title" presentation:user-transformed="true">
          <draw:text-box>
            <text:p text:style-name="P13">Text Properties</text:p>
          </draw:text-box>
        </draw:frame>
        <draw:frame draw:name="Text Frame44" presentation:style-name="pr60"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11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14" draw:style-name="dp1" draw:id="id114" draw:master-page-name="Default" presentation:presentation-page-layout-name="AL2T1">
        <draw:frame draw:name="Title text174"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130"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11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15" draw:style-name="dp1" draw:id="id115" draw:master-page-name="Default" presentation:presentation-page-layout-name="AL2T1">
        <draw:frame draw:name="Title text175"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31" presentation:style-name="pr61"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11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16" draw:style-name="dp1" draw:id="id116" draw:master-page-name="Default" presentation:presentation-page-layout-name="AL2T1">
        <draw:frame draw:name="Title text176"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32"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11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17" draw:style-name="dp1" draw:id="id117" draw:master-page-name="Default" presentation:presentation-page-layout-name="AL1T0">
        <draw:frame draw:name="Title text177" presentation:style-name="pr1" draw:text-style-name="P2" draw:layer="layout" svg:width="23.904cm" svg:height="3.509cm" svg:x="2.057cm" svg:y="1.743cm" presentation:class="title" presentation:user-transformed="true">
          <draw:text-box>
            <text:p text:style-name="P13">Text Properties</text:p>
          </draw:text-box>
        </draw:frame>
        <draw:frame draw:name="Text Frame45" presentation:style-name="pr62"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11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18" draw:style-name="dp1" draw:id="id118" draw:master-page-name="Default" presentation:presentation-page-layout-name="AL2T1">
        <draw:frame draw:name="Title text178"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133"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11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19" draw:style-name="dp1" draw:id="id119" draw:master-page-name="Default" presentation:presentation-page-layout-name="AL2T1">
        <draw:frame draw:name="Title text179"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34" presentation:style-name="pr63"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11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20" draw:style-name="dp1" draw:id="id120" draw:master-page-name="Default" presentation:presentation-page-layout-name="AL2T1">
        <draw:frame draw:name="Title text180"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35"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12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21" draw:style-name="dp1" draw:id="id121" draw:master-page-name="Default" presentation:presentation-page-layout-name="AL1T0">
        <draw:frame draw:name="Title text181" presentation:style-name="pr1" draw:text-style-name="P2" draw:layer="layout" svg:width="23.904cm" svg:height="3.509cm" svg:x="2.057cm" svg:y="1.743cm" presentation:class="title" presentation:user-transformed="true">
          <draw:text-box>
            <text:p text:style-name="P13">Text Properties</text:p>
          </draw:text-box>
        </draw:frame>
        <draw:frame draw:name="Text Frame46" presentation:style-name="pr64"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12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22" draw:style-name="dp1" draw:id="id122" draw:master-page-name="Default" presentation:presentation-page-layout-name="AL2T1">
        <draw:frame draw:name="Title text182"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136"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12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23" draw:style-name="dp1" draw:id="id123" draw:master-page-name="Default" presentation:presentation-page-layout-name="AL2T1">
        <draw:frame draw:name="Title text183"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37" presentation:style-name="pr65"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12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24" draw:style-name="dp1" draw:id="id124" draw:master-page-name="Default" presentation:presentation-page-layout-name="AL2T1">
        <draw:frame draw:name="Title text184"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38"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12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25" draw:style-name="dp1" draw:id="id125" draw:master-page-name="Default" presentation:presentation-page-layout-name="AL1T0">
        <draw:frame draw:name="Title text185" presentation:style-name="pr1" draw:text-style-name="P2" draw:layer="layout" svg:width="23.904cm" svg:height="3.509cm" svg:x="2.057cm" svg:y="1.743cm" presentation:class="title" presentation:user-transformed="true">
          <draw:text-box>
            <text:p text:style-name="P13">Text Properties</text:p>
          </draw:text-box>
        </draw:frame>
        <draw:frame draw:name="Text Frame47" presentation:style-name="pr66"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12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26" draw:style-name="dp1" draw:id="id126" draw:master-page-name="Default" presentation:presentation-page-layout-name="AL2T1">
        <draw:frame draw:name="Title text186"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139"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12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27" draw:style-name="dp1" draw:id="id127" draw:master-page-name="Default" presentation:presentation-page-layout-name="AL2T1">
        <draw:frame draw:name="Title text187"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40" presentation:style-name="pr67"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12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28" draw:style-name="dp1" draw:id="id128" draw:master-page-name="Default" presentation:presentation-page-layout-name="AL2T1">
        <draw:frame draw:name="Title text188"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41"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12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29" draw:style-name="dp1" draw:id="id129" draw:master-page-name="Default" presentation:presentation-page-layout-name="AL1T0">
        <draw:frame draw:name="Title text189" presentation:style-name="pr1" draw:text-style-name="P2" draw:layer="layout" svg:width="23.904cm" svg:height="3.509cm" svg:x="2.057cm" svg:y="1.743cm" presentation:class="title" presentation:user-transformed="true">
          <draw:text-box>
            <text:p text:style-name="P13">Text Properties</text:p>
          </draw:text-box>
        </draw:frame>
        <draw:frame draw:name="Text Frame48" presentation:style-name="pr68"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12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30" draw:style-name="dp1" draw:id="id130" draw:master-page-name="Default" presentation:presentation-page-layout-name="AL2T1">
        <draw:frame draw:name="Title text190"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142"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13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31" draw:style-name="dp1" draw:id="id131" draw:master-page-name="Default" presentation:presentation-page-layout-name="AL2T1">
        <draw:frame draw:name="Title text191"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43" presentation:style-name="pr69"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13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32" draw:style-name="dp1" draw:id="id132" draw:master-page-name="Default" presentation:presentation-page-layout-name="AL2T1">
        <draw:frame draw:name="Title text192"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44"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13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33" draw:style-name="dp1" draw:id="id133" draw:master-page-name="Default" presentation:presentation-page-layout-name="AL1T0">
        <draw:frame draw:name="Title text193" presentation:style-name="pr1" draw:text-style-name="P2" draw:layer="layout" svg:width="23.904cm" svg:height="3.509cm" svg:x="2.057cm" svg:y="1.743cm" presentation:class="title" presentation:user-transformed="true">
          <draw:text-box>
            <text:p text:style-name="P13">Text Properties</text:p>
          </draw:text-box>
        </draw:frame>
        <draw:frame draw:name="Text Frame49" presentation:style-name="pr70"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13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34" draw:style-name="dp1" draw:id="id134" draw:master-page-name="Default" presentation:presentation-page-layout-name="AL2T1">
        <draw:frame draw:name="Title text194"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145"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13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35" draw:style-name="dp1" draw:id="id135" draw:master-page-name="Default" presentation:presentation-page-layout-name="AL2T1">
        <draw:frame draw:name="Title text195"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46" presentation:style-name="pr71"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13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36" draw:style-name="dp1" draw:id="id136" draw:master-page-name="Default" presentation:presentation-page-layout-name="AL2T1">
        <draw:frame draw:name="Title text196"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47"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13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37" draw:style-name="dp1" draw:id="id137" draw:master-page-name="Default" presentation:presentation-page-layout-name="AL1T0">
        <draw:frame draw:name="Title text197" presentation:style-name="pr1" draw:text-style-name="P2" draw:layer="layout" svg:width="23.904cm" svg:height="3.509cm" svg:x="2.057cm" svg:y="1.743cm" presentation:class="title" presentation:user-transformed="true">
          <draw:text-box>
            <text:p text:style-name="P13">Text Properties</text:p>
          </draw:text-box>
        </draw:frame>
        <draw:frame draw:name="Text Frame50" presentation:style-name="pr72"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13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38" draw:style-name="dp1" draw:id="id138" draw:master-page-name="Default" presentation:presentation-page-layout-name="AL2T1">
        <draw:frame draw:name="Title text198"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148"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13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39" draw:style-name="dp1" draw:id="id139" draw:master-page-name="Default" presentation:presentation-page-layout-name="AL2T1">
        <draw:frame draw:name="Title text199"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49" presentation:style-name="pr73"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13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40" draw:style-name="dp1" draw:id="id140" draw:master-page-name="Default" presentation:presentation-page-layout-name="AL2T1">
        <draw:frame draw:name="Title text200"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50"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14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41" draw:style-name="dp1" draw:id="id141" draw:master-page-name="Default" presentation:presentation-page-layout-name="AL1T0">
        <draw:frame draw:name="Title text201" presentation:style-name="pr1" draw:text-style-name="P2" draw:layer="layout" svg:width="23.904cm" svg:height="3.509cm" svg:x="2.057cm" svg:y="1.743cm" presentation:class="title" presentation:user-transformed="true">
          <draw:text-box>
            <text:p text:style-name="P13">Text Properties</text:p>
          </draw:text-box>
        </draw:frame>
        <draw:frame draw:name="Text Frame51" presentation:style-name="pr74"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14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42" draw:style-name="dp1" draw:id="id142" draw:master-page-name="Default" presentation:presentation-page-layout-name="AL2T1">
        <draw:frame draw:name="Title text202"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151"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14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43" draw:style-name="dp1" draw:id="id143" draw:master-page-name="Default" presentation:presentation-page-layout-name="AL2T1">
        <draw:frame draw:name="Title text203"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52" presentation:style-name="pr75"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14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44" draw:style-name="dp1" draw:id="id144" draw:master-page-name="Default" presentation:presentation-page-layout-name="AL2T1">
        <draw:frame draw:name="Title text204"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53"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14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45" draw:style-name="dp1" draw:id="id145" draw:master-page-name="Default" presentation:presentation-page-layout-name="AL1T0">
        <draw:frame draw:name="Title text205" presentation:style-name="pr1" draw:text-style-name="P2" draw:layer="layout" svg:width="23.904cm" svg:height="3.509cm" svg:x="2.057cm" svg:y="1.743cm" presentation:class="title" presentation:user-transformed="true">
          <draw:text-box>
            <text:p text:style-name="P13">Text Properties</text:p>
          </draw:text-box>
        </draw:frame>
        <draw:frame draw:name="Text Frame52" presentation:style-name="pr76"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14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46" draw:style-name="dp1" draw:id="id146" draw:master-page-name="Default" presentation:presentation-page-layout-name="AL2T1">
        <draw:frame draw:name="Title text206"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154"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14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47" draw:style-name="dp1" draw:id="id147" draw:master-page-name="Default" presentation:presentation-page-layout-name="AL2T1">
        <draw:frame draw:name="Title text207"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55" presentation:style-name="pr77"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14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48" draw:style-name="dp1" draw:id="id148" draw:master-page-name="Default" presentation:presentation-page-layout-name="AL2T1">
        <draw:frame draw:name="Title text208"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56"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14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49" draw:style-name="dp1" draw:id="id149" draw:master-page-name="Default" presentation:presentation-page-layout-name="AL1T0">
        <draw:frame draw:name="Title text209" presentation:style-name="pr1" draw:text-style-name="P2" draw:layer="layout" svg:width="23.904cm" svg:height="3.509cm" svg:x="2.057cm" svg:y="1.743cm" presentation:class="title" presentation:user-transformed="true">
          <draw:text-box>
            <text:p text:style-name="P13">Text Properties</text:p>
          </draw:text-box>
        </draw:frame>
        <draw:frame draw:name="Text Frame53" presentation:style-name="pr78"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14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50" draw:style-name="dp1" draw:id="id150" draw:master-page-name="Default" presentation:presentation-page-layout-name="AL2T1">
        <draw:frame draw:name="Title text210"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157"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15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51" draw:style-name="dp1" draw:id="id151" draw:master-page-name="Default" presentation:presentation-page-layout-name="AL2T1">
        <draw:frame draw:name="Title text211"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58" presentation:style-name="pr79"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15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52" draw:style-name="dp1" draw:id="id152" draw:master-page-name="Default" presentation:presentation-page-layout-name="AL2T1">
        <draw:frame draw:name="Title text212"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59"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15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53" draw:style-name="dp1" draw:id="id153" draw:master-page-name="Default" presentation:presentation-page-layout-name="AL1T0">
        <draw:frame draw:name="Title text213" presentation:style-name="pr1" draw:text-style-name="P2" draw:layer="layout" svg:width="23.904cm" svg:height="3.509cm" svg:x="2.057cm" svg:y="1.743cm" presentation:class="title" presentation:user-transformed="true">
          <draw:text-box>
            <text:p text:style-name="P13">Text Properties</text:p>
          </draw:text-box>
        </draw:frame>
        <draw:frame draw:name="Text Frame54" presentation:style-name="pr80"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15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54" draw:style-name="dp1" draw:id="id154" draw:master-page-name="Default" presentation:presentation-page-layout-name="AL2T1">
        <draw:frame draw:name="Title text214"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160"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15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55" draw:style-name="dp1" draw:id="id155" draw:master-page-name="Default" presentation:presentation-page-layout-name="AL2T1">
        <draw:frame draw:name="Title text215"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61" presentation:style-name="pr81"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15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56" draw:style-name="dp1" draw:id="id156" draw:master-page-name="Default" presentation:presentation-page-layout-name="AL2T1">
        <draw:frame draw:name="Title text216"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62"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15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57" draw:style-name="dp1" draw:id="id157" draw:master-page-name="Default" presentation:presentation-page-layout-name="AL1T0">
        <draw:frame draw:name="Title text217" presentation:style-name="pr1" draw:text-style-name="P2" draw:layer="layout" svg:width="23.904cm" svg:height="3.509cm" svg:x="2.057cm" svg:y="1.743cm" presentation:class="title" presentation:user-transformed="true">
          <draw:text-box>
            <text:p text:style-name="P13">Text Properties</text:p>
          </draw:text-box>
        </draw:frame>
        <draw:frame draw:name="Text Frame55" presentation:style-name="pr82"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15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58" draw:style-name="dp1" draw:id="id158" draw:master-page-name="Default" presentation:presentation-page-layout-name="AL2T1">
        <draw:frame draw:name="Title text218"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163"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15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59" draw:style-name="dp1" draw:id="id159" draw:master-page-name="Default" presentation:presentation-page-layout-name="AL2T1">
        <draw:frame draw:name="Title text219"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64" presentation:style-name="pr83"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15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60" draw:style-name="dp1" draw:id="id160" draw:master-page-name="Default" presentation:presentation-page-layout-name="AL2T1">
        <draw:frame draw:name="Title text220"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65"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16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61" draw:style-name="dp1" draw:id="id161" draw:master-page-name="Default" presentation:presentation-page-layout-name="AL1T0">
        <draw:frame draw:name="Title text221" presentation:style-name="pr1" draw:text-style-name="P2" draw:layer="layout" svg:width="23.904cm" svg:height="3.509cm" svg:x="2.057cm" svg:y="1.743cm" presentation:class="title" presentation:user-transformed="true">
          <draw:text-box>
            <text:p text:style-name="P13">Text Properties</text:p>
          </draw:text-box>
        </draw:frame>
        <draw:frame draw:name="Text Frame56" presentation:style-name="pr84"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16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62" draw:style-name="dp1" draw:id="id162" draw:master-page-name="Default" presentation:presentation-page-layout-name="AL2T1">
        <draw:frame draw:name="Title text222"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166"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16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63" draw:style-name="dp1" draw:id="id163" draw:master-page-name="Default" presentation:presentation-page-layout-name="AL2T1">
        <draw:frame draw:name="Title text223"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67" presentation:style-name="pr85"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16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64" draw:style-name="dp1" draw:id="id164" draw:master-page-name="Default" presentation:presentation-page-layout-name="AL2T1">
        <draw:frame draw:name="Title text224"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68"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16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65" draw:style-name="dp1" draw:id="id165" draw:master-page-name="Default" presentation:presentation-page-layout-name="AL1T0">
        <draw:frame draw:name="Title text225" presentation:style-name="pr1" draw:text-style-name="P2" draw:layer="layout" svg:width="23.904cm" svg:height="3.509cm" svg:x="2.057cm" svg:y="1.743cm" presentation:class="title" presentation:user-transformed="true">
          <draw:text-box>
            <text:p text:style-name="P13">Text Properties</text:p>
          </draw:text-box>
        </draw:frame>
        <draw:frame draw:name="Text Frame57" presentation:style-name="pr86"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16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66" draw:style-name="dp1" draw:id="id166" draw:master-page-name="Default" presentation:presentation-page-layout-name="AL2T1">
        <draw:frame draw:name="Title text226"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169"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16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67" draw:style-name="dp1" draw:id="id167" draw:master-page-name="Default" presentation:presentation-page-layout-name="AL2T1">
        <draw:frame draw:name="Title text227"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70" presentation:style-name="pr87"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16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68" draw:style-name="dp1" draw:id="id168" draw:master-page-name="Default" presentation:presentation-page-layout-name="AL2T1">
        <draw:frame draw:name="Title text228"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71"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16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69" draw:style-name="dp1" draw:id="id169" draw:master-page-name="Default" presentation:presentation-page-layout-name="AL1T0">
        <draw:frame draw:name="Title text229" presentation:style-name="pr1" draw:text-style-name="P2" draw:layer="layout" svg:width="23.904cm" svg:height="3.509cm" svg:x="2.057cm" svg:y="1.743cm" presentation:class="title" presentation:user-transformed="true">
          <draw:text-box>
            <text:p text:style-name="P13">Text Properties</text:p>
          </draw:text-box>
        </draw:frame>
        <draw:frame draw:name="Text Frame58" presentation:style-name="pr88"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16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70" draw:style-name="dp1" draw:id="id170" draw:master-page-name="Default" presentation:presentation-page-layout-name="AL2T1">
        <draw:frame draw:name="Title text230"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172"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17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71" draw:style-name="dp1" draw:id="id171" draw:master-page-name="Default" presentation:presentation-page-layout-name="AL2T1">
        <draw:frame draw:name="Title text231"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73" presentation:style-name="pr89"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17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72" draw:style-name="dp1" draw:id="id172" draw:master-page-name="Default" presentation:presentation-page-layout-name="AL2T1">
        <draw:frame draw:name="Title text232"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74"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17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73" draw:style-name="dp1" draw:id="id173" draw:master-page-name="Default" presentation:presentation-page-layout-name="AL1T0">
        <draw:frame draw:name="Title text233" presentation:style-name="pr1" draw:text-style-name="P2" draw:layer="layout" svg:width="23.904cm" svg:height="3.509cm" svg:x="2.057cm" svg:y="1.743cm" presentation:class="title" presentation:user-transformed="true">
          <draw:text-box>
            <text:p text:style-name="P13">Text Properties</text:p>
          </draw:text-box>
        </draw:frame>
        <draw:frame draw:name="Text Frame59" presentation:style-name="pr90"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17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74" draw:style-name="dp1" draw:id="id174" draw:master-page-name="Default" presentation:presentation-page-layout-name="AL2T1">
        <draw:frame draw:name="Title text234"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175"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17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75" draw:style-name="dp1" draw:id="id175" draw:master-page-name="Default" presentation:presentation-page-layout-name="AL2T1">
        <draw:frame draw:name="Title text235"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76" presentation:style-name="pr91"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17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76" draw:style-name="dp1" draw:id="id176" draw:master-page-name="Default" presentation:presentation-page-layout-name="AL2T1">
        <draw:frame draw:name="Title text236"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77"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17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77" draw:style-name="dp1" draw:id="id177" draw:master-page-name="Default" presentation:presentation-page-layout-name="AL1T0">
        <draw:frame draw:name="Title text237" presentation:style-name="pr1" draw:text-style-name="P2" draw:layer="layout" svg:width="23.904cm" svg:height="3.509cm" svg:x="2.057cm" svg:y="1.743cm" presentation:class="title" presentation:user-transformed="true">
          <draw:text-box>
            <text:p text:style-name="P13">Text Properties</text:p>
          </draw:text-box>
        </draw:frame>
        <draw:frame draw:name="Text Frame60" presentation:style-name="pr92"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17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78" draw:style-name="dp1" draw:id="id178" draw:master-page-name="Default" presentation:presentation-page-layout-name="AL2T1">
        <draw:frame draw:name="Title text238"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178"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17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79" draw:style-name="dp1" draw:id="id179" draw:master-page-name="Default" presentation:presentation-page-layout-name="AL2T1">
        <draw:frame draw:name="Title text239"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79" presentation:style-name="pr93"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17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80" draw:style-name="dp1" draw:id="id180" draw:master-page-name="Default" presentation:presentation-page-layout-name="AL2T1">
        <draw:frame draw:name="Title text240"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80"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18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81" draw:style-name="dp1" draw:id="id181" draw:master-page-name="Default" presentation:presentation-page-layout-name="AL1T0">
        <draw:frame draw:name="Title text241" presentation:style-name="pr1" draw:text-style-name="P2" draw:layer="layout" svg:width="23.904cm" svg:height="3.509cm" svg:x="2.057cm" svg:y="1.743cm" presentation:class="title" presentation:user-transformed="true">
          <draw:text-box>
            <text:p text:style-name="P13">Text Properties</text:p>
          </draw:text-box>
        </draw:frame>
        <draw:frame draw:name="Text Frame61" presentation:style-name="pr94"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18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82" draw:style-name="dp1" draw:id="id182" draw:master-page-name="Default" presentation:presentation-page-layout-name="AL2T1">
        <draw:frame draw:name="Title text242"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181"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18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83" draw:style-name="dp1" draw:id="id183" draw:master-page-name="Default" presentation:presentation-page-layout-name="AL2T1">
        <draw:frame draw:name="Title text243"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82" presentation:style-name="pr95"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18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84" draw:style-name="dp1" draw:id="id184" draw:master-page-name="Default" presentation:presentation-page-layout-name="AL2T1">
        <draw:frame draw:name="Title text244"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83"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18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85" draw:style-name="dp1" draw:id="id185" draw:master-page-name="Default" presentation:presentation-page-layout-name="AL1T0">
        <draw:frame draw:name="Title text245" presentation:style-name="pr1" draw:text-style-name="P2" draw:layer="layout" svg:width="23.904cm" svg:height="3.509cm" svg:x="2.057cm" svg:y="1.743cm" presentation:class="title" presentation:user-transformed="true">
          <draw:text-box>
            <text:p text:style-name="P13">Text Properties</text:p>
          </draw:text-box>
        </draw:frame>
        <draw:frame draw:name="Text Frame62" presentation:style-name="pr96"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18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86" draw:style-name="dp1" draw:id="id186" draw:master-page-name="Default" presentation:presentation-page-layout-name="AL2T1">
        <draw:frame draw:name="Title text246"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184"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18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87" draw:style-name="dp1" draw:id="id187" draw:master-page-name="Default" presentation:presentation-page-layout-name="AL2T1">
        <draw:frame draw:name="Title text247"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85" presentation:style-name="pr97"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18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88" draw:style-name="dp1" draw:id="id188" draw:master-page-name="Default" presentation:presentation-page-layout-name="AL2T1">
        <draw:frame draw:name="Title text248"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86"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18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89" draw:style-name="dp1" draw:id="id189" draw:master-page-name="Default" presentation:presentation-page-layout-name="AL1T0">
        <draw:frame draw:name="Title text249" presentation:style-name="pr1" draw:text-style-name="P2" draw:layer="layout" svg:width="23.904cm" svg:height="3.509cm" svg:x="2.057cm" svg:y="1.743cm" presentation:class="title" presentation:user-transformed="true">
          <draw:text-box>
            <text:p text:style-name="P13">Text Properties</text:p>
          </draw:text-box>
        </draw:frame>
        <draw:frame draw:name="Text Frame63" presentation:style-name="pr98"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18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90" draw:style-name="dp1" draw:id="id190" draw:master-page-name="Default" presentation:presentation-page-layout-name="AL2T1">
        <draw:frame draw:name="Title text250"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187"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19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91" draw:style-name="dp1" draw:id="id191" draw:master-page-name="Default" presentation:presentation-page-layout-name="AL2T1">
        <draw:frame draw:name="Title text251"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88" presentation:style-name="pr99"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19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92" draw:style-name="dp1" draw:id="id192" draw:master-page-name="Default" presentation:presentation-page-layout-name="AL2T1">
        <draw:frame draw:name="Title text252"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89"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19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93" draw:style-name="dp1" draw:id="id193" draw:master-page-name="Default" presentation:presentation-page-layout-name="AL1T0">
        <draw:frame draw:name="Title text253" presentation:style-name="pr1" draw:text-style-name="P2" draw:layer="layout" svg:width="23.904cm" svg:height="3.509cm" svg:x="2.057cm" svg:y="1.743cm" presentation:class="title" presentation:user-transformed="true">
          <draw:text-box>
            <text:p text:style-name="P13">Text Properties</text:p>
          </draw:text-box>
        </draw:frame>
        <draw:frame draw:name="Text Frame64" presentation:style-name="pr100"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19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94" draw:style-name="dp1" draw:id="id194" draw:master-page-name="Default" presentation:presentation-page-layout-name="AL2T1">
        <draw:frame draw:name="Title text254"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190"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19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95" draw:style-name="dp1" draw:id="id195" draw:master-page-name="Default" presentation:presentation-page-layout-name="AL2T1">
        <draw:frame draw:name="Title text255"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91" presentation:style-name="pr101"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19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96" draw:style-name="dp1" draw:id="id196" draw:master-page-name="Default" presentation:presentation-page-layout-name="AL2T1">
        <draw:frame draw:name="Title text256"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92"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19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97" draw:style-name="dp1" draw:id="id197" draw:master-page-name="Default" presentation:presentation-page-layout-name="AL1T0">
        <draw:frame draw:name="Title text33" presentation:style-name="pr1" draw:text-style-name="P2" draw:layer="layout" svg:width="23.904cm" svg:height="3.509cm" svg:x="2.057cm" svg:y="1.743cm" presentation:class="title" presentation:user-transformed="true">
          <draw:text-box>
            <text:p text:style-name="P13">Text Properties</text:p>
          </draw:text-box>
        </draw:frame>
        <draw:frame draw:name="Text Frame9" presentation:style-name="pr102"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19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98" draw:style-name="dp1" draw:id="id198" draw:master-page-name="Default" presentation:presentation-page-layout-name="AL2T1">
        <draw:frame draw:name="Title text34"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25"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19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199" draw:style-name="dp1" draw:id="id199" draw:master-page-name="Default" presentation:presentation-page-layout-name="AL2T1">
        <draw:frame draw:name="Title text35"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6" presentation:style-name="pr103"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19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00" draw:style-name="dp1" draw:id="id200" draw:master-page-name="Default" presentation:presentation-page-layout-name="AL2T1">
        <draw:frame draw:name="Title text36"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7"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20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01" draw:style-name="dp1" draw:id="id201" draw:master-page-name="Default" presentation:presentation-page-layout-name="AL1T0">
        <draw:frame draw:name="Title text37" presentation:style-name="pr1" draw:text-style-name="P2" draw:layer="layout" svg:width="23.904cm" svg:height="3.509cm" svg:x="2.057cm" svg:y="1.743cm" presentation:class="title" presentation:user-transformed="true">
          <draw:text-box>
            <text:p text:style-name="P13">Text Properties</text:p>
          </draw:text-box>
        </draw:frame>
        <draw:frame draw:name="Text Frame10" presentation:style-name="pr104"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20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02" draw:style-name="dp1" draw:id="id202" draw:master-page-name="Default" presentation:presentation-page-layout-name="AL2T1">
        <draw:frame draw:name="Title text38"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28"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20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03" draw:style-name="dp1" draw:id="id203" draw:master-page-name="Default" presentation:presentation-page-layout-name="AL2T1">
        <draw:frame draw:name="Title text39"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9" presentation:style-name="pr105"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20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04" draw:style-name="dp1" draw:id="id204" draw:master-page-name="Default" presentation:presentation-page-layout-name="AL2T1">
        <draw:frame draw:name="Title text40"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0"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20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05" draw:style-name="dp1" draw:id="id205" draw:master-page-name="Default" presentation:presentation-page-layout-name="AL1T0">
        <draw:frame draw:name="Title text41" presentation:style-name="pr1" draw:text-style-name="P2" draw:layer="layout" svg:width="23.904cm" svg:height="3.509cm" svg:x="2.057cm" svg:y="1.743cm" presentation:class="title" presentation:user-transformed="true">
          <draw:text-box>
            <text:p text:style-name="P13">Text Properties</text:p>
          </draw:text-box>
        </draw:frame>
        <draw:frame draw:name="Text Frame11" presentation:style-name="pr106"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20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06" draw:style-name="dp1" draw:id="id206" draw:master-page-name="Default" presentation:presentation-page-layout-name="AL2T1">
        <draw:frame draw:name="Title text42"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31"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20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07" draw:style-name="dp1" draw:id="id207" draw:master-page-name="Default" presentation:presentation-page-layout-name="AL2T1">
        <draw:frame draw:name="Title text43"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2" presentation:style-name="pr107"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20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08" draw:style-name="dp1" draw:id="id208" draw:master-page-name="Default" presentation:presentation-page-layout-name="AL2T1">
        <draw:frame draw:name="Title text44"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3"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20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09" draw:style-name="dp1" draw:id="id209" draw:master-page-name="Default" presentation:presentation-page-layout-name="AL1T0">
        <draw:frame draw:name="Title text45" presentation:style-name="pr1" draw:text-style-name="P2" draw:layer="layout" svg:width="23.904cm" svg:height="3.509cm" svg:x="2.057cm" svg:y="1.743cm" presentation:class="title" presentation:user-transformed="true">
          <draw:text-box>
            <text:p text:style-name="P13">Text Properties</text:p>
          </draw:text-box>
        </draw:frame>
        <draw:frame draw:name="Text Frame12" presentation:style-name="pr108"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20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10" draw:style-name="dp1" draw:id="id210" draw:master-page-name="Default" presentation:presentation-page-layout-name="AL2T1">
        <draw:frame draw:name="Title text46"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34"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21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11" draw:style-name="dp1" draw:id="id211" draw:master-page-name="Default" presentation:presentation-page-layout-name="AL2T1">
        <draw:frame draw:name="Title text47"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5" presentation:style-name="pr109"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21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12" draw:style-name="dp1" draw:id="id212" draw:master-page-name="Default" presentation:presentation-page-layout-name="AL2T1">
        <draw:frame draw:name="Title text48"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6"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21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13" draw:style-name="dp1" draw:id="id213" draw:master-page-name="Default" presentation:presentation-page-layout-name="AL1T0">
        <draw:frame draw:name="Title text49" presentation:style-name="pr1" draw:text-style-name="P2" draw:layer="layout" svg:width="23.904cm" svg:height="3.509cm" svg:x="2.057cm" svg:y="1.743cm" presentation:class="title" presentation:user-transformed="true">
          <draw:text-box>
            <text:p text:style-name="P13">Text Properties</text:p>
          </draw:text-box>
        </draw:frame>
        <draw:frame draw:name="Text Frame13" presentation:style-name="pr110"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21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14" draw:style-name="dp1" draw:id="id214" draw:master-page-name="Default" presentation:presentation-page-layout-name="AL2T1">
        <draw:frame draw:name="Title text50"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37"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21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15" draw:style-name="dp1" draw:id="id215" draw:master-page-name="Default" presentation:presentation-page-layout-name="AL2T1">
        <draw:frame draw:name="Title text51"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8" presentation:style-name="pr111"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21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16" draw:style-name="dp1" draw:id="id216" draw:master-page-name="Default" presentation:presentation-page-layout-name="AL2T1">
        <draw:frame draw:name="Title text52"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9"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21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17" draw:style-name="dp1" draw:id="id217" draw:master-page-name="Default" presentation:presentation-page-layout-name="AL1T0">
        <draw:frame draw:name="Title text53" presentation:style-name="pr1" draw:text-style-name="P2" draw:layer="layout" svg:width="23.904cm" svg:height="3.509cm" svg:x="2.057cm" svg:y="1.743cm" presentation:class="title" presentation:user-transformed="true">
          <draw:text-box>
            <text:p text:style-name="P13">Text Properties</text:p>
          </draw:text-box>
        </draw:frame>
        <draw:frame draw:name="Text Frame14" presentation:style-name="pr112"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21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18" draw:style-name="dp1" draw:id="id218" draw:master-page-name="Default" presentation:presentation-page-layout-name="AL2T1">
        <draw:frame draw:name="Title text54"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40"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21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19" draw:style-name="dp1" draw:id="id219" draw:master-page-name="Default" presentation:presentation-page-layout-name="AL2T1">
        <draw:frame draw:name="Title text55"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1" presentation:style-name="pr113"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21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20" draw:style-name="dp1" draw:id="id220" draw:master-page-name="Default" presentation:presentation-page-layout-name="AL2T1">
        <draw:frame draw:name="Title text56"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2"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22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21" draw:style-name="dp1" draw:id="id221" draw:master-page-name="Default" presentation:presentation-page-layout-name="AL1T0">
        <draw:frame draw:name="Title text57" presentation:style-name="pr1" draw:text-style-name="P2" draw:layer="layout" svg:width="23.904cm" svg:height="3.509cm" svg:x="2.057cm" svg:y="1.743cm" presentation:class="title" presentation:user-transformed="true">
          <draw:text-box>
            <text:p text:style-name="P13">Text Properties</text:p>
          </draw:text-box>
        </draw:frame>
        <draw:frame draw:name="Text Frame15" presentation:style-name="pr114"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22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22" draw:style-name="dp1" draw:id="id222" draw:master-page-name="Default" presentation:presentation-page-layout-name="AL2T1">
        <draw:frame draw:name="Title text58"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43"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22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23" draw:style-name="dp1" draw:id="id223" draw:master-page-name="Default" presentation:presentation-page-layout-name="AL2T1">
        <draw:frame draw:name="Title text59"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4" presentation:style-name="pr115"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22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24" draw:style-name="dp1" draw:id="id224" draw:master-page-name="Default" presentation:presentation-page-layout-name="AL2T1">
        <draw:frame draw:name="Title text60"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5"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22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25" draw:style-name="dp1" draw:id="id225" draw:master-page-name="Default" presentation:presentation-page-layout-name="AL1T0">
        <draw:frame draw:name="Title text61" presentation:style-name="pr1" draw:text-style-name="P2" draw:layer="layout" svg:width="23.904cm" svg:height="3.509cm" svg:x="2.057cm" svg:y="1.743cm" presentation:class="title" presentation:user-transformed="true">
          <draw:text-box>
            <text:p text:style-name="P13">Text Properties</text:p>
          </draw:text-box>
        </draw:frame>
        <draw:frame draw:name="Text Frame16" presentation:style-name="pr116"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22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26" draw:style-name="dp1" draw:id="id226" draw:master-page-name="Default" presentation:presentation-page-layout-name="AL2T1">
        <draw:frame draw:name="Title text62"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46"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22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27" draw:style-name="dp1" draw:id="id227" draw:master-page-name="Default" presentation:presentation-page-layout-name="AL2T1">
        <draw:frame draw:name="Title text63"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7" presentation:style-name="pr117"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22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28" draw:style-name="dp1" draw:id="id228" draw:master-page-name="Default" presentation:presentation-page-layout-name="AL2T1">
        <draw:frame draw:name="Title text64"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8"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22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29" draw:style-name="dp1" draw:id="id229" draw:master-page-name="Default" presentation:presentation-page-layout-name="AL1T0">
        <draw:frame draw:name="Title text17" presentation:style-name="pr1" draw:text-style-name="P2" draw:layer="layout" svg:width="23.904cm" svg:height="3.509cm" svg:x="2.057cm" svg:y="1.743cm" presentation:class="title" presentation:user-transformed="true">
          <draw:text-box>
            <text:p text:style-name="P13">Text Properties</text:p>
          </draw:text-box>
        </draw:frame>
        <draw:frame draw:name="Text Frame5" presentation:style-name="pr118"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22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30" draw:style-name="dp1" draw:id="id230" draw:master-page-name="Default" presentation:presentation-page-layout-name="AL2T1">
        <draw:frame draw:name="Title text18"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13"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23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31" draw:style-name="dp1" draw:id="id231" draw:master-page-name="Default" presentation:presentation-page-layout-name="AL2T1">
        <draw:frame draw:name="Title text19"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4" presentation:style-name="pr119"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23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32" draw:style-name="dp1" draw:id="id232" draw:master-page-name="Default" presentation:presentation-page-layout-name="AL2T1">
        <draw:frame draw:name="Title text20"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5"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23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33" draw:style-name="dp1" draw:id="id233" draw:master-page-name="Default" presentation:presentation-page-layout-name="AL1T0">
        <draw:frame draw:name="Title text21" presentation:style-name="pr1" draw:text-style-name="P2" draw:layer="layout" svg:width="23.904cm" svg:height="3.509cm" svg:x="2.057cm" svg:y="1.743cm" presentation:class="title" presentation:user-transformed="true">
          <draw:text-box>
            <text:p text:style-name="P13">Text Properties</text:p>
          </draw:text-box>
        </draw:frame>
        <draw:frame draw:name="Text Frame6" presentation:style-name="pr120"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23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34" draw:style-name="dp1" draw:id="id234" draw:master-page-name="Default" presentation:presentation-page-layout-name="AL2T1">
        <draw:frame draw:name="Title text22"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16"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23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35" draw:style-name="dp1" draw:id="id235" draw:master-page-name="Default" presentation:presentation-page-layout-name="AL2T1">
        <draw:frame draw:name="Title text23"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7" presentation:style-name="pr121"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23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36" draw:style-name="dp1" draw:id="id236" draw:master-page-name="Default" presentation:presentation-page-layout-name="AL2T1">
        <draw:frame draw:name="Title text24"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8"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23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37" draw:style-name="dp1" draw:id="id237" draw:master-page-name="Default" presentation:presentation-page-layout-name="AL1T0">
        <draw:frame draw:name="Title text25" presentation:style-name="pr1" draw:text-style-name="P2" draw:layer="layout" svg:width="23.904cm" svg:height="3.509cm" svg:x="2.057cm" svg:y="1.743cm" presentation:class="title" presentation:user-transformed="true">
          <draw:text-box>
            <text:p text:style-name="P13">Text Properties</text:p>
          </draw:text-box>
        </draw:frame>
        <draw:frame draw:name="Text Frame7" presentation:style-name="pr122"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23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38" draw:style-name="dp1" draw:id="id238" draw:master-page-name="Default" presentation:presentation-page-layout-name="AL2T1">
        <draw:frame draw:name="Title text26"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19"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23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39" draw:style-name="dp1" draw:id="id239" draw:master-page-name="Default" presentation:presentation-page-layout-name="AL2T1">
        <draw:frame draw:name="Title text27"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0" presentation:style-name="pr123"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23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40" draw:style-name="dp1" draw:id="id240" draw:master-page-name="Default" presentation:presentation-page-layout-name="AL2T1">
        <draw:frame draw:name="Title text28"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1"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24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41" draw:style-name="dp1" draw:id="id241" draw:master-page-name="Default" presentation:presentation-page-layout-name="AL1T0">
        <draw:frame draw:name="Title text29" presentation:style-name="pr1" draw:text-style-name="P2" draw:layer="layout" svg:width="23.904cm" svg:height="3.509cm" svg:x="2.057cm" svg:y="1.743cm" presentation:class="title" presentation:user-transformed="true">
          <draw:text-box>
            <text:p text:style-name="P13">Text Properties</text:p>
          </draw:text-box>
        </draw:frame>
        <draw:frame draw:name="Text Frame8" presentation:style-name="pr124"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24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42" draw:style-name="dp1" draw:id="id242" draw:master-page-name="Default" presentation:presentation-page-layout-name="AL2T1">
        <draw:frame draw:name="Title text30"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22"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24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43" draw:style-name="dp1" draw:id="id243" draw:master-page-name="Default" presentation:presentation-page-layout-name="AL2T1">
        <draw:frame draw:name="Title text31"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3" presentation:style-name="pr125"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24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44" draw:style-name="dp1" draw:id="id244" draw:master-page-name="Default" presentation:presentation-page-layout-name="AL2T1">
        <draw:frame draw:name="Title text32"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4"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24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45" draw:style-name="dp1" draw:id="id245" draw:master-page-name="Default" presentation:presentation-page-layout-name="AL1T0">
        <draw:frame draw:name="Title text9" presentation:style-name="pr1" draw:text-style-name="P2" draw:layer="layout" svg:width="23.904cm" svg:height="3.509cm" svg:x="2.057cm" svg:y="1.743cm" presentation:class="title" presentation:user-transformed="true">
          <draw:text-box>
            <text:p text:style-name="P13">Text Properties</text:p>
          </draw:text-box>
        </draw:frame>
        <draw:frame draw:name="Text Frame3" presentation:style-name="pr126"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24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46" draw:style-name="dp1" draw:id="id246" draw:master-page-name="Default" presentation:presentation-page-layout-name="AL2T1">
        <draw:frame draw:name="Title text10"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7"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24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47" draw:style-name="dp1" draw:id="id247" draw:master-page-name="Default" presentation:presentation-page-layout-name="AL2T1">
        <draw:frame draw:name="Title text11"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8" presentation:style-name="pr127"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24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48" draw:style-name="dp1" draw:id="id248" draw:master-page-name="Default" presentation:presentation-page-layout-name="AL2T1">
        <draw:frame draw:name="Title text12"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9"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24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49" draw:style-name="dp1" draw:id="id249" draw:master-page-name="Default" presentation:presentation-page-layout-name="AL1T0">
        <draw:frame draw:name="Title text13" presentation:style-name="pr1" draw:text-style-name="P2" draw:layer="layout" svg:width="23.904cm" svg:height="3.509cm" svg:x="2.057cm" svg:y="1.743cm" presentation:class="title" presentation:user-transformed="true">
          <draw:text-box>
            <text:p text:style-name="P13">Text Properties</text:p>
          </draw:text-box>
        </draw:frame>
        <draw:frame draw:name="Text Frame4" presentation:style-name="pr128"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24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50" draw:style-name="dp1" draw:id="id250" draw:master-page-name="Default" presentation:presentation-page-layout-name="AL2T1">
        <draw:frame draw:name="Title text14"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10"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25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51" draw:style-name="dp1" draw:id="id251" draw:master-page-name="Default" presentation:presentation-page-layout-name="AL2T1">
        <draw:frame draw:name="Title text15"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1" presentation:style-name="pr129"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25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52" draw:style-name="dp1" draw:id="id252" draw:master-page-name="Default" presentation:presentation-page-layout-name="AL2T1">
        <draw:frame draw:name="Title text16"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2"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25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53" draw:style-name="dp1" draw:id="id253" draw:master-page-name="Default" presentation:presentation-page-layout-name="AL1T0">
        <draw:frame draw:name="Title text4" presentation:style-name="pr1" draw:text-style-name="P2" draw:layer="layout" svg:width="23.904cm" svg:height="3.509cm" svg:x="2.057cm" svg:y="1.743cm" presentation:class="title" presentation:user-transformed="true">
          <draw:text-box>
            <text:p text:style-name="P13">Text Properties</text:p>
          </draw:text-box>
        </draw:frame>
        <draw:frame draw:name="Text Frame2" presentation:style-name="pr130"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25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54" draw:style-name="dp1" draw:id="id254" draw:master-page-name="Default" presentation:presentation-page-layout-name="AL2T1">
        <draw:frame draw:name="Title text6"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3"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25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55" draw:style-name="dp1" draw:id="id255" draw:master-page-name="Default" presentation:presentation-page-layout-name="AL2T1">
        <draw:frame draw:name="Title text7"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 presentation:style-name="pr131"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25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56" draw:style-name="dp1" draw:id="id256" draw:master-page-name="Default" presentation:presentation-page-layout-name="AL2T1">
        <draw:frame draw:name="Title text8"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6"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25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57" draw:style-name="dp1" draw:id="id257" draw:master-page-name="Default" presentation:presentation-page-layout-name="AL1T0">
        <draw:frame draw:name="Title text257" presentation:style-name="pr1" draw:text-style-name="P2" draw:layer="layout" svg:width="23.904cm" svg:height="3.509cm" svg:x="2.057cm" svg:y="1.743cm" presentation:class="title" presentation:user-transformed="true">
          <draw:text-box>
            <text:p text:style-name="P13">Text Properties</text:p>
          </draw:text-box>
        </draw:frame>
        <draw:frame draw:name="Text Frame65" presentation:style-name="pr132"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25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58" draw:style-name="dp1" draw:id="id258" draw:master-page-name="Default" presentation:presentation-page-layout-name="AL2T1">
        <draw:frame draw:name="Title text258"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193"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25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59" draw:style-name="dp1" draw:id="id259" draw:master-page-name="Default" presentation:presentation-page-layout-name="AL2T1">
        <draw:frame draw:name="Title text259"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94" presentation:style-name="pr133"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25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60" draw:style-name="dp1" draw:id="id260" draw:master-page-name="Default" presentation:presentation-page-layout-name="AL2T1">
        <draw:frame draw:name="Title text260"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95"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26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61" draw:style-name="dp1" draw:id="id261" draw:master-page-name="Default" presentation:presentation-page-layout-name="AL1T0">
        <draw:frame draw:name="Title text261" presentation:style-name="pr1" draw:text-style-name="P2" draw:layer="layout" svg:width="23.904cm" svg:height="3.509cm" svg:x="2.057cm" svg:y="1.743cm" presentation:class="title" presentation:user-transformed="true">
          <draw:text-box>
            <text:p text:style-name="P13">Text Properties</text:p>
          </draw:text-box>
        </draw:frame>
        <draw:frame draw:name="Text Frame66" presentation:style-name="pr134"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26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62" draw:style-name="dp1" draw:id="id262" draw:master-page-name="Default" presentation:presentation-page-layout-name="AL2T1">
        <draw:frame draw:name="Title text262"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196"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26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63" draw:style-name="dp1" draw:id="id263" draw:master-page-name="Default" presentation:presentation-page-layout-name="AL2T1">
        <draw:frame draw:name="Title text263"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97" presentation:style-name="pr135"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26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64" draw:style-name="dp1" draw:id="id264" draw:master-page-name="Default" presentation:presentation-page-layout-name="AL2T1">
        <draw:frame draw:name="Title text264"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198"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26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65" draw:style-name="dp1" draw:id="id265" draw:master-page-name="Default" presentation:presentation-page-layout-name="AL1T0">
        <draw:frame draw:name="Title text265" presentation:style-name="pr1" draw:text-style-name="P2" draw:layer="layout" svg:width="23.904cm" svg:height="3.509cm" svg:x="2.057cm" svg:y="1.743cm" presentation:class="title" presentation:user-transformed="true">
          <draw:text-box>
            <text:p text:style-name="P13">Text Properties</text:p>
          </draw:text-box>
        </draw:frame>
        <draw:frame draw:name="Text Frame67" presentation:style-name="pr136"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26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66" draw:style-name="dp1" draw:id="id266" draw:master-page-name="Default" presentation:presentation-page-layout-name="AL2T1">
        <draw:frame draw:name="Title text266"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199"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26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67" draw:style-name="dp1" draw:id="id267" draw:master-page-name="Default" presentation:presentation-page-layout-name="AL2T1">
        <draw:frame draw:name="Title text267"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00" presentation:style-name="pr137"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26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68" draw:style-name="dp1" draw:id="id268" draw:master-page-name="Default" presentation:presentation-page-layout-name="AL2T1">
        <draw:frame draw:name="Title text268"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01"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26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69" draw:style-name="dp1" draw:id="id269" draw:master-page-name="Default" presentation:presentation-page-layout-name="AL1T0">
        <draw:frame draw:name="Title text269" presentation:style-name="pr1" draw:text-style-name="P2" draw:layer="layout" svg:width="23.904cm" svg:height="3.509cm" svg:x="2.057cm" svg:y="1.743cm" presentation:class="title" presentation:user-transformed="true">
          <draw:text-box>
            <text:p text:style-name="P13">Text Properties</text:p>
          </draw:text-box>
        </draw:frame>
        <draw:frame draw:name="Text Frame68" presentation:style-name="pr138"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26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70" draw:style-name="dp1" draw:id="id270" draw:master-page-name="Default" presentation:presentation-page-layout-name="AL2T1">
        <draw:frame draw:name="Title text270"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202"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27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71" draw:style-name="dp1" draw:id="id271" draw:master-page-name="Default" presentation:presentation-page-layout-name="AL2T1">
        <draw:frame draw:name="Title text271"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03" presentation:style-name="pr139"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27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72" draw:style-name="dp1" draw:id="id272" draw:master-page-name="Default" presentation:presentation-page-layout-name="AL2T1">
        <draw:frame draw:name="Title text272"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04"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27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73" draw:style-name="dp1" draw:id="id273" draw:master-page-name="Default" presentation:presentation-page-layout-name="AL1T0">
        <draw:frame draw:name="Title text273" presentation:style-name="pr1" draw:text-style-name="P2" draw:layer="layout" svg:width="23.904cm" svg:height="3.509cm" svg:x="2.057cm" svg:y="1.743cm" presentation:class="title" presentation:user-transformed="true">
          <draw:text-box>
            <text:p text:style-name="P13">Text Properties</text:p>
          </draw:text-box>
        </draw:frame>
        <draw:frame draw:name="Text Frame69" presentation:style-name="pr140"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27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74" draw:style-name="dp1" draw:id="id274" draw:master-page-name="Default" presentation:presentation-page-layout-name="AL2T1">
        <draw:frame draw:name="Title text274"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205"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27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75" draw:style-name="dp1" draw:id="id275" draw:master-page-name="Default" presentation:presentation-page-layout-name="AL2T1">
        <draw:frame draw:name="Title text275"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06" presentation:style-name="pr141"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27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76" draw:style-name="dp1" draw:id="id276" draw:master-page-name="Default" presentation:presentation-page-layout-name="AL2T1">
        <draw:frame draw:name="Title text276"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07"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27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77" draw:style-name="dp1" draw:id="id277" draw:master-page-name="Default" presentation:presentation-page-layout-name="AL1T0">
        <draw:frame draw:name="Title text277" presentation:style-name="pr1" draw:text-style-name="P2" draw:layer="layout" svg:width="23.904cm" svg:height="3.509cm" svg:x="2.057cm" svg:y="1.743cm" presentation:class="title" presentation:user-transformed="true">
          <draw:text-box>
            <text:p text:style-name="P13">Text Properties</text:p>
          </draw:text-box>
        </draw:frame>
        <draw:frame draw:name="Text Frame70" presentation:style-name="pr142"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27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78" draw:style-name="dp1" draw:id="id278" draw:master-page-name="Default" presentation:presentation-page-layout-name="AL2T1">
        <draw:frame draw:name="Title text278"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208"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27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79" draw:style-name="dp1" draw:id="id279" draw:master-page-name="Default" presentation:presentation-page-layout-name="AL2T1">
        <draw:frame draw:name="Title text279"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09" presentation:style-name="pr143"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27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80" draw:style-name="dp1" draw:id="id280" draw:master-page-name="Default" presentation:presentation-page-layout-name="AL2T1">
        <draw:frame draw:name="Title text280"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10"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28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81" draw:style-name="dp1" draw:id="id281" draw:master-page-name="Default" presentation:presentation-page-layout-name="AL1T0">
        <draw:frame draw:name="Title text281" presentation:style-name="pr1" draw:text-style-name="P2" draw:layer="layout" svg:width="23.904cm" svg:height="3.509cm" svg:x="2.057cm" svg:y="1.743cm" presentation:class="title" presentation:user-transformed="true">
          <draw:text-box>
            <text:p text:style-name="P13">Text Properties</text:p>
          </draw:text-box>
        </draw:frame>
        <draw:frame draw:name="Text Frame71" presentation:style-name="pr144"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28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82" draw:style-name="dp1" draw:id="id282" draw:master-page-name="Default" presentation:presentation-page-layout-name="AL2T1">
        <draw:frame draw:name="Title text282"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211"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28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83" draw:style-name="dp1" draw:id="id283" draw:master-page-name="Default" presentation:presentation-page-layout-name="AL2T1">
        <draw:frame draw:name="Title text283"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12" presentation:style-name="pr145"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28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84" draw:style-name="dp1" draw:id="id284" draw:master-page-name="Default" presentation:presentation-page-layout-name="AL2T1">
        <draw:frame draw:name="Title text284"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13"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28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85" draw:style-name="dp1" draw:id="id285" draw:master-page-name="Default" presentation:presentation-page-layout-name="AL1T0">
        <draw:frame draw:name="Title text285" presentation:style-name="pr1" draw:text-style-name="P2" draw:layer="layout" svg:width="23.904cm" svg:height="3.509cm" svg:x="2.057cm" svg:y="1.743cm" presentation:class="title" presentation:user-transformed="true">
          <draw:text-box>
            <text:p text:style-name="P13">Text Properties</text:p>
          </draw:text-box>
        </draw:frame>
        <draw:frame draw:name="Text Frame72" presentation:style-name="pr146"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28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86" draw:style-name="dp1" draw:id="id286" draw:master-page-name="Default" presentation:presentation-page-layout-name="AL2T1">
        <draw:frame draw:name="Title text286"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214"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28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87" draw:style-name="dp1" draw:id="id287" draw:master-page-name="Default" presentation:presentation-page-layout-name="AL2T1">
        <draw:frame draw:name="Title text287"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15" presentation:style-name="pr147"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28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88" draw:style-name="dp1" draw:id="id288" draw:master-page-name="Default" presentation:presentation-page-layout-name="AL2T1">
        <draw:frame draw:name="Title text288"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16"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28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89" draw:style-name="dp1" draw:id="id289" draw:master-page-name="Default" presentation:presentation-page-layout-name="AL1T0">
        <draw:frame draw:name="Title text289" presentation:style-name="pr1" draw:text-style-name="P2" draw:layer="layout" svg:width="23.904cm" svg:height="3.509cm" svg:x="2.057cm" svg:y="1.743cm" presentation:class="title" presentation:user-transformed="true">
          <draw:text-box>
            <text:p text:style-name="P13">Text Properties</text:p>
          </draw:text-box>
        </draw:frame>
        <draw:frame draw:name="Text Frame73" presentation:style-name="pr148"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28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90" draw:style-name="dp1" draw:id="id290" draw:master-page-name="Default" presentation:presentation-page-layout-name="AL2T1">
        <draw:frame draw:name="Title text290"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217"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29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91" draw:style-name="dp1" draw:id="id291" draw:master-page-name="Default" presentation:presentation-page-layout-name="AL2T1">
        <draw:frame draw:name="Title text291"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18" presentation:style-name="pr149"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29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92" draw:style-name="dp1" draw:id="id292" draw:master-page-name="Default" presentation:presentation-page-layout-name="AL2T1">
        <draw:frame draw:name="Title text292"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19"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29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93" draw:style-name="dp1" draw:id="id293" draw:master-page-name="Default" presentation:presentation-page-layout-name="AL1T0">
        <draw:frame draw:name="Title text293" presentation:style-name="pr1" draw:text-style-name="P2" draw:layer="layout" svg:width="23.904cm" svg:height="3.509cm" svg:x="2.057cm" svg:y="1.743cm" presentation:class="title" presentation:user-transformed="true">
          <draw:text-box>
            <text:p text:style-name="P13">Text Properties</text:p>
          </draw:text-box>
        </draw:frame>
        <draw:frame draw:name="Text Frame74" presentation:style-name="pr150"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29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94" draw:style-name="dp1" draw:id="id294" draw:master-page-name="Default" presentation:presentation-page-layout-name="AL2T1">
        <draw:frame draw:name="Title text294"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220"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29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95" draw:style-name="dp1" draw:id="id295" draw:master-page-name="Default" presentation:presentation-page-layout-name="AL2T1">
        <draw:frame draw:name="Title text295"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21" presentation:style-name="pr151"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29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96" draw:style-name="dp1" draw:id="id296" draw:master-page-name="Default" presentation:presentation-page-layout-name="AL2T1">
        <draw:frame draw:name="Title text296"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22"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29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97" draw:style-name="dp1" draw:id="id297" draw:master-page-name="Default" presentation:presentation-page-layout-name="AL1T0">
        <draw:frame draw:name="Title text297" presentation:style-name="pr1" draw:text-style-name="P2" draw:layer="layout" svg:width="23.904cm" svg:height="3.509cm" svg:x="2.057cm" svg:y="1.743cm" presentation:class="title" presentation:user-transformed="true">
          <draw:text-box>
            <text:p text:style-name="P13">Text Properties</text:p>
          </draw:text-box>
        </draw:frame>
        <draw:frame draw:name="Text Frame75" presentation:style-name="pr152"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29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98" draw:style-name="dp1" draw:id="id298" draw:master-page-name="Default" presentation:presentation-page-layout-name="AL2T1">
        <draw:frame draw:name="Title text298"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223"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29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299" draw:style-name="dp1" draw:id="id299" draw:master-page-name="Default" presentation:presentation-page-layout-name="AL2T1">
        <draw:frame draw:name="Title text299"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24" presentation:style-name="pr153"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29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00" draw:style-name="dp1" draw:id="id300" draw:master-page-name="Default" presentation:presentation-page-layout-name="AL2T1">
        <draw:frame draw:name="Title text300"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25"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30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01" draw:style-name="dp1" draw:id="id301" draw:master-page-name="Default" presentation:presentation-page-layout-name="AL1T0">
        <draw:frame draw:name="Title text301" presentation:style-name="pr1" draw:text-style-name="P2" draw:layer="layout" svg:width="23.904cm" svg:height="3.509cm" svg:x="2.057cm" svg:y="1.743cm" presentation:class="title" presentation:user-transformed="true">
          <draw:text-box>
            <text:p text:style-name="P13">Text Properties</text:p>
          </draw:text-box>
        </draw:frame>
        <draw:frame draw:name="Text Frame76" presentation:style-name="pr154"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30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02" draw:style-name="dp1" draw:id="id302" draw:master-page-name="Default" presentation:presentation-page-layout-name="AL2T1">
        <draw:frame draw:name="Title text302"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226"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30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03" draw:style-name="dp1" draw:id="id303" draw:master-page-name="Default" presentation:presentation-page-layout-name="AL2T1">
        <draw:frame draw:name="Title text303"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27" presentation:style-name="pr155"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30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04" draw:style-name="dp1" draw:id="id304" draw:master-page-name="Default" presentation:presentation-page-layout-name="AL2T1">
        <draw:frame draw:name="Title text304"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28"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30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05" draw:style-name="dp1" draw:id="id305" draw:master-page-name="Default" presentation:presentation-page-layout-name="AL1T0">
        <draw:frame draw:name="Title text305" presentation:style-name="pr1" draw:text-style-name="P2" draw:layer="layout" svg:width="23.904cm" svg:height="3.509cm" svg:x="2.057cm" svg:y="1.743cm" presentation:class="title" presentation:user-transformed="true">
          <draw:text-box>
            <text:p text:style-name="P13">Text Properties</text:p>
          </draw:text-box>
        </draw:frame>
        <draw:frame draw:name="Text Frame77" presentation:style-name="pr156"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30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06" draw:style-name="dp1" draw:id="id306" draw:master-page-name="Default" presentation:presentation-page-layout-name="AL2T1">
        <draw:frame draw:name="Title text306"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229"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30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07" draw:style-name="dp1" draw:id="id307" draw:master-page-name="Default" presentation:presentation-page-layout-name="AL2T1">
        <draw:frame draw:name="Title text307"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30" presentation:style-name="pr157"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30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08" draw:style-name="dp1" draw:id="id308" draw:master-page-name="Default" presentation:presentation-page-layout-name="AL2T1">
        <draw:frame draw:name="Title text308"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31"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30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09" draw:style-name="dp1" draw:id="id309" draw:master-page-name="Default" presentation:presentation-page-layout-name="AL1T0">
        <draw:frame draw:name="Title text309" presentation:style-name="pr1" draw:text-style-name="P2" draw:layer="layout" svg:width="23.904cm" svg:height="3.509cm" svg:x="2.057cm" svg:y="1.743cm" presentation:class="title" presentation:user-transformed="true">
          <draw:text-box>
            <text:p text:style-name="P13">Text Properties</text:p>
          </draw:text-box>
        </draw:frame>
        <draw:frame draw:name="Text Frame78" presentation:style-name="pr158"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30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10" draw:style-name="dp1" draw:id="id310" draw:master-page-name="Default" presentation:presentation-page-layout-name="AL2T1">
        <draw:frame draw:name="Title text310"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232"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31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11" draw:style-name="dp1" draw:id="id311" draw:master-page-name="Default" presentation:presentation-page-layout-name="AL2T1">
        <draw:frame draw:name="Title text311"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33" presentation:style-name="pr159"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31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12" draw:style-name="dp1" draw:id="id312" draw:master-page-name="Default" presentation:presentation-page-layout-name="AL2T1">
        <draw:frame draw:name="Title text312"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34"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31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13" draw:style-name="dp1" draw:id="id313" draw:master-page-name="Default" presentation:presentation-page-layout-name="AL1T0">
        <draw:frame draw:name="Title text313" presentation:style-name="pr1" draw:text-style-name="P2" draw:layer="layout" svg:width="23.904cm" svg:height="3.509cm" svg:x="2.057cm" svg:y="1.743cm" presentation:class="title" presentation:user-transformed="true">
          <draw:text-box>
            <text:p text:style-name="P13">Text Properties</text:p>
          </draw:text-box>
        </draw:frame>
        <draw:frame draw:name="Text Frame79" presentation:style-name="pr160"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31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14" draw:style-name="dp1" draw:id="id314" draw:master-page-name="Default" presentation:presentation-page-layout-name="AL2T1">
        <draw:frame draw:name="Title text314"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235"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31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15" draw:style-name="dp1" draw:id="id315" draw:master-page-name="Default" presentation:presentation-page-layout-name="AL2T1">
        <draw:frame draw:name="Title text315"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36" presentation:style-name="pr161"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31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16" draw:style-name="dp1" draw:id="id316" draw:master-page-name="Default" presentation:presentation-page-layout-name="AL2T1">
        <draw:frame draw:name="Title text316"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37"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31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17" draw:style-name="dp1" draw:id="id317" draw:master-page-name="Default" presentation:presentation-page-layout-name="AL1T0">
        <draw:frame draw:name="Title text317" presentation:style-name="pr1" draw:text-style-name="P2" draw:layer="layout" svg:width="23.904cm" svg:height="3.509cm" svg:x="2.057cm" svg:y="1.743cm" presentation:class="title" presentation:user-transformed="true">
          <draw:text-box>
            <text:p text:style-name="P13">Text Properties</text:p>
          </draw:text-box>
        </draw:frame>
        <draw:frame draw:name="Text Frame80" presentation:style-name="pr162"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31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18" draw:style-name="dp1" draw:id="id318" draw:master-page-name="Default" presentation:presentation-page-layout-name="AL2T1">
        <draw:frame draw:name="Title text318"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238"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31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19" draw:style-name="dp1" draw:id="id319" draw:master-page-name="Default" presentation:presentation-page-layout-name="AL2T1">
        <draw:frame draw:name="Title text319"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39" presentation:style-name="pr163"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31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20" draw:style-name="dp1" draw:id="id320" draw:master-page-name="Default" presentation:presentation-page-layout-name="AL2T1">
        <draw:frame draw:name="Title text320"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40"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32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21" draw:style-name="dp1" draw:id="id321" draw:master-page-name="Default" presentation:presentation-page-layout-name="AL1T0">
        <draw:frame draw:name="Title text321" presentation:style-name="pr1" draw:text-style-name="P2" draw:layer="layout" svg:width="23.904cm" svg:height="3.509cm" svg:x="2.057cm" svg:y="1.743cm" presentation:class="title" presentation:user-transformed="true">
          <draw:text-box>
            <text:p text:style-name="P13">Text Properties</text:p>
          </draw:text-box>
        </draw:frame>
        <draw:frame draw:name="Text Frame81" presentation:style-name="pr164"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32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22" draw:style-name="dp1" draw:id="id322" draw:master-page-name="Default" presentation:presentation-page-layout-name="AL2T1">
        <draw:frame draw:name="Title text322"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241"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32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23" draw:style-name="dp1" draw:id="id323" draw:master-page-name="Default" presentation:presentation-page-layout-name="AL2T1">
        <draw:frame draw:name="Title text323"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42" presentation:style-name="pr165"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32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24" draw:style-name="dp1" draw:id="id324" draw:master-page-name="Default" presentation:presentation-page-layout-name="AL2T1">
        <draw:frame draw:name="Title text324"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43"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32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25" draw:style-name="dp1" draw:id="id325" draw:master-page-name="Default" presentation:presentation-page-layout-name="AL1T0">
        <draw:frame draw:name="Title text325" presentation:style-name="pr1" draw:text-style-name="P2" draw:layer="layout" svg:width="23.904cm" svg:height="3.509cm" svg:x="2.057cm" svg:y="1.743cm" presentation:class="title" presentation:user-transformed="true">
          <draw:text-box>
            <text:p text:style-name="P13">Text Properties</text:p>
          </draw:text-box>
        </draw:frame>
        <draw:frame draw:name="Text Frame82" presentation:style-name="pr166"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32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26" draw:style-name="dp1" draw:id="id326" draw:master-page-name="Default" presentation:presentation-page-layout-name="AL2T1">
        <draw:frame draw:name="Title text326"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244"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32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27" draw:style-name="dp1" draw:id="id327" draw:master-page-name="Default" presentation:presentation-page-layout-name="AL2T1">
        <draw:frame draw:name="Title text327"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45" presentation:style-name="pr167"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32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28" draw:style-name="dp1" draw:id="id328" draw:master-page-name="Default" presentation:presentation-page-layout-name="AL2T1">
        <draw:frame draw:name="Title text328"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46"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32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29" draw:style-name="dp1" draw:id="id329" draw:master-page-name="Default" presentation:presentation-page-layout-name="AL1T0">
        <draw:frame draw:name="Title text329" presentation:style-name="pr1" draw:text-style-name="P2" draw:layer="layout" svg:width="23.904cm" svg:height="3.509cm" svg:x="2.057cm" svg:y="1.743cm" presentation:class="title" presentation:user-transformed="true">
          <draw:text-box>
            <text:p text:style-name="P13">Text Properties</text:p>
          </draw:text-box>
        </draw:frame>
        <draw:frame draw:name="Text Frame83" presentation:style-name="pr168"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32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30" draw:style-name="dp1" draw:id="id330" draw:master-page-name="Default" presentation:presentation-page-layout-name="AL2T1">
        <draw:frame draw:name="Title text330"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247"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33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31" draw:style-name="dp1" draw:id="id331" draw:master-page-name="Default" presentation:presentation-page-layout-name="AL2T1">
        <draw:frame draw:name="Title text331"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48" presentation:style-name="pr169"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33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32" draw:style-name="dp1" draw:id="id332" draw:master-page-name="Default" presentation:presentation-page-layout-name="AL2T1">
        <draw:frame draw:name="Title text332"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49"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33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33" draw:style-name="dp1" draw:id="id333" draw:master-page-name="Default" presentation:presentation-page-layout-name="AL1T0">
        <draw:frame draw:name="Title text333" presentation:style-name="pr1" draw:text-style-name="P2" draw:layer="layout" svg:width="23.904cm" svg:height="3.509cm" svg:x="2.057cm" svg:y="1.743cm" presentation:class="title" presentation:user-transformed="true">
          <draw:text-box>
            <text:p text:style-name="P13">Text Properties</text:p>
          </draw:text-box>
        </draw:frame>
        <draw:frame draw:name="Text Frame84" presentation:style-name="pr170"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33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34" draw:style-name="dp1" draw:id="id334" draw:master-page-name="Default" presentation:presentation-page-layout-name="AL2T1">
        <draw:frame draw:name="Title text334"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250"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33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35" draw:style-name="dp1" draw:id="id335" draw:master-page-name="Default" presentation:presentation-page-layout-name="AL2T1">
        <draw:frame draw:name="Title text335"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51" presentation:style-name="pr171"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33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36" draw:style-name="dp1" draw:id="id336" draw:master-page-name="Default" presentation:presentation-page-layout-name="AL2T1">
        <draw:frame draw:name="Title text336"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52"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33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37" draw:style-name="dp1" draw:id="id337" draw:master-page-name="Default" presentation:presentation-page-layout-name="AL1T0">
        <draw:frame draw:name="Title text337" presentation:style-name="pr1" draw:text-style-name="P2" draw:layer="layout" svg:width="23.904cm" svg:height="3.509cm" svg:x="2.057cm" svg:y="1.743cm" presentation:class="title" presentation:user-transformed="true">
          <draw:text-box>
            <text:p text:style-name="P13">Text Properties</text:p>
          </draw:text-box>
        </draw:frame>
        <draw:frame draw:name="Text Frame85" presentation:style-name="pr172"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33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38" draw:style-name="dp1" draw:id="id338" draw:master-page-name="Default" presentation:presentation-page-layout-name="AL2T1">
        <draw:frame draw:name="Title text338"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253"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33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39" draw:style-name="dp1" draw:id="id339" draw:master-page-name="Default" presentation:presentation-page-layout-name="AL2T1">
        <draw:frame draw:name="Title text339"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54" presentation:style-name="pr173"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33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40" draw:style-name="dp1" draw:id="id340" draw:master-page-name="Default" presentation:presentation-page-layout-name="AL2T1">
        <draw:frame draw:name="Title text340"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55"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34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41" draw:style-name="dp1" draw:id="id341" draw:master-page-name="Default" presentation:presentation-page-layout-name="AL1T0">
        <draw:frame draw:name="Title text341" presentation:style-name="pr1" draw:text-style-name="P2" draw:layer="layout" svg:width="23.904cm" svg:height="3.509cm" svg:x="2.057cm" svg:y="1.743cm" presentation:class="title" presentation:user-transformed="true">
          <draw:text-box>
            <text:p text:style-name="P13">Text Properties</text:p>
          </draw:text-box>
        </draw:frame>
        <draw:frame draw:name="Text Frame86" presentation:style-name="pr174"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34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42" draw:style-name="dp1" draw:id="id342" draw:master-page-name="Default" presentation:presentation-page-layout-name="AL2T1">
        <draw:frame draw:name="Title text342"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256"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34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43" draw:style-name="dp1" draw:id="id343" draw:master-page-name="Default" presentation:presentation-page-layout-name="AL2T1">
        <draw:frame draw:name="Title text343"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57" presentation:style-name="pr175"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34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44" draw:style-name="dp1" draw:id="id344" draw:master-page-name="Default" presentation:presentation-page-layout-name="AL2T1">
        <draw:frame draw:name="Title text344"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58"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34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45" draw:style-name="dp1" draw:id="id345" draw:master-page-name="Default" presentation:presentation-page-layout-name="AL1T0">
        <draw:frame draw:name="Title text345" presentation:style-name="pr1" draw:text-style-name="P2" draw:layer="layout" svg:width="23.904cm" svg:height="3.509cm" svg:x="2.057cm" svg:y="1.743cm" presentation:class="title" presentation:user-transformed="true">
          <draw:text-box>
            <text:p text:style-name="P13">Text Properties</text:p>
          </draw:text-box>
        </draw:frame>
        <draw:frame draw:name="Text Frame87" presentation:style-name="pr176"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34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46" draw:style-name="dp1" draw:id="id346" draw:master-page-name="Default" presentation:presentation-page-layout-name="AL2T1">
        <draw:frame draw:name="Title text346"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259"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34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47" draw:style-name="dp1" draw:id="id347" draw:master-page-name="Default" presentation:presentation-page-layout-name="AL2T1">
        <draw:frame draw:name="Title text347"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60" presentation:style-name="pr177"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34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48" draw:style-name="dp1" draw:id="id348" draw:master-page-name="Default" presentation:presentation-page-layout-name="AL2T1">
        <draw:frame draw:name="Title text348"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61"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34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49" draw:style-name="dp1" draw:id="id349" draw:master-page-name="Default" presentation:presentation-page-layout-name="AL1T0">
        <draw:frame draw:name="Title text349" presentation:style-name="pr1" draw:text-style-name="P2" draw:layer="layout" svg:width="23.904cm" svg:height="3.509cm" svg:x="2.057cm" svg:y="1.743cm" presentation:class="title" presentation:user-transformed="true">
          <draw:text-box>
            <text:p text:style-name="P13">Text Properties</text:p>
          </draw:text-box>
        </draw:frame>
        <draw:frame draw:name="Text Frame88" presentation:style-name="pr178"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34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50" draw:style-name="dp1" draw:id="id350" draw:master-page-name="Default" presentation:presentation-page-layout-name="AL2T1">
        <draw:frame draw:name="Title text350"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262"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35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51" draw:style-name="dp1" draw:id="id351" draw:master-page-name="Default" presentation:presentation-page-layout-name="AL2T1">
        <draw:frame draw:name="Title text351"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63" presentation:style-name="pr179"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35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52" draw:style-name="dp1" draw:id="id352" draw:master-page-name="Default" presentation:presentation-page-layout-name="AL2T1">
        <draw:frame draw:name="Title text352"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64"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35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53" draw:style-name="dp1" draw:id="id353" draw:master-page-name="Default" presentation:presentation-page-layout-name="AL1T0">
        <draw:frame draw:name="Title text353" presentation:style-name="pr1" draw:text-style-name="P2" draw:layer="layout" svg:width="23.904cm" svg:height="3.509cm" svg:x="2.057cm" svg:y="1.743cm" presentation:class="title" presentation:user-transformed="true">
          <draw:text-box>
            <text:p text:style-name="P13">Text Properties</text:p>
          </draw:text-box>
        </draw:frame>
        <draw:frame draw:name="Text Frame89" presentation:style-name="pr180"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35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54" draw:style-name="dp1" draw:id="id354" draw:master-page-name="Default" presentation:presentation-page-layout-name="AL2T1">
        <draw:frame draw:name="Title text354"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265"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35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55" draw:style-name="dp1" draw:id="id355" draw:master-page-name="Default" presentation:presentation-page-layout-name="AL2T1">
        <draw:frame draw:name="Title text355"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66" presentation:style-name="pr181"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35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56" draw:style-name="dp1" draw:id="id356" draw:master-page-name="Default" presentation:presentation-page-layout-name="AL2T1">
        <draw:frame draw:name="Title text356"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67"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35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57" draw:style-name="dp1" draw:id="id357" draw:master-page-name="Default" presentation:presentation-page-layout-name="AL1T0">
        <draw:frame draw:name="Title text357" presentation:style-name="pr1" draw:text-style-name="P2" draw:layer="layout" svg:width="23.904cm" svg:height="3.509cm" svg:x="2.057cm" svg:y="1.743cm" presentation:class="title" presentation:user-transformed="true">
          <draw:text-box>
            <text:p text:style-name="P13">Text Properties</text:p>
          </draw:text-box>
        </draw:frame>
        <draw:frame draw:name="Text Frame90" presentation:style-name="pr182"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35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58" draw:style-name="dp1" draw:id="id358" draw:master-page-name="Default" presentation:presentation-page-layout-name="AL2T1">
        <draw:frame draw:name="Title text358"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268"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35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59" draw:style-name="dp1" draw:id="id359" draw:master-page-name="Default" presentation:presentation-page-layout-name="AL2T1">
        <draw:frame draw:name="Title text359"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69" presentation:style-name="pr183"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35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60" draw:style-name="dp1" draw:id="id360" draw:master-page-name="Default" presentation:presentation-page-layout-name="AL2T1">
        <draw:frame draw:name="Title text360"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70"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36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61" draw:style-name="dp1" draw:id="id361" draw:master-page-name="Default" presentation:presentation-page-layout-name="AL1T0">
        <draw:frame draw:name="Title text361" presentation:style-name="pr1" draw:text-style-name="P2" draw:layer="layout" svg:width="23.904cm" svg:height="3.509cm" svg:x="2.057cm" svg:y="1.743cm" presentation:class="title" presentation:user-transformed="true">
          <draw:text-box>
            <text:p text:style-name="P13">Text Properties</text:p>
          </draw:text-box>
        </draw:frame>
        <draw:frame draw:name="Text Frame91" presentation:style-name="pr184"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36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62" draw:style-name="dp1" draw:id="id362" draw:master-page-name="Default" presentation:presentation-page-layout-name="AL2T1">
        <draw:frame draw:name="Title text362"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271"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36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63" draw:style-name="dp1" draw:id="id363" draw:master-page-name="Default" presentation:presentation-page-layout-name="AL2T1">
        <draw:frame draw:name="Title text363"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72" presentation:style-name="pr185"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36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64" draw:style-name="dp1" draw:id="id364" draw:master-page-name="Default" presentation:presentation-page-layout-name="AL2T1">
        <draw:frame draw:name="Title text364"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73"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36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65" draw:style-name="dp1" draw:id="id365" draw:master-page-name="Default" presentation:presentation-page-layout-name="AL1T0">
        <draw:frame draw:name="Title text365" presentation:style-name="pr1" draw:text-style-name="P2" draw:layer="layout" svg:width="23.904cm" svg:height="3.509cm" svg:x="2.057cm" svg:y="1.743cm" presentation:class="title" presentation:user-transformed="true">
          <draw:text-box>
            <text:p text:style-name="P13">Text Properties</text:p>
          </draw:text-box>
        </draw:frame>
        <draw:frame draw:name="Text Frame92" presentation:style-name="pr186"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36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66" draw:style-name="dp1" draw:id="id366" draw:master-page-name="Default" presentation:presentation-page-layout-name="AL2T1">
        <draw:frame draw:name="Title text366"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274"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36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67" draw:style-name="dp1" draw:id="id367" draw:master-page-name="Default" presentation:presentation-page-layout-name="AL2T1">
        <draw:frame draw:name="Title text367"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75" presentation:style-name="pr187"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36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68" draw:style-name="dp1" draw:id="id368" draw:master-page-name="Default" presentation:presentation-page-layout-name="AL2T1">
        <draw:frame draw:name="Title text368"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76"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36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69" draw:style-name="dp1" draw:id="id369" draw:master-page-name="Default" presentation:presentation-page-layout-name="AL1T0">
        <draw:frame draw:name="Title text369" presentation:style-name="pr1" draw:text-style-name="P2" draw:layer="layout" svg:width="23.904cm" svg:height="3.509cm" svg:x="2.057cm" svg:y="1.743cm" presentation:class="title" presentation:user-transformed="true">
          <draw:text-box>
            <text:p text:style-name="P13">Text Properties</text:p>
          </draw:text-box>
        </draw:frame>
        <draw:frame draw:name="Text Frame93" presentation:style-name="pr188"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36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70" draw:style-name="dp1" draw:id="id370" draw:master-page-name="Default" presentation:presentation-page-layout-name="AL2T1">
        <draw:frame draw:name="Title text370"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277"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37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71" draw:style-name="dp1" draw:id="id371" draw:master-page-name="Default" presentation:presentation-page-layout-name="AL2T1">
        <draw:frame draw:name="Title text371"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78" presentation:style-name="pr189"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37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72" draw:style-name="dp1" draw:id="id372" draw:master-page-name="Default" presentation:presentation-page-layout-name="AL2T1">
        <draw:frame draw:name="Title text372"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79"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37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73" draw:style-name="dp1" draw:id="id373" draw:master-page-name="Default" presentation:presentation-page-layout-name="AL1T0">
        <draw:frame draw:name="Title text373" presentation:style-name="pr1" draw:text-style-name="P2" draw:layer="layout" svg:width="23.904cm" svg:height="3.509cm" svg:x="2.057cm" svg:y="1.743cm" presentation:class="title" presentation:user-transformed="true">
          <draw:text-box>
            <text:p text:style-name="P13">Text Properties</text:p>
          </draw:text-box>
        </draw:frame>
        <draw:frame draw:name="Text Frame94" presentation:style-name="pr190"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37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74" draw:style-name="dp1" draw:id="id374" draw:master-page-name="Default" presentation:presentation-page-layout-name="AL2T1">
        <draw:frame draw:name="Title text374"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280"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37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75" draw:style-name="dp1" draw:id="id375" draw:master-page-name="Default" presentation:presentation-page-layout-name="AL2T1">
        <draw:frame draw:name="Title text375"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81" presentation:style-name="pr191"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37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76" draw:style-name="dp1" draw:id="id376" draw:master-page-name="Default" presentation:presentation-page-layout-name="AL1T0">
        <draw:frame draw:name="Title text385" presentation:style-name="pr1" draw:text-style-name="P2" draw:layer="layout" svg:width="23.904cm" svg:height="3.509cm" svg:x="2.057cm" svg:y="1.743cm" presentation:class="title" presentation:user-transformed="true">
          <draw:text-box>
            <text:p text:style-name="P13">Text Properties</text:p>
          </draw:text-box>
        </draw:frame>
        <draw:frame draw:name="Text Frame97" presentation:style-name="pr192"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37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77" draw:style-name="dp1" draw:id="id377" draw:master-page-name="Default" presentation:presentation-page-layout-name="AL2T1">
        <draw:frame draw:name="Title text386"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289"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37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78" draw:style-name="dp1" draw:id="id378" draw:master-page-name="Default" presentation:presentation-page-layout-name="AL2T1">
        <draw:frame draw:name="Title text387"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90" presentation:style-name="pr193"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37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79" draw:style-name="dp1" draw:id="id379" draw:master-page-name="Default" presentation:presentation-page-layout-name="AL2T1">
        <draw:frame draw:name="Title text388"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91"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37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80" draw:style-name="dp1" draw:id="id380" draw:master-page-name="Default" presentation:presentation-page-layout-name="AL1T0">
        <draw:frame draw:name="Title text389" presentation:style-name="pr1" draw:text-style-name="P2" draw:layer="layout" svg:width="23.904cm" svg:height="3.509cm" svg:x="2.057cm" svg:y="1.743cm" presentation:class="title" presentation:user-transformed="true">
          <draw:text-box>
            <text:p text:style-name="P13">Text Properties</text:p>
          </draw:text-box>
        </draw:frame>
        <draw:frame draw:name="Text Frame98" presentation:style-name="pr194"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38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81" draw:style-name="dp1" draw:id="id381" draw:master-page-name="Default" presentation:presentation-page-layout-name="AL2T1">
        <draw:frame draw:name="Title text390"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292"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38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82" draw:style-name="dp1" draw:id="id382" draw:master-page-name="Default" presentation:presentation-page-layout-name="AL2T1">
        <draw:frame draw:name="Title text391"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93" presentation:style-name="pr195"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38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83" draw:style-name="dp1" draw:id="id383" draw:master-page-name="Default" presentation:presentation-page-layout-name="AL2T1">
        <draw:frame draw:name="Title text392"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94"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38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84" draw:style-name="dp1" draw:id="id384" draw:master-page-name="Default" presentation:presentation-page-layout-name="AL1T0">
        <draw:frame draw:name="Title text393" presentation:style-name="pr1" draw:text-style-name="P2" draw:layer="layout" svg:width="23.904cm" svg:height="3.509cm" svg:x="2.057cm" svg:y="1.743cm" presentation:class="title" presentation:user-transformed="true">
          <draw:text-box>
            <text:p text:style-name="P13">Text Properties</text:p>
          </draw:text-box>
        </draw:frame>
        <draw:frame draw:name="Text Frame99" presentation:style-name="pr196"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38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85" draw:style-name="dp1" draw:id="id385" draw:master-page-name="Default" presentation:presentation-page-layout-name="AL2T1">
        <draw:frame draw:name="Title text394"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295"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38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86" draw:style-name="dp1" draw:id="id386" draw:master-page-name="Default" presentation:presentation-page-layout-name="AL2T1">
        <draw:frame draw:name="Title text395"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96" presentation:style-name="pr197"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38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87" draw:style-name="dp1" draw:id="id387" draw:master-page-name="Default" presentation:presentation-page-layout-name="AL2T1">
        <draw:frame draw:name="Title text396"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97"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38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88" draw:style-name="dp1" draw:id="id388" draw:master-page-name="Default" presentation:presentation-page-layout-name="AL1T0">
        <draw:frame draw:name="Title text397" presentation:style-name="pr1" draw:text-style-name="P2" draw:layer="layout" svg:width="23.904cm" svg:height="3.509cm" svg:x="2.057cm" svg:y="1.743cm" presentation:class="title" presentation:user-transformed="true">
          <draw:text-box>
            <text:p text:style-name="P13">Text Properties</text:p>
          </draw:text-box>
        </draw:frame>
        <draw:frame draw:name="Text Frame100" presentation:style-name="pr198"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38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89" draw:style-name="dp1" draw:id="id389" draw:master-page-name="Default" presentation:presentation-page-layout-name="AL2T1">
        <draw:frame draw:name="Title text398"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298"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38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90" draw:style-name="dp1" draw:id="id390" draw:master-page-name="Default" presentation:presentation-page-layout-name="AL2T1">
        <draw:frame draw:name="Title text399"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99" presentation:style-name="pr199"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39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91" draw:style-name="dp1" draw:id="id391" draw:master-page-name="Default" presentation:presentation-page-layout-name="AL2T1">
        <draw:frame draw:name="Title text400"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00"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39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92" draw:style-name="dp1" draw:id="id392" draw:master-page-name="Default" presentation:presentation-page-layout-name="AL1T0">
        <draw:frame draw:name="Title text401" presentation:style-name="pr1" draw:text-style-name="P2" draw:layer="layout" svg:width="23.904cm" svg:height="3.509cm" svg:x="2.057cm" svg:y="1.743cm" presentation:class="title" presentation:user-transformed="true">
          <draw:text-box>
            <text:p text:style-name="P13">Text Properties</text:p>
          </draw:text-box>
        </draw:frame>
        <draw:frame draw:name="Text Frame101" presentation:style-name="pr200"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39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93" draw:style-name="dp1" draw:id="id393" draw:master-page-name="Default" presentation:presentation-page-layout-name="AL2T1">
        <draw:frame draw:name="Title text402"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301"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39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94" draw:style-name="dp1" draw:id="id394" draw:master-page-name="Default" presentation:presentation-page-layout-name="AL2T1">
        <draw:frame draw:name="Title text403"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02" presentation:style-name="pr201"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39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95" draw:style-name="dp1" draw:id="id395" draw:master-page-name="Default" presentation:presentation-page-layout-name="AL2T1">
        <draw:frame draw:name="Title text404"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03"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39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96" draw:style-name="dp1" draw:id="id396" draw:master-page-name="Default" presentation:presentation-page-layout-name="AL1T0">
        <draw:frame draw:name="Title text405" presentation:style-name="pr1" draw:text-style-name="P2" draw:layer="layout" svg:width="23.904cm" svg:height="3.509cm" svg:x="2.057cm" svg:y="1.743cm" presentation:class="title" presentation:user-transformed="true">
          <draw:text-box>
            <text:p text:style-name="P13">Text Properties</text:p>
          </draw:text-box>
        </draw:frame>
        <draw:frame draw:name="Text Frame102" presentation:style-name="pr202"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39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97" draw:style-name="dp1" draw:id="id397" draw:master-page-name="Default" presentation:presentation-page-layout-name="AL2T1">
        <draw:frame draw:name="Title text406"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304"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39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98" draw:style-name="dp1" draw:id="id398" draw:master-page-name="Default" presentation:presentation-page-layout-name="AL2T1">
        <draw:frame draw:name="Title text407"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05" presentation:style-name="pr203"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39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399" draw:style-name="dp1" draw:id="id399" draw:master-page-name="Default" presentation:presentation-page-layout-name="AL2T1">
        <draw:frame draw:name="Title text408"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06"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39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00" draw:style-name="dp1" draw:id="id400" draw:master-page-name="Default" presentation:presentation-page-layout-name="AL1T0">
        <draw:frame draw:name="Title text409" presentation:style-name="pr1" draw:text-style-name="P2" draw:layer="layout" svg:width="23.904cm" svg:height="3.509cm" svg:x="2.057cm" svg:y="1.743cm" presentation:class="title" presentation:user-transformed="true">
          <draw:text-box>
            <text:p text:style-name="P13">Text Properties</text:p>
          </draw:text-box>
        </draw:frame>
        <draw:frame draw:name="Text Frame103" presentation:style-name="pr204"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40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01" draw:style-name="dp1" draw:id="id401" draw:master-page-name="Default" presentation:presentation-page-layout-name="AL2T1">
        <draw:frame draw:name="Title text410"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307"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40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02" draw:style-name="dp1" draw:id="id402" draw:master-page-name="Default" presentation:presentation-page-layout-name="AL2T1">
        <draw:frame draw:name="Title text411"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08" presentation:style-name="pr205"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40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03" draw:style-name="dp1" draw:id="id403" draw:master-page-name="Default" presentation:presentation-page-layout-name="AL2T1">
        <draw:frame draw:name="Title text412"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09"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40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04" draw:style-name="dp1" draw:id="id404" draw:master-page-name="Default" presentation:presentation-page-layout-name="AL1T0">
        <draw:frame draw:name="Title text413" presentation:style-name="pr1" draw:text-style-name="P2" draw:layer="layout" svg:width="23.904cm" svg:height="3.509cm" svg:x="2.057cm" svg:y="1.743cm" presentation:class="title" presentation:user-transformed="true">
          <draw:text-box>
            <text:p text:style-name="P13">Text Properties</text:p>
          </draw:text-box>
        </draw:frame>
        <draw:frame draw:name="Text Frame104" presentation:style-name="pr206"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40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05" draw:style-name="dp1" draw:id="id405" draw:master-page-name="Default" presentation:presentation-page-layout-name="AL2T1">
        <draw:frame draw:name="Title text414"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310"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40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06" draw:style-name="dp1" draw:id="id406" draw:master-page-name="Default" presentation:presentation-page-layout-name="AL2T1">
        <draw:frame draw:name="Title text415"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11" presentation:style-name="pr207"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40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07" draw:style-name="dp1" draw:id="id407" draw:master-page-name="Default" presentation:presentation-page-layout-name="AL2T1">
        <draw:frame draw:name="Title text416"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12"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40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08" draw:style-name="dp1" draw:id="id408" draw:master-page-name="Default" presentation:presentation-page-layout-name="AL1T0">
        <draw:frame draw:name="Title text417" presentation:style-name="pr1" draw:text-style-name="P2" draw:layer="layout" svg:width="23.904cm" svg:height="3.509cm" svg:x="2.057cm" svg:y="1.743cm" presentation:class="title" presentation:user-transformed="true">
          <draw:text-box>
            <text:p text:style-name="P13">Text Properties</text:p>
          </draw:text-box>
        </draw:frame>
        <draw:frame draw:name="Text Frame105" presentation:style-name="pr208"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40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09" draw:style-name="dp1" draw:id="id409" draw:master-page-name="Default" presentation:presentation-page-layout-name="AL2T1">
        <draw:frame draw:name="Title text418"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313"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40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10" draw:style-name="dp1" draw:id="id410" draw:master-page-name="Default" presentation:presentation-page-layout-name="AL2T1">
        <draw:frame draw:name="Title text419"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14" presentation:style-name="pr209"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41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11" draw:style-name="dp1" draw:id="id411" draw:master-page-name="Default" presentation:presentation-page-layout-name="AL2T1">
        <draw:frame draw:name="Title text420"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15"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41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12" draw:style-name="dp1" draw:id="id412" draw:master-page-name="Default" presentation:presentation-page-layout-name="AL1T0">
        <draw:frame draw:name="Title text421" presentation:style-name="pr1" draw:text-style-name="P2" draw:layer="layout" svg:width="23.904cm" svg:height="3.509cm" svg:x="2.057cm" svg:y="1.743cm" presentation:class="title" presentation:user-transformed="true">
          <draw:text-box>
            <text:p text:style-name="P13">Text Properties</text:p>
          </draw:text-box>
        </draw:frame>
        <draw:frame draw:name="Text Frame106" presentation:style-name="pr210"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41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13" draw:style-name="dp1" draw:id="id413" draw:master-page-name="Default" presentation:presentation-page-layout-name="AL2T1">
        <draw:frame draw:name="Title text422"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316"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41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14" draw:style-name="dp1" draw:id="id414" draw:master-page-name="Default" presentation:presentation-page-layout-name="AL2T1">
        <draw:frame draw:name="Title text423"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17" presentation:style-name="pr211"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41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15" draw:style-name="dp1" draw:id="id415" draw:master-page-name="Default" presentation:presentation-page-layout-name="AL2T1">
        <draw:frame draw:name="Title text424"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18"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41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16" draw:style-name="dp1" draw:id="id416" draw:master-page-name="Default" presentation:presentation-page-layout-name="AL1T0">
        <draw:frame draw:name="Title text425" presentation:style-name="pr1" draw:text-style-name="P2" draw:layer="layout" svg:width="23.904cm" svg:height="3.509cm" svg:x="2.057cm" svg:y="1.743cm" presentation:class="title" presentation:user-transformed="true">
          <draw:text-box>
            <text:p text:style-name="P13">Text Properties</text:p>
          </draw:text-box>
        </draw:frame>
        <draw:frame draw:name="Text Frame107" presentation:style-name="pr212"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41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17" draw:style-name="dp1" draw:id="id417" draw:master-page-name="Default" presentation:presentation-page-layout-name="AL2T1">
        <draw:frame draw:name="Title text426"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319"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41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18" draw:style-name="dp1" draw:id="id418" draw:master-page-name="Default" presentation:presentation-page-layout-name="AL2T1">
        <draw:frame draw:name="Title text427"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20" presentation:style-name="pr213"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41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19" draw:style-name="dp1" draw:id="id419" draw:master-page-name="Default" presentation:presentation-page-layout-name="AL2T1">
        <draw:frame draw:name="Title text428"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21"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41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20" draw:style-name="dp1" draw:id="id420" draw:master-page-name="Default" presentation:presentation-page-layout-name="AL1T0">
        <draw:frame draw:name="Title text429" presentation:style-name="pr1" draw:text-style-name="P2" draw:layer="layout" svg:width="23.904cm" svg:height="3.509cm" svg:x="2.057cm" svg:y="1.743cm" presentation:class="title" presentation:user-transformed="true">
          <draw:text-box>
            <text:p text:style-name="P13">Text Properties</text:p>
          </draw:text-box>
        </draw:frame>
        <draw:frame draw:name="Text Frame108" presentation:style-name="pr214"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42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21" draw:style-name="dp1" draw:id="id421" draw:master-page-name="Default" presentation:presentation-page-layout-name="AL2T1">
        <draw:frame draw:name="Title text430"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322"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42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22" draw:style-name="dp1" draw:id="id422" draw:master-page-name="Default" presentation:presentation-page-layout-name="AL2T1">
        <draw:frame draw:name="Title text431"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23" presentation:style-name="pr215"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42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23" draw:style-name="dp1" draw:id="id423" draw:master-page-name="Default" presentation:presentation-page-layout-name="AL2T1">
        <draw:frame draw:name="Title text432"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24"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42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24" draw:style-name="dp1" draw:id="id424" draw:master-page-name="Default" presentation:presentation-page-layout-name="AL1T0">
        <draw:frame draw:name="Title text433" presentation:style-name="pr1" draw:text-style-name="P2" draw:layer="layout" svg:width="23.904cm" svg:height="3.509cm" svg:x="2.057cm" svg:y="1.743cm" presentation:class="title" presentation:user-transformed="true">
          <draw:text-box>
            <text:p text:style-name="P13">Text Properties</text:p>
          </draw:text-box>
        </draw:frame>
        <draw:frame draw:name="Text Frame109" presentation:style-name="pr216"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42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25" draw:style-name="dp1" draw:id="id425" draw:master-page-name="Default" presentation:presentation-page-layout-name="AL2T1">
        <draw:frame draw:name="Title text434"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325"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42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26" draw:style-name="dp1" draw:id="id426" draw:master-page-name="Default" presentation:presentation-page-layout-name="AL2T1">
        <draw:frame draw:name="Title text435"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26" presentation:style-name="pr217"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42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27" draw:style-name="dp1" draw:id="id427" draw:master-page-name="Default" presentation:presentation-page-layout-name="AL2T1">
        <draw:frame draw:name="Title text436"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27"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42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28" draw:style-name="dp1" draw:id="id428" draw:master-page-name="Default" presentation:presentation-page-layout-name="AL1T0">
        <draw:frame draw:name="Title text437" presentation:style-name="pr1" draw:text-style-name="P2" draw:layer="layout" svg:width="23.904cm" svg:height="3.509cm" svg:x="2.057cm" svg:y="1.743cm" presentation:class="title" presentation:user-transformed="true">
          <draw:text-box>
            <text:p text:style-name="P13">Text Properties</text:p>
          </draw:text-box>
        </draw:frame>
        <draw:frame draw:name="Text Frame110" presentation:style-name="pr218"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42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29" draw:style-name="dp1" draw:id="id429" draw:master-page-name="Default" presentation:presentation-page-layout-name="AL2T1">
        <draw:frame draw:name="Title text438"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328"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42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30" draw:style-name="dp1" draw:id="id430" draw:master-page-name="Default" presentation:presentation-page-layout-name="AL2T1">
        <draw:frame draw:name="Title text439"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29" presentation:style-name="pr219"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43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31" draw:style-name="dp1" draw:id="id431" draw:master-page-name="Default" presentation:presentation-page-layout-name="AL2T1">
        <draw:frame draw:name="Title text440"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30"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43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32" draw:style-name="dp1" draw:id="id432" draw:master-page-name="Default" presentation:presentation-page-layout-name="AL1T0">
        <draw:frame draw:name="Title text441" presentation:style-name="pr1" draw:text-style-name="P2" draw:layer="layout" svg:width="23.904cm" svg:height="3.509cm" svg:x="2.057cm" svg:y="1.743cm" presentation:class="title" presentation:user-transformed="true">
          <draw:text-box>
            <text:p text:style-name="P13">Text Properties</text:p>
          </draw:text-box>
        </draw:frame>
        <draw:frame draw:name="Text Frame111" presentation:style-name="pr220"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43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33" draw:style-name="dp1" draw:id="id433" draw:master-page-name="Default" presentation:presentation-page-layout-name="AL2T1">
        <draw:frame draw:name="Title text442"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331"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43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34" draw:style-name="dp1" draw:id="id434" draw:master-page-name="Default" presentation:presentation-page-layout-name="AL2T1">
        <draw:frame draw:name="Title text443"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32" presentation:style-name="pr221"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43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35" draw:style-name="dp1" draw:id="id435" draw:master-page-name="Default" presentation:presentation-page-layout-name="AL2T1">
        <draw:frame draw:name="Title text444"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33"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43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36" draw:style-name="dp1" draw:id="id436" draw:master-page-name="Default" presentation:presentation-page-layout-name="AL1T0">
        <draw:frame draw:name="Title text445" presentation:style-name="pr1" draw:text-style-name="P2" draw:layer="layout" svg:width="23.904cm" svg:height="3.509cm" svg:x="2.057cm" svg:y="1.743cm" presentation:class="title" presentation:user-transformed="true">
          <draw:text-box>
            <text:p text:style-name="P13">Text Properties</text:p>
          </draw:text-box>
        </draw:frame>
        <draw:frame draw:name="Text Frame112" presentation:style-name="pr222"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43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37" draw:style-name="dp1" draw:id="id437" draw:master-page-name="Default" presentation:presentation-page-layout-name="AL2T1">
        <draw:frame draw:name="Title text446"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334"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43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38" draw:style-name="dp1" draw:id="id438" draw:master-page-name="Default" presentation:presentation-page-layout-name="AL2T1">
        <draw:frame draw:name="Title text447"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35" presentation:style-name="pr223"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43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39" draw:style-name="dp1" draw:id="id439" draw:master-page-name="Default" presentation:presentation-page-layout-name="AL2T1">
        <draw:frame draw:name="Title text448"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36"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43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40" draw:style-name="dp1" draw:id="id440" draw:master-page-name="Default" presentation:presentation-page-layout-name="AL1T0">
        <draw:frame draw:name="Title text449" presentation:style-name="pr1" draw:text-style-name="P2" draw:layer="layout" svg:width="23.904cm" svg:height="3.509cm" svg:x="2.057cm" svg:y="1.743cm" presentation:class="title" presentation:user-transformed="true">
          <draw:text-box>
            <text:p text:style-name="P13">Text Properties</text:p>
          </draw:text-box>
        </draw:frame>
        <draw:frame draw:name="Text Frame113" presentation:style-name="pr224"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44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41" draw:style-name="dp1" draw:id="id441" draw:master-page-name="Default" presentation:presentation-page-layout-name="AL2T1">
        <draw:frame draw:name="Title text450"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337"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44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42" draw:style-name="dp1" draw:id="id442" draw:master-page-name="Default" presentation:presentation-page-layout-name="AL2T1">
        <draw:frame draw:name="Title text451"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38" presentation:style-name="pr225"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44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43" draw:style-name="dp1" draw:id="id443" draw:master-page-name="Default" presentation:presentation-page-layout-name="AL2T1">
        <draw:frame draw:name="Title text452"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39"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44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44" draw:style-name="dp1" draw:id="id444" draw:master-page-name="Default" presentation:presentation-page-layout-name="AL1T0">
        <draw:frame draw:name="Title text453" presentation:style-name="pr1" draw:text-style-name="P2" draw:layer="layout" svg:width="23.904cm" svg:height="3.509cm" svg:x="2.057cm" svg:y="1.743cm" presentation:class="title" presentation:user-transformed="true">
          <draw:text-box>
            <text:p text:style-name="P13">Text Properties</text:p>
          </draw:text-box>
        </draw:frame>
        <draw:frame draw:name="Text Frame114" presentation:style-name="pr226"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44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45" draw:style-name="dp1" draw:id="id445" draw:master-page-name="Default" presentation:presentation-page-layout-name="AL2T1">
        <draw:frame draw:name="Title text454"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340"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44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46" draw:style-name="dp1" draw:id="id446" draw:master-page-name="Default" presentation:presentation-page-layout-name="AL2T1">
        <draw:frame draw:name="Title text455"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41" presentation:style-name="pr227"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44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47" draw:style-name="dp1" draw:id="id447" draw:master-page-name="Default" presentation:presentation-page-layout-name="AL2T1">
        <draw:frame draw:name="Title text456"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42"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44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48" draw:style-name="dp1" draw:id="id448" draw:master-page-name="Default" presentation:presentation-page-layout-name="AL1T0">
        <draw:frame draw:name="Title text457" presentation:style-name="pr1" draw:text-style-name="P2" draw:layer="layout" svg:width="23.904cm" svg:height="3.509cm" svg:x="2.057cm" svg:y="1.743cm" presentation:class="title" presentation:user-transformed="true">
          <draw:text-box>
            <text:p text:style-name="P13">Text Properties</text:p>
          </draw:text-box>
        </draw:frame>
        <draw:frame draw:name="Text Frame115" presentation:style-name="pr228"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44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49" draw:style-name="dp1" draw:id="id449" draw:master-page-name="Default" presentation:presentation-page-layout-name="AL2T1">
        <draw:frame draw:name="Title text458"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343"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44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50" draw:style-name="dp1" draw:id="id450" draw:master-page-name="Default" presentation:presentation-page-layout-name="AL2T1">
        <draw:frame draw:name="Title text459"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44" presentation:style-name="pr229"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45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51" draw:style-name="dp1" draw:id="id451" draw:master-page-name="Default" presentation:presentation-page-layout-name="AL2T1">
        <draw:frame draw:name="Title text460"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45"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45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52" draw:style-name="dp1" draw:id="id452" draw:master-page-name="Default" presentation:presentation-page-layout-name="AL1T0">
        <draw:frame draw:name="Title text461" presentation:style-name="pr1" draw:text-style-name="P2" draw:layer="layout" svg:width="23.904cm" svg:height="3.509cm" svg:x="2.057cm" svg:y="1.743cm" presentation:class="title" presentation:user-transformed="true">
          <draw:text-box>
            <text:p text:style-name="P13">Text Properties</text:p>
          </draw:text-box>
        </draw:frame>
        <draw:frame draw:name="Text Frame116" presentation:style-name="pr230"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45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53" draw:style-name="dp1" draw:id="id453" draw:master-page-name="Default" presentation:presentation-page-layout-name="AL2T1">
        <draw:frame draw:name="Title text462"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346"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45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54" draw:style-name="dp1" draw:id="id454" draw:master-page-name="Default" presentation:presentation-page-layout-name="AL2T1">
        <draw:frame draw:name="Title text463"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47" presentation:style-name="pr231"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45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55" draw:style-name="dp1" draw:id="id455" draw:master-page-name="Default" presentation:presentation-page-layout-name="AL2T1">
        <draw:frame draw:name="Title text464"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48"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45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56" draw:style-name="dp1" draw:id="id456" draw:master-page-name="Default" presentation:presentation-page-layout-name="AL1T0">
        <draw:frame draw:name="Title text465" presentation:style-name="pr1" draw:text-style-name="P2" draw:layer="layout" svg:width="23.904cm" svg:height="3.509cm" svg:x="2.057cm" svg:y="1.743cm" presentation:class="title" presentation:user-transformed="true">
          <draw:text-box>
            <text:p text:style-name="P13">Text Properties</text:p>
          </draw:text-box>
        </draw:frame>
        <draw:frame draw:name="Text Frame117" presentation:style-name="pr232"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45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57" draw:style-name="dp1" draw:id="id457" draw:master-page-name="Default" presentation:presentation-page-layout-name="AL2T1">
        <draw:frame draw:name="Title text466"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349"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45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58" draw:style-name="dp1" draw:id="id458" draw:master-page-name="Default" presentation:presentation-page-layout-name="AL2T1">
        <draw:frame draw:name="Title text467"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50" presentation:style-name="pr233"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45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59" draw:style-name="dp1" draw:id="id459" draw:master-page-name="Default" presentation:presentation-page-layout-name="AL2T1">
        <draw:frame draw:name="Title text468"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51"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45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60" draw:style-name="dp1" draw:id="id460" draw:master-page-name="Default" presentation:presentation-page-layout-name="AL1T0">
        <draw:frame draw:name="Title text469" presentation:style-name="pr1" draw:text-style-name="P2" draw:layer="layout" svg:width="23.904cm" svg:height="3.509cm" svg:x="2.057cm" svg:y="1.743cm" presentation:class="title" presentation:user-transformed="true">
          <draw:text-box>
            <text:p text:style-name="P13">Text Properties</text:p>
          </draw:text-box>
        </draw:frame>
        <draw:frame draw:name="Text Frame118" presentation:style-name="pr234"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46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61" draw:style-name="dp1" draw:id="id461" draw:master-page-name="Default" presentation:presentation-page-layout-name="AL2T1">
        <draw:frame draw:name="Title text470"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352"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46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62" draw:style-name="dp1" draw:id="id462" draw:master-page-name="Default" presentation:presentation-page-layout-name="AL2T1">
        <draw:frame draw:name="Title text471"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53" presentation:style-name="pr235"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46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63" draw:style-name="dp1" draw:id="id463" draw:master-page-name="Default" presentation:presentation-page-layout-name="AL2T1">
        <draw:frame draw:name="Title text472"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54"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46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64" draw:style-name="dp1" draw:id="id464" draw:master-page-name="Default" presentation:presentation-page-layout-name="AL1T0">
        <draw:frame draw:name="Title text473" presentation:style-name="pr1" draw:text-style-name="P2" draw:layer="layout" svg:width="23.904cm" svg:height="3.509cm" svg:x="2.057cm" svg:y="1.743cm" presentation:class="title" presentation:user-transformed="true">
          <draw:text-box>
            <text:p text:style-name="P13">Text Properties</text:p>
          </draw:text-box>
        </draw:frame>
        <draw:frame draw:name="Text Frame119" presentation:style-name="pr236"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46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65" draw:style-name="dp1" draw:id="id465" draw:master-page-name="Default" presentation:presentation-page-layout-name="AL2T1">
        <draw:frame draw:name="Title text474"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355"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46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66" draw:style-name="dp1" draw:id="id466" draw:master-page-name="Default" presentation:presentation-page-layout-name="AL2T1">
        <draw:frame draw:name="Title text475"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56" presentation:style-name="pr237"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46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67" draw:style-name="dp1" draw:id="id467" draw:master-page-name="Default" presentation:presentation-page-layout-name="AL2T1">
        <draw:frame draw:name="Title text476"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57"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46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68" draw:style-name="dp1" draw:id="id468" draw:master-page-name="Default" presentation:presentation-page-layout-name="AL1T0">
        <draw:frame draw:name="Title text477" presentation:style-name="pr1" draw:text-style-name="P2" draw:layer="layout" svg:width="23.904cm" svg:height="3.509cm" svg:x="2.057cm" svg:y="1.743cm" presentation:class="title" presentation:user-transformed="true">
          <draw:text-box>
            <text:p text:style-name="P13">Text Properties</text:p>
          </draw:text-box>
        </draw:frame>
        <draw:frame draw:name="Text Frame120" presentation:style-name="pr238"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46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69" draw:style-name="dp1" draw:id="id469" draw:master-page-name="Default" presentation:presentation-page-layout-name="AL2T1">
        <draw:frame draw:name="Title text478"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358"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46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70" draw:style-name="dp1" draw:id="id470" draw:master-page-name="Default" presentation:presentation-page-layout-name="AL2T1">
        <draw:frame draw:name="Title text479"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59" presentation:style-name="pr239"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47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71" draw:style-name="dp1" draw:id="id471" draw:master-page-name="Default" presentation:presentation-page-layout-name="AL2T1">
        <draw:frame draw:name="Title text480"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60"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47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72" draw:style-name="dp1" draw:id="id472" draw:master-page-name="Default" presentation:presentation-page-layout-name="AL1T0">
        <draw:frame draw:name="Title text481" presentation:style-name="pr1" draw:text-style-name="P2" draw:layer="layout" svg:width="23.904cm" svg:height="3.509cm" svg:x="2.057cm" svg:y="1.743cm" presentation:class="title" presentation:user-transformed="true">
          <draw:text-box>
            <text:p text:style-name="P13">Text Properties</text:p>
          </draw:text-box>
        </draw:frame>
        <draw:frame draw:name="Text Frame121" presentation:style-name="pr240"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47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73" draw:style-name="dp1" draw:id="id473" draw:master-page-name="Default" presentation:presentation-page-layout-name="AL2T1">
        <draw:frame draw:name="Title text482"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361"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47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74" draw:style-name="dp1" draw:id="id474" draw:master-page-name="Default" presentation:presentation-page-layout-name="AL2T1">
        <draw:frame draw:name="Title text483"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62" presentation:style-name="pr241"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47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75" draw:style-name="dp1" draw:id="id475" draw:master-page-name="Default" presentation:presentation-page-layout-name="AL2T1">
        <draw:frame draw:name="Title text484"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63"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47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76" draw:style-name="dp1" draw:id="id476" draw:master-page-name="Default" presentation:presentation-page-layout-name="AL1T0">
        <draw:frame draw:name="Title text485" presentation:style-name="pr1" draw:text-style-name="P2" draw:layer="layout" svg:width="23.904cm" svg:height="3.509cm" svg:x="2.057cm" svg:y="1.743cm" presentation:class="title" presentation:user-transformed="true">
          <draw:text-box>
            <text:p text:style-name="P13">Text Properties</text:p>
          </draw:text-box>
        </draw:frame>
        <draw:frame draw:name="Text Frame122" presentation:style-name="pr242"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47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77" draw:style-name="dp1" draw:id="id477" draw:master-page-name="Default" presentation:presentation-page-layout-name="AL2T1">
        <draw:frame draw:name="Title text486"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364"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47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78" draw:style-name="dp1" draw:id="id478" draw:master-page-name="Default" presentation:presentation-page-layout-name="AL2T1">
        <draw:frame draw:name="Title text487"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65" presentation:style-name="pr243"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47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79" draw:style-name="dp1" draw:id="id479" draw:master-page-name="Default" presentation:presentation-page-layout-name="AL2T1">
        <draw:frame draw:name="Title text488"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66"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47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80" draw:style-name="dp1" draw:id="id480" draw:master-page-name="Default" presentation:presentation-page-layout-name="AL1T0">
        <draw:frame draw:name="Title text489" presentation:style-name="pr1" draw:text-style-name="P2" draw:layer="layout" svg:width="23.904cm" svg:height="3.509cm" svg:x="2.057cm" svg:y="1.743cm" presentation:class="title" presentation:user-transformed="true">
          <draw:text-box>
            <text:p text:style-name="P13">Text Properties</text:p>
          </draw:text-box>
        </draw:frame>
        <draw:frame draw:name="Text Frame123" presentation:style-name="pr244"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48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81" draw:style-name="dp1" draw:id="id481" draw:master-page-name="Default" presentation:presentation-page-layout-name="AL2T1">
        <draw:frame draw:name="Title text490"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367"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48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82" draw:style-name="dp1" draw:id="id482" draw:master-page-name="Default" presentation:presentation-page-layout-name="AL2T1">
        <draw:frame draw:name="Title text491"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68" presentation:style-name="pr245"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48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83" draw:style-name="dp1" draw:id="id483" draw:master-page-name="Default" presentation:presentation-page-layout-name="AL2T1">
        <draw:frame draw:name="Title text492"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69"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48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84" draw:style-name="dp1" draw:id="id484" draw:master-page-name="Default" presentation:presentation-page-layout-name="AL1T0">
        <draw:frame draw:name="Title text493" presentation:style-name="pr1" draw:text-style-name="P2" draw:layer="layout" svg:width="23.904cm" svg:height="3.509cm" svg:x="2.057cm" svg:y="1.743cm" presentation:class="title" presentation:user-transformed="true">
          <draw:text-box>
            <text:p text:style-name="P13">Text Properties</text:p>
          </draw:text-box>
        </draw:frame>
        <draw:frame draw:name="Text Frame124" presentation:style-name="pr246"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48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85" draw:style-name="dp1" draw:id="id485" draw:master-page-name="Default" presentation:presentation-page-layout-name="AL2T1">
        <draw:frame draw:name="Title text494"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370"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48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86" draw:style-name="dp1" draw:id="id486" draw:master-page-name="Default" presentation:presentation-page-layout-name="AL2T1">
        <draw:frame draw:name="Title text495"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71" presentation:style-name="pr247"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48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87" draw:style-name="dp1" draw:id="id487" draw:master-page-name="Default" presentation:presentation-page-layout-name="AL2T1">
        <draw:frame draw:name="Title text496"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72"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48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88" draw:style-name="dp1" draw:id="id488" draw:master-page-name="Default" presentation:presentation-page-layout-name="AL1T0">
        <draw:frame draw:name="Title text497" presentation:style-name="pr1" draw:text-style-name="P2" draw:layer="layout" svg:width="23.904cm" svg:height="3.509cm" svg:x="2.057cm" svg:y="1.743cm" presentation:class="title" presentation:user-transformed="true">
          <draw:text-box>
            <text:p text:style-name="P13">Text Properties</text:p>
          </draw:text-box>
        </draw:frame>
        <draw:frame draw:name="Text Frame125" presentation:style-name="pr248"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48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89" draw:style-name="dp1" draw:id="id489" draw:master-page-name="Default" presentation:presentation-page-layout-name="AL2T1">
        <draw:frame draw:name="Title text498"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373"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48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90" draw:style-name="dp1" draw:id="id490" draw:master-page-name="Default" presentation:presentation-page-layout-name="AL2T1">
        <draw:frame draw:name="Title text499"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74" presentation:style-name="pr249"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49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91" draw:style-name="dp1" draw:id="id491" draw:master-page-name="Default" presentation:presentation-page-layout-name="AL2T1">
        <draw:frame draw:name="Title text500"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75"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49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92" draw:style-name="dp1" draw:id="id492" draw:master-page-name="Default" presentation:presentation-page-layout-name="AL1T0">
        <draw:frame draw:name="Title text501" presentation:style-name="pr1" draw:text-style-name="P2" draw:layer="layout" svg:width="23.904cm" svg:height="3.509cm" svg:x="2.057cm" svg:y="1.743cm" presentation:class="title" presentation:user-transformed="true">
          <draw:text-box>
            <text:p text:style-name="P13">Text Properties</text:p>
          </draw:text-box>
        </draw:frame>
        <draw:frame draw:name="Text Frame126" presentation:style-name="pr250"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49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93" draw:style-name="dp1" draw:id="id493" draw:master-page-name="Default" presentation:presentation-page-layout-name="AL2T1">
        <draw:frame draw:name="Title text502"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376"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49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94" draw:style-name="dp1" draw:id="id494" draw:master-page-name="Default" presentation:presentation-page-layout-name="AL2T1">
        <draw:frame draw:name="Title text503"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77" presentation:style-name="pr251"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49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95" draw:style-name="dp1" draw:id="id495" draw:master-page-name="Default" presentation:presentation-page-layout-name="AL2T1">
        <draw:frame draw:name="Title text504"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78"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49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96" draw:style-name="dp1" draw:id="id496" draw:master-page-name="Default" presentation:presentation-page-layout-name="AL1T0">
        <draw:frame draw:name="Title text505" presentation:style-name="pr1" draw:text-style-name="P2" draw:layer="layout" svg:width="23.904cm" svg:height="3.509cm" svg:x="2.057cm" svg:y="1.743cm" presentation:class="title" presentation:user-transformed="true">
          <draw:text-box>
            <text:p text:style-name="P13">Text Properties</text:p>
          </draw:text-box>
        </draw:frame>
        <draw:frame draw:name="Text Frame127" presentation:style-name="pr252"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49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97" draw:style-name="dp1" draw:id="id497" draw:master-page-name="Default" presentation:presentation-page-layout-name="AL2T1">
        <draw:frame draw:name="Title text506"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379"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49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98" draw:style-name="dp1" draw:id="id498" draw:master-page-name="Default" presentation:presentation-page-layout-name="AL2T1">
        <draw:frame draw:name="Title text507"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80" presentation:style-name="pr253"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49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499" draw:style-name="dp1" draw:id="id499" draw:master-page-name="Default" presentation:presentation-page-layout-name="AL2T1">
        <draw:frame draw:name="Title text508"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81"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49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00" draw:style-name="dp1" draw:id="id500" draw:master-page-name="Default" presentation:presentation-page-layout-name="AL1T0">
        <draw:frame draw:name="Title text509" presentation:style-name="pr1" draw:text-style-name="P2" draw:layer="layout" svg:width="23.904cm" svg:height="3.509cm" svg:x="2.057cm" svg:y="1.743cm" presentation:class="title" presentation:user-transformed="true">
          <draw:text-box>
            <text:p text:style-name="P13">Text Properties</text:p>
          </draw:text-box>
        </draw:frame>
        <draw:frame draw:name="Text Frame128" presentation:style-name="pr254"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50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01" draw:style-name="dp1" draw:id="id501" draw:master-page-name="Default" presentation:presentation-page-layout-name="AL2T1">
        <draw:frame draw:name="Title text510"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382"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50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02" draw:style-name="dp1" draw:id="id502" draw:master-page-name="Default" presentation:presentation-page-layout-name="AL2T1">
        <draw:frame draw:name="Title text511"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83" presentation:style-name="pr255"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50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03" draw:style-name="dp1" draw:id="id503" draw:master-page-name="Default" presentation:presentation-page-layout-name="AL2T1">
        <draw:frame draw:name="Title text512"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84"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50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04" draw:style-name="dp1" draw:id="id504" draw:master-page-name="Default" presentation:presentation-page-layout-name="AL2T1">
        <draw:frame draw:name="Title text376"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82"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50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05" draw:style-name="dp1" draw:id="id505" draw:master-page-name="Default" presentation:presentation-page-layout-name="AL1T0">
        <draw:frame draw:name="Title text377" presentation:style-name="pr1" draw:text-style-name="P2" draw:layer="layout" svg:width="23.904cm" svg:height="3.509cm" svg:x="2.057cm" svg:y="1.743cm" presentation:class="title" presentation:user-transformed="true">
          <draw:text-box>
            <text:p text:style-name="P13">Text Properties</text:p>
          </draw:text-box>
        </draw:frame>
        <draw:frame draw:name="Text Frame95" presentation:style-name="pr256"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50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06" draw:style-name="dp1" draw:id="id506" draw:master-page-name="Default" presentation:presentation-page-layout-name="AL2T1">
        <draw:frame draw:name="Title text378"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283"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50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07" draw:style-name="dp1" draw:id="id507" draw:master-page-name="Default" presentation:presentation-page-layout-name="AL2T1">
        <draw:frame draw:name="Title text379"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84" presentation:style-name="pr257"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50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08" draw:style-name="dp1" draw:id="id508" draw:master-page-name="Default" presentation:presentation-page-layout-name="AL2T1">
        <draw:frame draw:name="Title text380"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85"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50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09" draw:style-name="dp1" draw:id="id509" draw:master-page-name="Default" presentation:presentation-page-layout-name="AL1T0">
        <draw:frame draw:name="Title text381" presentation:style-name="pr1" draw:text-style-name="P2" draw:layer="layout" svg:width="23.904cm" svg:height="3.509cm" svg:x="2.057cm" svg:y="1.743cm" presentation:class="title" presentation:user-transformed="true">
          <draw:text-box>
            <text:p text:style-name="P13">Text Properties</text:p>
          </draw:text-box>
        </draw:frame>
        <draw:frame draw:name="Text Frame96" presentation:style-name="pr258"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50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10" draw:style-name="dp1" draw:id="id510" draw:master-page-name="Default" presentation:presentation-page-layout-name="AL2T1">
        <draw:frame draw:name="Title text382"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286"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51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11" draw:style-name="dp1" draw:id="id511" draw:master-page-name="Default" presentation:presentation-page-layout-name="AL2T1">
        <draw:frame draw:name="Title text383"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87" presentation:style-name="pr259"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51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12" draw:style-name="dp1" draw:id="id512" draw:master-page-name="Default" presentation:presentation-page-layout-name="AL2T1">
        <draw:frame draw:name="Title text384"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288"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51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13" draw:style-name="dp1" draw:id="id513" draw:master-page-name="Default" presentation:presentation-page-layout-name="AL1T0">
        <draw:frame draw:name="Title text513" presentation:style-name="pr1" draw:text-style-name="P2" draw:layer="layout" svg:width="23.904cm" svg:height="3.509cm" svg:x="2.057cm" svg:y="1.743cm" presentation:class="title" presentation:user-transformed="true">
          <draw:text-box>
            <text:p text:style-name="P13">Text Properties</text:p>
          </draw:text-box>
        </draw:frame>
        <draw:frame draw:name="Text Frame129" presentation:style-name="pr260"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51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14" draw:style-name="dp1" draw:id="id514" draw:master-page-name="Default" presentation:presentation-page-layout-name="AL2T1">
        <draw:frame draw:name="Title text514"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385"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51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15" draw:style-name="dp1" draw:id="id515" draw:master-page-name="Default" presentation:presentation-page-layout-name="AL2T1">
        <draw:frame draw:name="Title text515"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86" presentation:style-name="pr261"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51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16" draw:style-name="dp1" draw:id="id516" draw:master-page-name="Default" presentation:presentation-page-layout-name="AL2T1">
        <draw:frame draw:name="Title text516"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87"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51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17" draw:style-name="dp1" draw:id="id517" draw:master-page-name="Default" presentation:presentation-page-layout-name="AL1T0">
        <draw:frame draw:name="Title text517" presentation:style-name="pr1" draw:text-style-name="P2" draw:layer="layout" svg:width="23.904cm" svg:height="3.509cm" svg:x="2.057cm" svg:y="1.743cm" presentation:class="title" presentation:user-transformed="true">
          <draw:text-box>
            <text:p text:style-name="P13">Text Properties</text:p>
          </draw:text-box>
        </draw:frame>
        <draw:frame draw:name="Text Frame130" presentation:style-name="pr262"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51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18" draw:style-name="dp1" draw:id="id518" draw:master-page-name="Default" presentation:presentation-page-layout-name="AL2T1">
        <draw:frame draw:name="Title text518"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388"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51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19" draw:style-name="dp1" draw:id="id519" draw:master-page-name="Default" presentation:presentation-page-layout-name="AL2T1">
        <draw:frame draw:name="Title text519"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89" presentation:style-name="pr263"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51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20" draw:style-name="dp1" draw:id="id520" draw:master-page-name="Default" presentation:presentation-page-layout-name="AL2T1">
        <draw:frame draw:name="Title text520"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90"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52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21" draw:style-name="dp1" draw:id="id521" draw:master-page-name="Default" presentation:presentation-page-layout-name="AL1T0">
        <draw:frame draw:name="Title text521" presentation:style-name="pr1" draw:text-style-name="P2" draw:layer="layout" svg:width="23.904cm" svg:height="3.509cm" svg:x="2.057cm" svg:y="1.743cm" presentation:class="title" presentation:user-transformed="true">
          <draw:text-box>
            <text:p text:style-name="P13">Text Properties</text:p>
          </draw:text-box>
        </draw:frame>
        <draw:frame draw:name="Text Frame131" presentation:style-name="pr264"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52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22" draw:style-name="dp1" draw:id="id522" draw:master-page-name="Default" presentation:presentation-page-layout-name="AL2T1">
        <draw:frame draw:name="Title text522"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391"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52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23" draw:style-name="dp1" draw:id="id523" draw:master-page-name="Default" presentation:presentation-page-layout-name="AL2T1">
        <draw:frame draw:name="Title text523"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92" presentation:style-name="pr265"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52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24" draw:style-name="dp1" draw:id="id524" draw:master-page-name="Default" presentation:presentation-page-layout-name="AL2T1">
        <draw:frame draw:name="Title text524"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93"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52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25" draw:style-name="dp1" draw:id="id525" draw:master-page-name="Default" presentation:presentation-page-layout-name="AL1T0">
        <draw:frame draw:name="Title text525" presentation:style-name="pr1" draw:text-style-name="P2" draw:layer="layout" svg:width="23.904cm" svg:height="3.509cm" svg:x="2.057cm" svg:y="1.743cm" presentation:class="title" presentation:user-transformed="true">
          <draw:text-box>
            <text:p text:style-name="P13">Text Properties</text:p>
          </draw:text-box>
        </draw:frame>
        <draw:frame draw:name="Text Frame132" presentation:style-name="pr266"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52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26" draw:style-name="dp1" draw:id="id526" draw:master-page-name="Default" presentation:presentation-page-layout-name="AL2T1">
        <draw:frame draw:name="Title text526"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394"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52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27" draw:style-name="dp1" draw:id="id527" draw:master-page-name="Default" presentation:presentation-page-layout-name="AL2T1">
        <draw:frame draw:name="Title text527"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95" presentation:style-name="pr267"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52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28" draw:style-name="dp1" draw:id="id528" draw:master-page-name="Default" presentation:presentation-page-layout-name="AL2T1">
        <draw:frame draw:name="Title text528"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96"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52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29" draw:style-name="dp1" draw:id="id529" draw:master-page-name="Default" presentation:presentation-page-layout-name="AL1T0">
        <draw:frame draw:name="Title text529" presentation:style-name="pr1" draw:text-style-name="P2" draw:layer="layout" svg:width="23.904cm" svg:height="3.509cm" svg:x="2.057cm" svg:y="1.743cm" presentation:class="title" presentation:user-transformed="true">
          <draw:text-box>
            <text:p text:style-name="P13">Text Properties</text:p>
          </draw:text-box>
        </draw:frame>
        <draw:frame draw:name="Text Frame133" presentation:style-name="pr268"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52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30" draw:style-name="dp1" draw:id="id530" draw:master-page-name="Default" presentation:presentation-page-layout-name="AL2T1">
        <draw:frame draw:name="Title text530"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397"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53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31" draw:style-name="dp1" draw:id="id531" draw:master-page-name="Default" presentation:presentation-page-layout-name="AL2T1">
        <draw:frame draw:name="Title text531"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98" presentation:style-name="pr269"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53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32" draw:style-name="dp1" draw:id="id532" draw:master-page-name="Default" presentation:presentation-page-layout-name="AL2T1">
        <draw:frame draw:name="Title text532"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399"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53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33" draw:style-name="dp1" draw:id="id533" draw:master-page-name="Default" presentation:presentation-page-layout-name="AL1T0">
        <draw:frame draw:name="Title text533" presentation:style-name="pr1" draw:text-style-name="P2" draw:layer="layout" svg:width="23.904cm" svg:height="3.509cm" svg:x="2.057cm" svg:y="1.743cm" presentation:class="title" presentation:user-transformed="true">
          <draw:text-box>
            <text:p text:style-name="P13">Text Properties</text:p>
          </draw:text-box>
        </draw:frame>
        <draw:frame draw:name="Text Frame134" presentation:style-name="pr270"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53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34" draw:style-name="dp1" draw:id="id534" draw:master-page-name="Default" presentation:presentation-page-layout-name="AL2T1">
        <draw:frame draw:name="Title text534"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400"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53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35" draw:style-name="dp1" draw:id="id535" draw:master-page-name="Default" presentation:presentation-page-layout-name="AL2T1">
        <draw:frame draw:name="Title text535"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01" presentation:style-name="pr271"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53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36" draw:style-name="dp1" draw:id="id536" draw:master-page-name="Default" presentation:presentation-page-layout-name="AL2T1">
        <draw:frame draw:name="Title text536"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02"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53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37" draw:style-name="dp1" draw:id="id537" draw:master-page-name="Default" presentation:presentation-page-layout-name="AL1T0">
        <draw:frame draw:name="Title text537" presentation:style-name="pr1" draw:text-style-name="P2" draw:layer="layout" svg:width="23.904cm" svg:height="3.509cm" svg:x="2.057cm" svg:y="1.743cm" presentation:class="title" presentation:user-transformed="true">
          <draw:text-box>
            <text:p text:style-name="P13">Text Properties</text:p>
          </draw:text-box>
        </draw:frame>
        <draw:frame draw:name="Text Frame135" presentation:style-name="pr272"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53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38" draw:style-name="dp1" draw:id="id538" draw:master-page-name="Default" presentation:presentation-page-layout-name="AL2T1">
        <draw:frame draw:name="Title text538"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403"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53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39" draw:style-name="dp1" draw:id="id539" draw:master-page-name="Default" presentation:presentation-page-layout-name="AL2T1">
        <draw:frame draw:name="Title text539"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04" presentation:style-name="pr273"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53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40" draw:style-name="dp1" draw:id="id540" draw:master-page-name="Default" presentation:presentation-page-layout-name="AL2T1">
        <draw:frame draw:name="Title text540"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05"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54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41" draw:style-name="dp1" draw:id="id541" draw:master-page-name="Default" presentation:presentation-page-layout-name="AL1T0">
        <draw:frame draw:name="Title text541" presentation:style-name="pr1" draw:text-style-name="P2" draw:layer="layout" svg:width="23.904cm" svg:height="3.509cm" svg:x="2.057cm" svg:y="1.743cm" presentation:class="title" presentation:user-transformed="true">
          <draw:text-box>
            <text:p text:style-name="P13">Text Properties</text:p>
          </draw:text-box>
        </draw:frame>
        <draw:frame draw:name="Text Frame136" presentation:style-name="pr274"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54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42" draw:style-name="dp1" draw:id="id542" draw:master-page-name="Default" presentation:presentation-page-layout-name="AL2T1">
        <draw:frame draw:name="Title text542"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406"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54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43" draw:style-name="dp1" draw:id="id543" draw:master-page-name="Default" presentation:presentation-page-layout-name="AL2T1">
        <draw:frame draw:name="Title text543"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07" presentation:style-name="pr275"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54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44" draw:style-name="dp1" draw:id="id544" draw:master-page-name="Default" presentation:presentation-page-layout-name="AL2T1">
        <draw:frame draw:name="Title text544"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08"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54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45" draw:style-name="dp1" draw:id="id545" draw:master-page-name="Default" presentation:presentation-page-layout-name="AL1T0">
        <draw:frame draw:name="Title text545" presentation:style-name="pr1" draw:text-style-name="P2" draw:layer="layout" svg:width="23.904cm" svg:height="3.509cm" svg:x="2.057cm" svg:y="1.743cm" presentation:class="title" presentation:user-transformed="true">
          <draw:text-box>
            <text:p text:style-name="P13">Text Properties</text:p>
          </draw:text-box>
        </draw:frame>
        <draw:frame draw:name="Text Frame137" presentation:style-name="pr276"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54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46" draw:style-name="dp1" draw:id="id546" draw:master-page-name="Default" presentation:presentation-page-layout-name="AL2T1">
        <draw:frame draw:name="Title text546"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409"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54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47" draw:style-name="dp1" draw:id="id547" draw:master-page-name="Default" presentation:presentation-page-layout-name="AL2T1">
        <draw:frame draw:name="Title text547"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10" presentation:style-name="pr277"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54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48" draw:style-name="dp1" draw:id="id548" draw:master-page-name="Default" presentation:presentation-page-layout-name="AL2T1">
        <draw:frame draw:name="Title text548"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11"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54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49" draw:style-name="dp1" draw:id="id549" draw:master-page-name="Default" presentation:presentation-page-layout-name="AL1T0">
        <draw:frame draw:name="Title text549" presentation:style-name="pr1" draw:text-style-name="P2" draw:layer="layout" svg:width="23.904cm" svg:height="3.509cm" svg:x="2.057cm" svg:y="1.743cm" presentation:class="title" presentation:user-transformed="true">
          <draw:text-box>
            <text:p text:style-name="P13">Text Properties</text:p>
          </draw:text-box>
        </draw:frame>
        <draw:frame draw:name="Text Frame138" presentation:style-name="pr278"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54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50" draw:style-name="dp1" draw:id="id550" draw:master-page-name="Default" presentation:presentation-page-layout-name="AL2T1">
        <draw:frame draw:name="Title text550"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412"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55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51" draw:style-name="dp1" draw:id="id551" draw:master-page-name="Default" presentation:presentation-page-layout-name="AL2T1">
        <draw:frame draw:name="Title text551"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13" presentation:style-name="pr279"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55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52" draw:style-name="dp1" draw:id="id552" draw:master-page-name="Default" presentation:presentation-page-layout-name="AL2T1">
        <draw:frame draw:name="Title text552"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14"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55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53" draw:style-name="dp1" draw:id="id553" draw:master-page-name="Default" presentation:presentation-page-layout-name="AL1T0">
        <draw:frame draw:name="Title text553" presentation:style-name="pr1" draw:text-style-name="P2" draw:layer="layout" svg:width="23.904cm" svg:height="3.509cm" svg:x="2.057cm" svg:y="1.743cm" presentation:class="title" presentation:user-transformed="true">
          <draw:text-box>
            <text:p text:style-name="P13">Text Properties</text:p>
          </draw:text-box>
        </draw:frame>
        <draw:frame draw:name="Text Frame139" presentation:style-name="pr280"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55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54" draw:style-name="dp1" draw:id="id554" draw:master-page-name="Default" presentation:presentation-page-layout-name="AL2T1">
        <draw:frame draw:name="Title text554"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415"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55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55" draw:style-name="dp1" draw:id="id555" draw:master-page-name="Default" presentation:presentation-page-layout-name="AL2T1">
        <draw:frame draw:name="Title text555"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16" presentation:style-name="pr281"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55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56" draw:style-name="dp1" draw:id="id556" draw:master-page-name="Default" presentation:presentation-page-layout-name="AL2T1">
        <draw:frame draw:name="Title text556"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17"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55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57" draw:style-name="dp1" draw:id="id557" draw:master-page-name="Default" presentation:presentation-page-layout-name="AL1T0">
        <draw:frame draw:name="Title text557" presentation:style-name="pr1" draw:text-style-name="P2" draw:layer="layout" svg:width="23.904cm" svg:height="3.509cm" svg:x="2.057cm" svg:y="1.743cm" presentation:class="title" presentation:user-transformed="true">
          <draw:text-box>
            <text:p text:style-name="P13">Text Properties</text:p>
          </draw:text-box>
        </draw:frame>
        <draw:frame draw:name="Text Frame140" presentation:style-name="pr282"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55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58" draw:style-name="dp1" draw:id="id558" draw:master-page-name="Default" presentation:presentation-page-layout-name="AL2T1">
        <draw:frame draw:name="Title text558"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418"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55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59" draw:style-name="dp1" draw:id="id559" draw:master-page-name="Default" presentation:presentation-page-layout-name="AL2T1">
        <draw:frame draw:name="Title text559"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19" presentation:style-name="pr283"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55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60" draw:style-name="dp1" draw:id="id560" draw:master-page-name="Default" presentation:presentation-page-layout-name="AL2T1">
        <draw:frame draw:name="Title text560"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20"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56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61" draw:style-name="dp1" draw:id="id561" draw:master-page-name="Default" presentation:presentation-page-layout-name="AL1T0">
        <draw:frame draw:name="Title text561" presentation:style-name="pr1" draw:text-style-name="P2" draw:layer="layout" svg:width="23.904cm" svg:height="3.509cm" svg:x="2.057cm" svg:y="1.743cm" presentation:class="title" presentation:user-transformed="true">
          <draw:text-box>
            <text:p text:style-name="P13">Text Properties</text:p>
          </draw:text-box>
        </draw:frame>
        <draw:frame draw:name="Text Frame141" presentation:style-name="pr284"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56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62" draw:style-name="dp1" draw:id="id562" draw:master-page-name="Default" presentation:presentation-page-layout-name="AL2T1">
        <draw:frame draw:name="Title text562"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421"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56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63" draw:style-name="dp1" draw:id="id563" draw:master-page-name="Default" presentation:presentation-page-layout-name="AL2T1">
        <draw:frame draw:name="Title text563"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22" presentation:style-name="pr285"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56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64" draw:style-name="dp1" draw:id="id564" draw:master-page-name="Default" presentation:presentation-page-layout-name="AL2T1">
        <draw:frame draw:name="Title text564"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23"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56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65" draw:style-name="dp1" draw:id="id565" draw:master-page-name="Default" presentation:presentation-page-layout-name="AL1T0">
        <draw:frame draw:name="Title text565" presentation:style-name="pr1" draw:text-style-name="P2" draw:layer="layout" svg:width="23.904cm" svg:height="3.509cm" svg:x="2.057cm" svg:y="1.743cm" presentation:class="title" presentation:user-transformed="true">
          <draw:text-box>
            <text:p text:style-name="P13">Text Properties</text:p>
          </draw:text-box>
        </draw:frame>
        <draw:frame draw:name="Text Frame142" presentation:style-name="pr286"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56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66" draw:style-name="dp1" draw:id="id566" draw:master-page-name="Default" presentation:presentation-page-layout-name="AL2T1">
        <draw:frame draw:name="Title text566"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424"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56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67" draw:style-name="dp1" draw:id="id567" draw:master-page-name="Default" presentation:presentation-page-layout-name="AL2T1">
        <draw:frame draw:name="Title text567"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25" presentation:style-name="pr287"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56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68" draw:style-name="dp1" draw:id="id568" draw:master-page-name="Default" presentation:presentation-page-layout-name="AL2T1">
        <draw:frame draw:name="Title text568"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26"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56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69" draw:style-name="dp1" draw:id="id569" draw:master-page-name="Default" presentation:presentation-page-layout-name="AL1T0">
        <draw:frame draw:name="Title text569" presentation:style-name="pr1" draw:text-style-name="P2" draw:layer="layout" svg:width="23.904cm" svg:height="3.509cm" svg:x="2.057cm" svg:y="1.743cm" presentation:class="title" presentation:user-transformed="true">
          <draw:text-box>
            <text:p text:style-name="P13">Text Properties</text:p>
          </draw:text-box>
        </draw:frame>
        <draw:frame draw:name="Text Frame143" presentation:style-name="pr288"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56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70" draw:style-name="dp1" draw:id="id570" draw:master-page-name="Default" presentation:presentation-page-layout-name="AL2T1">
        <draw:frame draw:name="Title text570"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427"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57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71" draw:style-name="dp1" draw:id="id571" draw:master-page-name="Default" presentation:presentation-page-layout-name="AL2T1">
        <draw:frame draw:name="Title text571"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28" presentation:style-name="pr289"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57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72" draw:style-name="dp1" draw:id="id572" draw:master-page-name="Default" presentation:presentation-page-layout-name="AL2T1">
        <draw:frame draw:name="Title text572"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29"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57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73" draw:style-name="dp1" draw:id="id573" draw:master-page-name="Default" presentation:presentation-page-layout-name="AL1T0">
        <draw:frame draw:name="Title text573" presentation:style-name="pr1" draw:text-style-name="P2" draw:layer="layout" svg:width="23.904cm" svg:height="3.509cm" svg:x="2.057cm" svg:y="1.743cm" presentation:class="title" presentation:user-transformed="true">
          <draw:text-box>
            <text:p text:style-name="P13">Text Properties</text:p>
          </draw:text-box>
        </draw:frame>
        <draw:frame draw:name="Text Frame144" presentation:style-name="pr290"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57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74" draw:style-name="dp1" draw:id="id574" draw:master-page-name="Default" presentation:presentation-page-layout-name="AL2T1">
        <draw:frame draw:name="Title text574"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430"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57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75" draw:style-name="dp1" draw:id="id575" draw:master-page-name="Default" presentation:presentation-page-layout-name="AL2T1">
        <draw:frame draw:name="Title text575"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31" presentation:style-name="pr291"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57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76" draw:style-name="dp1" draw:id="id576" draw:master-page-name="Default" presentation:presentation-page-layout-name="AL2T1">
        <draw:frame draw:name="Title text576"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32"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57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77" draw:style-name="dp1" draw:id="id577" draw:master-page-name="Default" presentation:presentation-page-layout-name="AL1T0">
        <draw:frame draw:name="Title text577" presentation:style-name="pr1" draw:text-style-name="P2" draw:layer="layout" svg:width="23.904cm" svg:height="3.509cm" svg:x="2.057cm" svg:y="1.743cm" presentation:class="title" presentation:user-transformed="true">
          <draw:text-box>
            <text:p text:style-name="P13">Text Properties</text:p>
          </draw:text-box>
        </draw:frame>
        <draw:frame draw:name="Text Frame145" presentation:style-name="pr292"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57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78" draw:style-name="dp1" draw:id="id578" draw:master-page-name="Default" presentation:presentation-page-layout-name="AL2T1">
        <draw:frame draw:name="Title text578"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433"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57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79" draw:style-name="dp1" draw:id="id579" draw:master-page-name="Default" presentation:presentation-page-layout-name="AL2T1">
        <draw:frame draw:name="Title text579"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34" presentation:style-name="pr293"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57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80" draw:style-name="dp1" draw:id="id580" draw:master-page-name="Default" presentation:presentation-page-layout-name="AL2T1">
        <draw:frame draw:name="Title text580"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35"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58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81" draw:style-name="dp1" draw:id="id581" draw:master-page-name="Default" presentation:presentation-page-layout-name="AL1T0">
        <draw:frame draw:name="Title text581" presentation:style-name="pr1" draw:text-style-name="P2" draw:layer="layout" svg:width="23.904cm" svg:height="3.509cm" svg:x="2.057cm" svg:y="1.743cm" presentation:class="title" presentation:user-transformed="true">
          <draw:text-box>
            <text:p text:style-name="P13">Text Properties</text:p>
          </draw:text-box>
        </draw:frame>
        <draw:frame draw:name="Text Frame146" presentation:style-name="pr294"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58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82" draw:style-name="dp1" draw:id="id582" draw:master-page-name="Default" presentation:presentation-page-layout-name="AL2T1">
        <draw:frame draw:name="Title text582"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436"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58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83" draw:style-name="dp1" draw:id="id583" draw:master-page-name="Default" presentation:presentation-page-layout-name="AL2T1">
        <draw:frame draw:name="Title text583"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37" presentation:style-name="pr295"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58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84" draw:style-name="dp1" draw:id="id584" draw:master-page-name="Default" presentation:presentation-page-layout-name="AL2T1">
        <draw:frame draw:name="Title text584"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38"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58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85" draw:style-name="dp1" draw:id="id585" draw:master-page-name="Default" presentation:presentation-page-layout-name="AL1T0">
        <draw:frame draw:name="Title text585" presentation:style-name="pr1" draw:text-style-name="P2" draw:layer="layout" svg:width="23.904cm" svg:height="3.509cm" svg:x="2.057cm" svg:y="1.743cm" presentation:class="title" presentation:user-transformed="true">
          <draw:text-box>
            <text:p text:style-name="P13">Text Properties</text:p>
          </draw:text-box>
        </draw:frame>
        <draw:frame draw:name="Text Frame147" presentation:style-name="pr296"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58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86" draw:style-name="dp1" draw:id="id586" draw:master-page-name="Default" presentation:presentation-page-layout-name="AL2T1">
        <draw:frame draw:name="Title text586"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439"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58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87" draw:style-name="dp1" draw:id="id587" draw:master-page-name="Default" presentation:presentation-page-layout-name="AL2T1">
        <draw:frame draw:name="Title text587"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40" presentation:style-name="pr297"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58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88" draw:style-name="dp1" draw:id="id588" draw:master-page-name="Default" presentation:presentation-page-layout-name="AL2T1">
        <draw:frame draw:name="Title text588"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41"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58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89" draw:style-name="dp1" draw:id="id589" draw:master-page-name="Default" presentation:presentation-page-layout-name="AL1T0">
        <draw:frame draw:name="Title text589" presentation:style-name="pr1" draw:text-style-name="P2" draw:layer="layout" svg:width="23.904cm" svg:height="3.509cm" svg:x="2.057cm" svg:y="1.743cm" presentation:class="title" presentation:user-transformed="true">
          <draw:text-box>
            <text:p text:style-name="P13">Text Properties</text:p>
          </draw:text-box>
        </draw:frame>
        <draw:frame draw:name="Text Frame148" presentation:style-name="pr298"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58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90" draw:style-name="dp1" draw:id="id590" draw:master-page-name="Default" presentation:presentation-page-layout-name="AL2T1">
        <draw:frame draw:name="Title text590"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442"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59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91" draw:style-name="dp1" draw:id="id591" draw:master-page-name="Default" presentation:presentation-page-layout-name="AL2T1">
        <draw:frame draw:name="Title text591"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43" presentation:style-name="pr299"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59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92" draw:style-name="dp1" draw:id="id592" draw:master-page-name="Default" presentation:presentation-page-layout-name="AL2T1">
        <draw:frame draw:name="Title text592"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44"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59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93" draw:style-name="dp1" draw:id="id593" draw:master-page-name="Default" presentation:presentation-page-layout-name="AL1T0">
        <draw:frame draw:name="Title text593" presentation:style-name="pr1" draw:text-style-name="P2" draw:layer="layout" svg:width="23.904cm" svg:height="3.509cm" svg:x="2.057cm" svg:y="1.743cm" presentation:class="title" presentation:user-transformed="true">
          <draw:text-box>
            <text:p text:style-name="P13">Text Properties</text:p>
          </draw:text-box>
        </draw:frame>
        <draw:frame draw:name="Text Frame149" presentation:style-name="pr300"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59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94" draw:style-name="dp1" draw:id="id594" draw:master-page-name="Default" presentation:presentation-page-layout-name="AL2T1">
        <draw:frame draw:name="Title text594"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445"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59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95" draw:style-name="dp1" draw:id="id595" draw:master-page-name="Default" presentation:presentation-page-layout-name="AL2T1">
        <draw:frame draw:name="Title text595"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46" presentation:style-name="pr301"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59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96" draw:style-name="dp1" draw:id="id596" draw:master-page-name="Default" presentation:presentation-page-layout-name="AL2T1">
        <draw:frame draw:name="Title text596"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47"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59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97" draw:style-name="dp1" draw:id="id597" draw:master-page-name="Default" presentation:presentation-page-layout-name="AL1T0">
        <draw:frame draw:name="Title text597" presentation:style-name="pr1" draw:text-style-name="P2" draw:layer="layout" svg:width="23.904cm" svg:height="3.509cm" svg:x="2.057cm" svg:y="1.743cm" presentation:class="title" presentation:user-transformed="true">
          <draw:text-box>
            <text:p text:style-name="P13">Text Properties</text:p>
          </draw:text-box>
        </draw:frame>
        <draw:frame draw:name="Text Frame150" presentation:style-name="pr302"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59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98" draw:style-name="dp1" draw:id="id598" draw:master-page-name="Default" presentation:presentation-page-layout-name="AL2T1">
        <draw:frame draw:name="Title text598"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448"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59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599" draw:style-name="dp1" draw:id="id599" draw:master-page-name="Default" presentation:presentation-page-layout-name="AL2T1">
        <draw:frame draw:name="Title text599"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49" presentation:style-name="pr303"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59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00" draw:style-name="dp1" draw:id="id600" draw:master-page-name="Default" presentation:presentation-page-layout-name="AL2T1">
        <draw:frame draw:name="Title text600"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50"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60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01" draw:style-name="dp1" draw:id="id601" draw:master-page-name="Default" presentation:presentation-page-layout-name="AL1T0">
        <draw:frame draw:name="Title text601" presentation:style-name="pr1" draw:text-style-name="P2" draw:layer="layout" svg:width="23.904cm" svg:height="3.509cm" svg:x="2.057cm" svg:y="1.743cm" presentation:class="title" presentation:user-transformed="true">
          <draw:text-box>
            <text:p text:style-name="P13">Text Properties</text:p>
          </draw:text-box>
        </draw:frame>
        <draw:frame draw:name="Text Frame151" presentation:style-name="pr304"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60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02" draw:style-name="dp1" draw:id="id602" draw:master-page-name="Default" presentation:presentation-page-layout-name="AL2T1">
        <draw:frame draw:name="Title text602"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451"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60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03" draw:style-name="dp1" draw:id="id603" draw:master-page-name="Default" presentation:presentation-page-layout-name="AL2T1">
        <draw:frame draw:name="Title text603"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52" presentation:style-name="pr305"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60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04" draw:style-name="dp1" draw:id="id604" draw:master-page-name="Default" presentation:presentation-page-layout-name="AL2T1">
        <draw:frame draw:name="Title text604"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53"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60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05" draw:style-name="dp1" draw:id="id605" draw:master-page-name="Default" presentation:presentation-page-layout-name="AL1T0">
        <draw:frame draw:name="Title text605" presentation:style-name="pr1" draw:text-style-name="P2" draw:layer="layout" svg:width="23.904cm" svg:height="3.509cm" svg:x="2.057cm" svg:y="1.743cm" presentation:class="title" presentation:user-transformed="true">
          <draw:text-box>
            <text:p text:style-name="P13">Text Properties</text:p>
          </draw:text-box>
        </draw:frame>
        <draw:frame draw:name="Text Frame152" presentation:style-name="pr306"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60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06" draw:style-name="dp1" draw:id="id606" draw:master-page-name="Default" presentation:presentation-page-layout-name="AL2T1">
        <draw:frame draw:name="Title text606"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454"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60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07" draw:style-name="dp1" draw:id="id607" draw:master-page-name="Default" presentation:presentation-page-layout-name="AL2T1">
        <draw:frame draw:name="Title text607"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55" presentation:style-name="pr307"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60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08" draw:style-name="dp1" draw:id="id608" draw:master-page-name="Default" presentation:presentation-page-layout-name="AL2T1">
        <draw:frame draw:name="Title text608"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56"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60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09" draw:style-name="dp1" draw:id="id609" draw:master-page-name="Default" presentation:presentation-page-layout-name="AL1T0">
        <draw:frame draw:name="Title text609" presentation:style-name="pr1" draw:text-style-name="P2" draw:layer="layout" svg:width="23.904cm" svg:height="3.509cm" svg:x="2.057cm" svg:y="1.743cm" presentation:class="title" presentation:user-transformed="true">
          <draw:text-box>
            <text:p text:style-name="P13">Text Properties</text:p>
          </draw:text-box>
        </draw:frame>
        <draw:frame draw:name="Text Frame153" presentation:style-name="pr308"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60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10" draw:style-name="dp1" draw:id="id610" draw:master-page-name="Default" presentation:presentation-page-layout-name="AL2T1">
        <draw:frame draw:name="Title text610"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457"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61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11" draw:style-name="dp1" draw:id="id611" draw:master-page-name="Default" presentation:presentation-page-layout-name="AL2T1">
        <draw:frame draw:name="Title text611"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58" presentation:style-name="pr309"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61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12" draw:style-name="dp1" draw:id="id612" draw:master-page-name="Default" presentation:presentation-page-layout-name="AL2T1">
        <draw:frame draw:name="Title text612"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59"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61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13" draw:style-name="dp1" draw:id="id613" draw:master-page-name="Default" presentation:presentation-page-layout-name="AL1T0">
        <draw:frame draw:name="Title text613" presentation:style-name="pr1" draw:text-style-name="P2" draw:layer="layout" svg:width="23.904cm" svg:height="3.509cm" svg:x="2.057cm" svg:y="1.743cm" presentation:class="title" presentation:user-transformed="true">
          <draw:text-box>
            <text:p text:style-name="P13">Text Properties</text:p>
          </draw:text-box>
        </draw:frame>
        <draw:frame draw:name="Text Frame154" presentation:style-name="pr310"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61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14" draw:style-name="dp1" draw:id="id614" draw:master-page-name="Default" presentation:presentation-page-layout-name="AL2T1">
        <draw:frame draw:name="Title text614"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460"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61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15" draw:style-name="dp1" draw:id="id615" draw:master-page-name="Default" presentation:presentation-page-layout-name="AL2T1">
        <draw:frame draw:name="Title text615"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61" presentation:style-name="pr311"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61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16" draw:style-name="dp1" draw:id="id616" draw:master-page-name="Default" presentation:presentation-page-layout-name="AL2T1">
        <draw:frame draw:name="Title text616"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62"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61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17" draw:style-name="dp1" draw:id="id617" draw:master-page-name="Default" presentation:presentation-page-layout-name="AL1T0">
        <draw:frame draw:name="Title text617" presentation:style-name="pr1" draw:text-style-name="P2" draw:layer="layout" svg:width="23.904cm" svg:height="3.509cm" svg:x="2.057cm" svg:y="1.743cm" presentation:class="title" presentation:user-transformed="true">
          <draw:text-box>
            <text:p text:style-name="P13">Text Properties</text:p>
          </draw:text-box>
        </draw:frame>
        <draw:frame draw:name="Text Frame155" presentation:style-name="pr312"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61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18" draw:style-name="dp1" draw:id="id618" draw:master-page-name="Default" presentation:presentation-page-layout-name="AL2T1">
        <draw:frame draw:name="Title text618"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463"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61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19" draw:style-name="dp1" draw:id="id619" draw:master-page-name="Default" presentation:presentation-page-layout-name="AL2T1">
        <draw:frame draw:name="Title text619"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64" presentation:style-name="pr313"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61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20" draw:style-name="dp1" draw:id="id620" draw:master-page-name="Default" presentation:presentation-page-layout-name="AL2T1">
        <draw:frame draw:name="Title text620"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65"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62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21" draw:style-name="dp1" draw:id="id621" draw:master-page-name="Default" presentation:presentation-page-layout-name="AL1T0">
        <draw:frame draw:name="Title text621" presentation:style-name="pr1" draw:text-style-name="P2" draw:layer="layout" svg:width="23.904cm" svg:height="3.509cm" svg:x="2.057cm" svg:y="1.743cm" presentation:class="title" presentation:user-transformed="true">
          <draw:text-box>
            <text:p text:style-name="P13">Text Properties</text:p>
          </draw:text-box>
        </draw:frame>
        <draw:frame draw:name="Text Frame156" presentation:style-name="pr314"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62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22" draw:style-name="dp1" draw:id="id622" draw:master-page-name="Default" presentation:presentation-page-layout-name="AL2T1">
        <draw:frame draw:name="Title text622"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466"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62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23" draw:style-name="dp1" draw:id="id623" draw:master-page-name="Default" presentation:presentation-page-layout-name="AL2T1">
        <draw:frame draw:name="Title text623"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67" presentation:style-name="pr315"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62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24" draw:style-name="dp1" draw:id="id624" draw:master-page-name="Default" presentation:presentation-page-layout-name="AL2T1">
        <draw:frame draw:name="Title text624"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68"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62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25" draw:style-name="dp1" draw:id="id625" draw:master-page-name="Default" presentation:presentation-page-layout-name="AL1T0">
        <draw:frame draw:name="Title text625" presentation:style-name="pr1" draw:text-style-name="P2" draw:layer="layout" svg:width="23.904cm" svg:height="3.509cm" svg:x="2.057cm" svg:y="1.743cm" presentation:class="title" presentation:user-transformed="true">
          <draw:text-box>
            <text:p text:style-name="P13">Text Properties</text:p>
          </draw:text-box>
        </draw:frame>
        <draw:frame draw:name="Text Frame157" presentation:style-name="pr316"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62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26" draw:style-name="dp1" draw:id="id626" draw:master-page-name="Default" presentation:presentation-page-layout-name="AL2T1">
        <draw:frame draw:name="Title text626"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469"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62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27" draw:style-name="dp1" draw:id="id627" draw:master-page-name="Default" presentation:presentation-page-layout-name="AL2T1">
        <draw:frame draw:name="Title text627"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70" presentation:style-name="pr317"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62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28" draw:style-name="dp1" draw:id="id628" draw:master-page-name="Default" presentation:presentation-page-layout-name="AL2T1">
        <draw:frame draw:name="Title text628"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71"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62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29" draw:style-name="dp1" draw:id="id629" draw:master-page-name="Default" presentation:presentation-page-layout-name="AL1T0">
        <draw:frame draw:name="Title text629" presentation:style-name="pr1" draw:text-style-name="P2" draw:layer="layout" svg:width="23.904cm" svg:height="3.509cm" svg:x="2.057cm" svg:y="1.743cm" presentation:class="title" presentation:user-transformed="true">
          <draw:text-box>
            <text:p text:style-name="P13">Text Properties</text:p>
          </draw:text-box>
        </draw:frame>
        <draw:frame draw:name="Text Frame158" presentation:style-name="pr318"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62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30" draw:style-name="dp1" draw:id="id630" draw:master-page-name="Default" presentation:presentation-page-layout-name="AL2T1">
        <draw:frame draw:name="Title text630"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472"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63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31" draw:style-name="dp1" draw:id="id631" draw:master-page-name="Default" presentation:presentation-page-layout-name="AL2T1">
        <draw:frame draw:name="Title text631"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73" presentation:style-name="pr319"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63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32" draw:style-name="dp1" draw:id="id632" draw:master-page-name="Default" presentation:presentation-page-layout-name="AL2T1">
        <draw:frame draw:name="Title text632"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74"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63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33" draw:style-name="dp1" draw:id="id633" draw:master-page-name="Default" presentation:presentation-page-layout-name="AL1T0">
        <draw:frame draw:name="Title text633" presentation:style-name="pr1" draw:text-style-name="P2" draw:layer="layout" svg:width="23.904cm" svg:height="3.509cm" svg:x="2.057cm" svg:y="1.743cm" presentation:class="title" presentation:user-transformed="true">
          <draw:text-box>
            <text:p text:style-name="P13">Text Properties</text:p>
          </draw:text-box>
        </draw:frame>
        <draw:frame draw:name="Text Frame159" presentation:style-name="pr320"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63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34" draw:style-name="dp1" draw:id="id634" draw:master-page-name="Default" presentation:presentation-page-layout-name="AL2T1">
        <draw:frame draw:name="Title text634"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475"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63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35" draw:style-name="dp1" draw:id="id635" draw:master-page-name="Default" presentation:presentation-page-layout-name="AL2T1">
        <draw:frame draw:name="Title text635"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76" presentation:style-name="pr321"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63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36" draw:style-name="dp1" draw:id="id636" draw:master-page-name="Default" presentation:presentation-page-layout-name="AL2T1">
        <draw:frame draw:name="Title text636"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77"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63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37" draw:style-name="dp1" draw:id="id637" draw:master-page-name="Default" presentation:presentation-page-layout-name="AL1T0">
        <draw:frame draw:name="Title text637" presentation:style-name="pr1" draw:text-style-name="P2" draw:layer="layout" svg:width="23.904cm" svg:height="3.509cm" svg:x="2.057cm" svg:y="1.743cm" presentation:class="title" presentation:user-transformed="true">
          <draw:text-box>
            <text:p text:style-name="P13">Text Properties</text:p>
          </draw:text-box>
        </draw:frame>
        <draw:frame draw:name="Text Frame160" presentation:style-name="pr322"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63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38" draw:style-name="dp1" draw:id="id638" draw:master-page-name="Default" presentation:presentation-page-layout-name="AL2T1">
        <draw:frame draw:name="Title text638"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478"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63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39" draw:style-name="dp1" draw:id="id639" draw:master-page-name="Default" presentation:presentation-page-layout-name="AL2T1">
        <draw:frame draw:name="Title text639"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79" presentation:style-name="pr323"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63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40" draw:style-name="dp1" draw:id="id640" draw:master-page-name="Default" presentation:presentation-page-layout-name="AL2T1">
        <draw:frame draw:name="Title text640"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80"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64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41" draw:style-name="dp1" draw:id="id641" draw:master-page-name="Default" presentation:presentation-page-layout-name="AL1T0">
        <draw:frame draw:name="Title text641" presentation:style-name="pr1" draw:text-style-name="P2" draw:layer="layout" svg:width="23.904cm" svg:height="3.509cm" svg:x="2.057cm" svg:y="1.743cm" presentation:class="title" presentation:user-transformed="true">
          <draw:text-box>
            <text:p text:style-name="P13">Text Properties</text:p>
          </draw:text-box>
        </draw:frame>
        <draw:frame draw:name="Text Frame161" presentation:style-name="pr324"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64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42" draw:style-name="dp1" draw:id="id642" draw:master-page-name="Default" presentation:presentation-page-layout-name="AL2T1">
        <draw:frame draw:name="Title text642"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481"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64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43" draw:style-name="dp1" draw:id="id643" draw:master-page-name="Default" presentation:presentation-page-layout-name="AL2T1">
        <draw:frame draw:name="Title text643"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82" presentation:style-name="pr325"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64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44" draw:style-name="dp1" draw:id="id644" draw:master-page-name="Default" presentation:presentation-page-layout-name="AL2T1">
        <draw:frame draw:name="Title text644"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83"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64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45" draw:style-name="dp1" draw:id="id645" draw:master-page-name="Default" presentation:presentation-page-layout-name="AL1T0">
        <draw:frame draw:name="Title text645" presentation:style-name="pr1" draw:text-style-name="P2" draw:layer="layout" svg:width="23.904cm" svg:height="3.509cm" svg:x="2.057cm" svg:y="1.743cm" presentation:class="title" presentation:user-transformed="true">
          <draw:text-box>
            <text:p text:style-name="P13">Text Properties</text:p>
          </draw:text-box>
        </draw:frame>
        <draw:frame draw:name="Text Frame162" presentation:style-name="pr326"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64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46" draw:style-name="dp1" draw:id="id646" draw:master-page-name="Default" presentation:presentation-page-layout-name="AL2T1">
        <draw:frame draw:name="Title text646"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484"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64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47" draw:style-name="dp1" draw:id="id647" draw:master-page-name="Default" presentation:presentation-page-layout-name="AL2T1">
        <draw:frame draw:name="Title text647"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85" presentation:style-name="pr327"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64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48" draw:style-name="dp1" draw:id="id648" draw:master-page-name="Default" presentation:presentation-page-layout-name="AL2T1">
        <draw:frame draw:name="Title text648"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86"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64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49" draw:style-name="dp1" draw:id="id649" draw:master-page-name="Default" presentation:presentation-page-layout-name="AL1T0">
        <draw:frame draw:name="Title text649" presentation:style-name="pr1" draw:text-style-name="P2" draw:layer="layout" svg:width="23.904cm" svg:height="3.509cm" svg:x="2.057cm" svg:y="1.743cm" presentation:class="title" presentation:user-transformed="true">
          <draw:text-box>
            <text:p text:style-name="P13">Text Properties</text:p>
          </draw:text-box>
        </draw:frame>
        <draw:frame draw:name="Text Frame163" presentation:style-name="pr328"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64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50" draw:style-name="dp1" draw:id="id650" draw:master-page-name="Default" presentation:presentation-page-layout-name="AL2T1">
        <draw:frame draw:name="Title text650"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487"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65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51" draw:style-name="dp1" draw:id="id651" draw:master-page-name="Default" presentation:presentation-page-layout-name="AL2T1">
        <draw:frame draw:name="Title text651"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88" presentation:style-name="pr329"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65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52" draw:style-name="dp1" draw:id="id652" draw:master-page-name="Default" presentation:presentation-page-layout-name="AL2T1">
        <draw:frame draw:name="Title text652"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89"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65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53" draw:style-name="dp1" draw:id="id653" draw:master-page-name="Default" presentation:presentation-page-layout-name="AL1T0">
        <draw:frame draw:name="Title text653" presentation:style-name="pr1" draw:text-style-name="P2" draw:layer="layout" svg:width="23.904cm" svg:height="3.509cm" svg:x="2.057cm" svg:y="1.743cm" presentation:class="title" presentation:user-transformed="true">
          <draw:text-box>
            <text:p text:style-name="P13">Text Properties</text:p>
          </draw:text-box>
        </draw:frame>
        <draw:frame draw:name="Text Frame164" presentation:style-name="pr330"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65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54" draw:style-name="dp1" draw:id="id654" draw:master-page-name="Default" presentation:presentation-page-layout-name="AL2T1">
        <draw:frame draw:name="Title text654"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490"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65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55" draw:style-name="dp1" draw:id="id655" draw:master-page-name="Default" presentation:presentation-page-layout-name="AL2T1">
        <draw:frame draw:name="Title text655"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91" presentation:style-name="pr331"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65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56" draw:style-name="dp1" draw:id="id656" draw:master-page-name="Default" presentation:presentation-page-layout-name="AL2T1">
        <draw:frame draw:name="Title text656"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92"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65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57" draw:style-name="dp1" draw:id="id657" draw:master-page-name="Default" presentation:presentation-page-layout-name="AL1T0">
        <draw:frame draw:name="Title text657" presentation:style-name="pr1" draw:text-style-name="P2" draw:layer="layout" svg:width="23.904cm" svg:height="3.509cm" svg:x="2.057cm" svg:y="1.743cm" presentation:class="title" presentation:user-transformed="true">
          <draw:text-box>
            <text:p text:style-name="P13">Text Properties</text:p>
          </draw:text-box>
        </draw:frame>
        <draw:frame draw:name="Text Frame165" presentation:style-name="pr332"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65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58" draw:style-name="dp1" draw:id="id658" draw:master-page-name="Default" presentation:presentation-page-layout-name="AL2T1">
        <draw:frame draw:name="Title text658"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493"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65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59" draw:style-name="dp1" draw:id="id659" draw:master-page-name="Default" presentation:presentation-page-layout-name="AL2T1">
        <draw:frame draw:name="Title text659"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94" presentation:style-name="pr333"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65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60" draw:style-name="dp1" draw:id="id660" draw:master-page-name="Default" presentation:presentation-page-layout-name="AL2T1">
        <draw:frame draw:name="Title text660"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95"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66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61" draw:style-name="dp1" draw:id="id661" draw:master-page-name="Default" presentation:presentation-page-layout-name="AL1T0">
        <draw:frame draw:name="Title text661" presentation:style-name="pr1" draw:text-style-name="P2" draw:layer="layout" svg:width="23.904cm" svg:height="3.509cm" svg:x="2.057cm" svg:y="1.743cm" presentation:class="title" presentation:user-transformed="true">
          <draw:text-box>
            <text:p text:style-name="P13">Text Properties</text:p>
          </draw:text-box>
        </draw:frame>
        <draw:frame draw:name="Text Frame166" presentation:style-name="pr334"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66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62" draw:style-name="dp1" draw:id="id662" draw:master-page-name="Default" presentation:presentation-page-layout-name="AL2T1">
        <draw:frame draw:name="Title text662"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496"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66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63" draw:style-name="dp1" draw:id="id663" draw:master-page-name="Default" presentation:presentation-page-layout-name="AL2T1">
        <draw:frame draw:name="Title text663"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97" presentation:style-name="pr335"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66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64" draw:style-name="dp1" draw:id="id664" draw:master-page-name="Default" presentation:presentation-page-layout-name="AL2T1">
        <draw:frame draw:name="Title text664"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498"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66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65" draw:style-name="dp1" draw:id="id665" draw:master-page-name="Default" presentation:presentation-page-layout-name="AL1T0">
        <draw:frame draw:name="Title text665" presentation:style-name="pr1" draw:text-style-name="P2" draw:layer="layout" svg:width="23.904cm" svg:height="3.509cm" svg:x="2.057cm" svg:y="1.743cm" presentation:class="title" presentation:user-transformed="true">
          <draw:text-box>
            <text:p text:style-name="P13">Text Properties</text:p>
          </draw:text-box>
        </draw:frame>
        <draw:frame draw:name="Text Frame167" presentation:style-name="pr336"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66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66" draw:style-name="dp1" draw:id="id666" draw:master-page-name="Default" presentation:presentation-page-layout-name="AL2T1">
        <draw:frame draw:name="Title text666"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499"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66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67" draw:style-name="dp1" draw:id="id667" draw:master-page-name="Default" presentation:presentation-page-layout-name="AL2T1">
        <draw:frame draw:name="Title text667"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00" presentation:style-name="pr337"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66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68" draw:style-name="dp1" draw:id="id668" draw:master-page-name="Default" presentation:presentation-page-layout-name="AL2T1">
        <draw:frame draw:name="Title text668"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01"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66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69" draw:style-name="dp1" draw:id="id669" draw:master-page-name="Default" presentation:presentation-page-layout-name="AL1T0">
        <draw:frame draw:name="Title text669" presentation:style-name="pr1" draw:text-style-name="P2" draw:layer="layout" svg:width="23.904cm" svg:height="3.509cm" svg:x="2.057cm" svg:y="1.743cm" presentation:class="title" presentation:user-transformed="true">
          <draw:text-box>
            <text:p text:style-name="P13">Text Properties</text:p>
          </draw:text-box>
        </draw:frame>
        <draw:frame draw:name="Text Frame168" presentation:style-name="pr338"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66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70" draw:style-name="dp1" draw:id="id670" draw:master-page-name="Default" presentation:presentation-page-layout-name="AL2T1">
        <draw:frame draw:name="Title text670"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502"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67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71" draw:style-name="dp1" draw:id="id671" draw:master-page-name="Default" presentation:presentation-page-layout-name="AL2T1">
        <draw:frame draw:name="Title text671"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03" presentation:style-name="pr339"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67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72" draw:style-name="dp1" draw:id="id672" draw:master-page-name="Default" presentation:presentation-page-layout-name="AL2T1">
        <draw:frame draw:name="Title text672"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04"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67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73" draw:style-name="dp1" draw:id="id673" draw:master-page-name="Default" presentation:presentation-page-layout-name="AL1T0">
        <draw:frame draw:name="Title text673" presentation:style-name="pr1" draw:text-style-name="P2" draw:layer="layout" svg:width="23.904cm" svg:height="3.509cm" svg:x="2.057cm" svg:y="1.743cm" presentation:class="title" presentation:user-transformed="true">
          <draw:text-box>
            <text:p text:style-name="P13">Text Properties</text:p>
          </draw:text-box>
        </draw:frame>
        <draw:frame draw:name="Text Frame169" presentation:style-name="pr340"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67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74" draw:style-name="dp1" draw:id="id674" draw:master-page-name="Default" presentation:presentation-page-layout-name="AL2T1">
        <draw:frame draw:name="Title text674"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505"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67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75" draw:style-name="dp1" draw:id="id675" draw:master-page-name="Default" presentation:presentation-page-layout-name="AL2T1">
        <draw:frame draw:name="Title text675"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06" presentation:style-name="pr341"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67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76" draw:style-name="dp1" draw:id="id676" draw:master-page-name="Default" presentation:presentation-page-layout-name="AL2T1">
        <draw:frame draw:name="Title text676"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07"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67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77" draw:style-name="dp1" draw:id="id677" draw:master-page-name="Default" presentation:presentation-page-layout-name="AL1T0">
        <draw:frame draw:name="Title text677" presentation:style-name="pr1" draw:text-style-name="P2" draw:layer="layout" svg:width="23.904cm" svg:height="3.509cm" svg:x="2.057cm" svg:y="1.743cm" presentation:class="title" presentation:user-transformed="true">
          <draw:text-box>
            <text:p text:style-name="P13">Text Properties</text:p>
          </draw:text-box>
        </draw:frame>
        <draw:frame draw:name="Text Frame170" presentation:style-name="pr342"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67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78" draw:style-name="dp1" draw:id="id678" draw:master-page-name="Default" presentation:presentation-page-layout-name="AL2T1">
        <draw:frame draw:name="Title text678"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508"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67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79" draw:style-name="dp1" draw:id="id679" draw:master-page-name="Default" presentation:presentation-page-layout-name="AL2T1">
        <draw:frame draw:name="Title text679"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09" presentation:style-name="pr343"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67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80" draw:style-name="dp1" draw:id="id680" draw:master-page-name="Default" presentation:presentation-page-layout-name="AL2T1">
        <draw:frame draw:name="Title text680"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10"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68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81" draw:style-name="dp1" draw:id="id681" draw:master-page-name="Default" presentation:presentation-page-layout-name="AL1T0">
        <draw:frame draw:name="Title text681" presentation:style-name="pr1" draw:text-style-name="P2" draw:layer="layout" svg:width="23.904cm" svg:height="3.509cm" svg:x="2.057cm" svg:y="1.743cm" presentation:class="title" presentation:user-transformed="true">
          <draw:text-box>
            <text:p text:style-name="P13">Text Properties</text:p>
          </draw:text-box>
        </draw:frame>
        <draw:frame draw:name="Text Frame171" presentation:style-name="pr344"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68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82" draw:style-name="dp1" draw:id="id682" draw:master-page-name="Default" presentation:presentation-page-layout-name="AL2T1">
        <draw:frame draw:name="Title text682"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511"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68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83" draw:style-name="dp1" draw:id="id683" draw:master-page-name="Default" presentation:presentation-page-layout-name="AL2T1">
        <draw:frame draw:name="Title text683"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12" presentation:style-name="pr345"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68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84" draw:style-name="dp1" draw:id="id684" draw:master-page-name="Default" presentation:presentation-page-layout-name="AL2T1">
        <draw:frame draw:name="Title text684"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13"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68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85" draw:style-name="dp1" draw:id="id685" draw:master-page-name="Default" presentation:presentation-page-layout-name="AL1T0">
        <draw:frame draw:name="Title text685" presentation:style-name="pr1" draw:text-style-name="P2" draw:layer="layout" svg:width="23.904cm" svg:height="3.509cm" svg:x="2.057cm" svg:y="1.743cm" presentation:class="title" presentation:user-transformed="true">
          <draw:text-box>
            <text:p text:style-name="P13">Text Properties</text:p>
          </draw:text-box>
        </draw:frame>
        <draw:frame draw:name="Text Frame172" presentation:style-name="pr346"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68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86" draw:style-name="dp1" draw:id="id686" draw:master-page-name="Default" presentation:presentation-page-layout-name="AL2T1">
        <draw:frame draw:name="Title text686"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514"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68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87" draw:style-name="dp1" draw:id="id687" draw:master-page-name="Default" presentation:presentation-page-layout-name="AL2T1">
        <draw:frame draw:name="Title text687"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15" presentation:style-name="pr347"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68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88" draw:style-name="dp1" draw:id="id688" draw:master-page-name="Default" presentation:presentation-page-layout-name="AL2T1">
        <draw:frame draw:name="Title text688"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16"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68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89" draw:style-name="dp1" draw:id="id689" draw:master-page-name="Default" presentation:presentation-page-layout-name="AL1T0">
        <draw:frame draw:name="Title text689" presentation:style-name="pr1" draw:text-style-name="P2" draw:layer="layout" svg:width="23.904cm" svg:height="3.509cm" svg:x="2.057cm" svg:y="1.743cm" presentation:class="title" presentation:user-transformed="true">
          <draw:text-box>
            <text:p text:style-name="P13">Text Properties</text:p>
          </draw:text-box>
        </draw:frame>
        <draw:frame draw:name="Text Frame173" presentation:style-name="pr348"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68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90" draw:style-name="dp1" draw:id="id690" draw:master-page-name="Default" presentation:presentation-page-layout-name="AL2T1">
        <draw:frame draw:name="Title text690"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517"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69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91" draw:style-name="dp1" draw:id="id691" draw:master-page-name="Default" presentation:presentation-page-layout-name="AL2T1">
        <draw:frame draw:name="Title text691"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18" presentation:style-name="pr349"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69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92" draw:style-name="dp1" draw:id="id692" draw:master-page-name="Default" presentation:presentation-page-layout-name="AL2T1">
        <draw:frame draw:name="Title text692"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19"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69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93" draw:style-name="dp1" draw:id="id693" draw:master-page-name="Default" presentation:presentation-page-layout-name="AL1T0">
        <draw:frame draw:name="Title text693" presentation:style-name="pr1" draw:text-style-name="P2" draw:layer="layout" svg:width="23.904cm" svg:height="3.509cm" svg:x="2.057cm" svg:y="1.743cm" presentation:class="title" presentation:user-transformed="true">
          <draw:text-box>
            <text:p text:style-name="P13">Text Properties</text:p>
          </draw:text-box>
        </draw:frame>
        <draw:frame draw:name="Text Frame174" presentation:style-name="pr350"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69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94" draw:style-name="dp1" draw:id="id694" draw:master-page-name="Default" presentation:presentation-page-layout-name="AL2T1">
        <draw:frame draw:name="Title text694"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520"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69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95" draw:style-name="dp1" draw:id="id695" draw:master-page-name="Default" presentation:presentation-page-layout-name="AL2T1">
        <draw:frame draw:name="Title text695"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21" presentation:style-name="pr351"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69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96" draw:style-name="dp1" draw:id="id696" draw:master-page-name="Default" presentation:presentation-page-layout-name="AL2T1">
        <draw:frame draw:name="Title text696"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22"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69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97" draw:style-name="dp1" draw:id="id697" draw:master-page-name="Default" presentation:presentation-page-layout-name="AL1T0">
        <draw:frame draw:name="Title text697" presentation:style-name="pr1" draw:text-style-name="P2" draw:layer="layout" svg:width="23.904cm" svg:height="3.509cm" svg:x="2.057cm" svg:y="1.743cm" presentation:class="title" presentation:user-transformed="true">
          <draw:text-box>
            <text:p text:style-name="P13">Text Properties</text:p>
          </draw:text-box>
        </draw:frame>
        <draw:frame draw:name="Text Frame175" presentation:style-name="pr352"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69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98" draw:style-name="dp1" draw:id="id698" draw:master-page-name="Default" presentation:presentation-page-layout-name="AL2T1">
        <draw:frame draw:name="Title text698"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523"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69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699" draw:style-name="dp1" draw:id="id699" draw:master-page-name="Default" presentation:presentation-page-layout-name="AL2T1">
        <draw:frame draw:name="Title text699"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24" presentation:style-name="pr353"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69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00" draw:style-name="dp1" draw:id="id700" draw:master-page-name="Default" presentation:presentation-page-layout-name="AL2T1">
        <draw:frame draw:name="Title text700"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25"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70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01" draw:style-name="dp1" draw:id="id701" draw:master-page-name="Default" presentation:presentation-page-layout-name="AL1T0">
        <draw:frame draw:name="Title text701" presentation:style-name="pr1" draw:text-style-name="P2" draw:layer="layout" svg:width="23.904cm" svg:height="3.509cm" svg:x="2.057cm" svg:y="1.743cm" presentation:class="title" presentation:user-transformed="true">
          <draw:text-box>
            <text:p text:style-name="P13">Text Properties</text:p>
          </draw:text-box>
        </draw:frame>
        <draw:frame draw:name="Text Frame176" presentation:style-name="pr354"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70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02" draw:style-name="dp1" draw:id="id702" draw:master-page-name="Default" presentation:presentation-page-layout-name="AL2T1">
        <draw:frame draw:name="Title text702"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526"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70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03" draw:style-name="dp1" draw:id="id703" draw:master-page-name="Default" presentation:presentation-page-layout-name="AL2T1">
        <draw:frame draw:name="Title text703"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27" presentation:style-name="pr355"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70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04" draw:style-name="dp1" draw:id="id704" draw:master-page-name="Default" presentation:presentation-page-layout-name="AL2T1">
        <draw:frame draw:name="Title text704"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28"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70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05" draw:style-name="dp1" draw:id="id705" draw:master-page-name="Default" presentation:presentation-page-layout-name="AL1T0">
        <draw:frame draw:name="Title text705" presentation:style-name="pr1" draw:text-style-name="P2" draw:layer="layout" svg:width="23.904cm" svg:height="3.509cm" svg:x="2.057cm" svg:y="1.743cm" presentation:class="title" presentation:user-transformed="true">
          <draw:text-box>
            <text:p text:style-name="P13">Text Properties</text:p>
          </draw:text-box>
        </draw:frame>
        <draw:frame draw:name="Text Frame177" presentation:style-name="pr356"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70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06" draw:style-name="dp1" draw:id="id706" draw:master-page-name="Default" presentation:presentation-page-layout-name="AL2T1">
        <draw:frame draw:name="Title text706"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529"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70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07" draw:style-name="dp1" draw:id="id707" draw:master-page-name="Default" presentation:presentation-page-layout-name="AL2T1">
        <draw:frame draw:name="Title text707"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30" presentation:style-name="pr357"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70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08" draw:style-name="dp1" draw:id="id708" draw:master-page-name="Default" presentation:presentation-page-layout-name="AL2T1">
        <draw:frame draw:name="Title text708"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31"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70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09" draw:style-name="dp1" draw:id="id709" draw:master-page-name="Default" presentation:presentation-page-layout-name="AL1T0">
        <draw:frame draw:name="Title text709" presentation:style-name="pr1" draw:text-style-name="P2" draw:layer="layout" svg:width="23.904cm" svg:height="3.509cm" svg:x="2.057cm" svg:y="1.743cm" presentation:class="title" presentation:user-transformed="true">
          <draw:text-box>
            <text:p text:style-name="P13">Text Properties</text:p>
          </draw:text-box>
        </draw:frame>
        <draw:frame draw:name="Text Frame178" presentation:style-name="pr358"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70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10" draw:style-name="dp1" draw:id="id710" draw:master-page-name="Default" presentation:presentation-page-layout-name="AL2T1">
        <draw:frame draw:name="Title text710"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532"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71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11" draw:style-name="dp1" draw:id="id711" draw:master-page-name="Default" presentation:presentation-page-layout-name="AL2T1">
        <draw:frame draw:name="Title text711"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33" presentation:style-name="pr359"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71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12" draw:style-name="dp1" draw:id="id712" draw:master-page-name="Default" presentation:presentation-page-layout-name="AL2T1">
        <draw:frame draw:name="Title text712"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34"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71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13" draw:style-name="dp1" draw:id="id713" draw:master-page-name="Default" presentation:presentation-page-layout-name="AL1T0">
        <draw:frame draw:name="Title text713" presentation:style-name="pr1" draw:text-style-name="P2" draw:layer="layout" svg:width="23.904cm" svg:height="3.509cm" svg:x="2.057cm" svg:y="1.743cm" presentation:class="title" presentation:user-transformed="true">
          <draw:text-box>
            <text:p text:style-name="P13">Text Properties</text:p>
          </draw:text-box>
        </draw:frame>
        <draw:frame draw:name="Text Frame179" presentation:style-name="pr360"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71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14" draw:style-name="dp1" draw:id="id714" draw:master-page-name="Default" presentation:presentation-page-layout-name="AL2T1">
        <draw:frame draw:name="Title text714"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535"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71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15" draw:style-name="dp1" draw:id="id715" draw:master-page-name="Default" presentation:presentation-page-layout-name="AL2T1">
        <draw:frame draw:name="Title text715"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36" presentation:style-name="pr361"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71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16" draw:style-name="dp1" draw:id="id716" draw:master-page-name="Default" presentation:presentation-page-layout-name="AL2T1">
        <draw:frame draw:name="Title text716"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37"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71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17" draw:style-name="dp1" draw:id="id717" draw:master-page-name="Default" presentation:presentation-page-layout-name="AL1T0">
        <draw:frame draw:name="Title text717" presentation:style-name="pr1" draw:text-style-name="P2" draw:layer="layout" svg:width="23.904cm" svg:height="3.509cm" svg:x="2.057cm" svg:y="1.743cm" presentation:class="title" presentation:user-transformed="true">
          <draw:text-box>
            <text:p text:style-name="P13">Text Properties</text:p>
          </draw:text-box>
        </draw:frame>
        <draw:frame draw:name="Text Frame180" presentation:style-name="pr362"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71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18" draw:style-name="dp1" draw:id="id718" draw:master-page-name="Default" presentation:presentation-page-layout-name="AL2T1">
        <draw:frame draw:name="Title text718"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538"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71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19" draw:style-name="dp1" draw:id="id719" draw:master-page-name="Default" presentation:presentation-page-layout-name="AL2T1">
        <draw:frame draw:name="Title text719"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39" presentation:style-name="pr363"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71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20" draw:style-name="dp1" draw:id="id720" draw:master-page-name="Default" presentation:presentation-page-layout-name="AL2T1">
        <draw:frame draw:name="Title text720"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40"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72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21" draw:style-name="dp1" draw:id="id721" draw:master-page-name="Default" presentation:presentation-page-layout-name="AL1T0">
        <draw:frame draw:name="Title text721" presentation:style-name="pr1" draw:text-style-name="P2" draw:layer="layout" svg:width="23.904cm" svg:height="3.509cm" svg:x="2.057cm" svg:y="1.743cm" presentation:class="title" presentation:user-transformed="true">
          <draw:text-box>
            <text:p text:style-name="P13">Text Properties</text:p>
          </draw:text-box>
        </draw:frame>
        <draw:frame draw:name="Text Frame181" presentation:style-name="pr364"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72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22" draw:style-name="dp1" draw:id="id722" draw:master-page-name="Default" presentation:presentation-page-layout-name="AL2T1">
        <draw:frame draw:name="Title text722"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541"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72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23" draw:style-name="dp1" draw:id="id723" draw:master-page-name="Default" presentation:presentation-page-layout-name="AL2T1">
        <draw:frame draw:name="Title text723"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42" presentation:style-name="pr365"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72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24" draw:style-name="dp1" draw:id="id724" draw:master-page-name="Default" presentation:presentation-page-layout-name="AL2T1">
        <draw:frame draw:name="Title text724"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43"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72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25" draw:style-name="dp1" draw:id="id725" draw:master-page-name="Default" presentation:presentation-page-layout-name="AL1T0">
        <draw:frame draw:name="Title text725" presentation:style-name="pr1" draw:text-style-name="P2" draw:layer="layout" svg:width="23.904cm" svg:height="3.509cm" svg:x="2.057cm" svg:y="1.743cm" presentation:class="title" presentation:user-transformed="true">
          <draw:text-box>
            <text:p text:style-name="P13">Text Properties</text:p>
          </draw:text-box>
        </draw:frame>
        <draw:frame draw:name="Text Frame182" presentation:style-name="pr366"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72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26" draw:style-name="dp1" draw:id="id726" draw:master-page-name="Default" presentation:presentation-page-layout-name="AL2T1">
        <draw:frame draw:name="Title text726"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544"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72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27" draw:style-name="dp1" draw:id="id727" draw:master-page-name="Default" presentation:presentation-page-layout-name="AL2T1">
        <draw:frame draw:name="Title text727"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45" presentation:style-name="pr367"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72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28" draw:style-name="dp1" draw:id="id728" draw:master-page-name="Default" presentation:presentation-page-layout-name="AL2T1">
        <draw:frame draw:name="Title text728"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46"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72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29" draw:style-name="dp1" draw:id="id729" draw:master-page-name="Default" presentation:presentation-page-layout-name="AL1T0">
        <draw:frame draw:name="Title text729" presentation:style-name="pr1" draw:text-style-name="P2" draw:layer="layout" svg:width="23.904cm" svg:height="3.509cm" svg:x="2.057cm" svg:y="1.743cm" presentation:class="title" presentation:user-transformed="true">
          <draw:text-box>
            <text:p text:style-name="P13">Text Properties</text:p>
          </draw:text-box>
        </draw:frame>
        <draw:frame draw:name="Text Frame183" presentation:style-name="pr368"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72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30" draw:style-name="dp1" draw:id="id730" draw:master-page-name="Default" presentation:presentation-page-layout-name="AL2T1">
        <draw:frame draw:name="Title text730"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547"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73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31" draw:style-name="dp1" draw:id="id731" draw:master-page-name="Default" presentation:presentation-page-layout-name="AL2T1">
        <draw:frame draw:name="Title text731"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48" presentation:style-name="pr369"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73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32" draw:style-name="dp1" draw:id="id732" draw:master-page-name="Default" presentation:presentation-page-layout-name="AL2T1">
        <draw:frame draw:name="Title text732"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49"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73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33" draw:style-name="dp1" draw:id="id733" draw:master-page-name="Default" presentation:presentation-page-layout-name="AL1T0">
        <draw:frame draw:name="Title text733" presentation:style-name="pr1" draw:text-style-name="P2" draw:layer="layout" svg:width="23.904cm" svg:height="3.509cm" svg:x="2.057cm" svg:y="1.743cm" presentation:class="title" presentation:user-transformed="true">
          <draw:text-box>
            <text:p text:style-name="P13">Text Properties</text:p>
          </draw:text-box>
        </draw:frame>
        <draw:frame draw:name="Text Frame184" presentation:style-name="pr370"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73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34" draw:style-name="dp1" draw:id="id734" draw:master-page-name="Default" presentation:presentation-page-layout-name="AL2T1">
        <draw:frame draw:name="Title text734"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550"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73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35" draw:style-name="dp1" draw:id="id735" draw:master-page-name="Default" presentation:presentation-page-layout-name="AL2T1">
        <draw:frame draw:name="Title text735"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51" presentation:style-name="pr371"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73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36" draw:style-name="dp1" draw:id="id736" draw:master-page-name="Default" presentation:presentation-page-layout-name="AL2T1">
        <draw:frame draw:name="Title text736"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52"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73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37" draw:style-name="dp1" draw:id="id737" draw:master-page-name="Default" presentation:presentation-page-layout-name="AL1T0">
        <draw:frame draw:name="Title text737" presentation:style-name="pr1" draw:text-style-name="P2" draw:layer="layout" svg:width="23.904cm" svg:height="3.509cm" svg:x="2.057cm" svg:y="1.743cm" presentation:class="title" presentation:user-transformed="true">
          <draw:text-box>
            <text:p text:style-name="P13">Text Properties</text:p>
          </draw:text-box>
        </draw:frame>
        <draw:frame draw:name="Text Frame185" presentation:style-name="pr372"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73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38" draw:style-name="dp1" draw:id="id738" draw:master-page-name="Default" presentation:presentation-page-layout-name="AL2T1">
        <draw:frame draw:name="Title text738"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553"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73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39" draw:style-name="dp1" draw:id="id739" draw:master-page-name="Default" presentation:presentation-page-layout-name="AL2T1">
        <draw:frame draw:name="Title text739"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54" presentation:style-name="pr373"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73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40" draw:style-name="dp1" draw:id="id740" draw:master-page-name="Default" presentation:presentation-page-layout-name="AL2T1">
        <draw:frame draw:name="Title text740"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55"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74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41" draw:style-name="dp1" draw:id="id741" draw:master-page-name="Default" presentation:presentation-page-layout-name="AL1T0">
        <draw:frame draw:name="Title text741" presentation:style-name="pr1" draw:text-style-name="P2" draw:layer="layout" svg:width="23.904cm" svg:height="3.509cm" svg:x="2.057cm" svg:y="1.743cm" presentation:class="title" presentation:user-transformed="true">
          <draw:text-box>
            <text:p text:style-name="P13">Text Properties</text:p>
          </draw:text-box>
        </draw:frame>
        <draw:frame draw:name="Text Frame186" presentation:style-name="pr374"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74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42" draw:style-name="dp1" draw:id="id742" draw:master-page-name="Default" presentation:presentation-page-layout-name="AL2T1">
        <draw:frame draw:name="Title text742"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556"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74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43" draw:style-name="dp1" draw:id="id743" draw:master-page-name="Default" presentation:presentation-page-layout-name="AL2T1">
        <draw:frame draw:name="Title text743"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57" presentation:style-name="pr375"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74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44" draw:style-name="dp1" draw:id="id744" draw:master-page-name="Default" presentation:presentation-page-layout-name="AL2T1">
        <draw:frame draw:name="Title text744"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58"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74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45" draw:style-name="dp1" draw:id="id745" draw:master-page-name="Default" presentation:presentation-page-layout-name="AL1T0">
        <draw:frame draw:name="Title text745" presentation:style-name="pr1" draw:text-style-name="P2" draw:layer="layout" svg:width="23.904cm" svg:height="3.509cm" svg:x="2.057cm" svg:y="1.743cm" presentation:class="title" presentation:user-transformed="true">
          <draw:text-box>
            <text:p text:style-name="P13">Text Properties</text:p>
          </draw:text-box>
        </draw:frame>
        <draw:frame draw:name="Text Frame187" presentation:style-name="pr376"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74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46" draw:style-name="dp1" draw:id="id746" draw:master-page-name="Default" presentation:presentation-page-layout-name="AL2T1">
        <draw:frame draw:name="Title text746"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559"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74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47" draw:style-name="dp1" draw:id="id747" draw:master-page-name="Default" presentation:presentation-page-layout-name="AL2T1">
        <draw:frame draw:name="Title text747"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60" presentation:style-name="pr377"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74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48" draw:style-name="dp1" draw:id="id748" draw:master-page-name="Default" presentation:presentation-page-layout-name="AL2T1">
        <draw:frame draw:name="Title text748"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61"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74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49" draw:style-name="dp1" draw:id="id749" draw:master-page-name="Default" presentation:presentation-page-layout-name="AL1T0">
        <draw:frame draw:name="Title text749" presentation:style-name="pr1" draw:text-style-name="P2" draw:layer="layout" svg:width="23.904cm" svg:height="3.509cm" svg:x="2.057cm" svg:y="1.743cm" presentation:class="title" presentation:user-transformed="true">
          <draw:text-box>
            <text:p text:style-name="P13">Text Properties</text:p>
          </draw:text-box>
        </draw:frame>
        <draw:frame draw:name="Text Frame188" presentation:style-name="pr378"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74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50" draw:style-name="dp1" draw:id="id750" draw:master-page-name="Default" presentation:presentation-page-layout-name="AL2T1">
        <draw:frame draw:name="Title text750"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562"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75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51" draw:style-name="dp1" draw:id="id751" draw:master-page-name="Default" presentation:presentation-page-layout-name="AL2T1">
        <draw:frame draw:name="Title text751"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63" presentation:style-name="pr379"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75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52" draw:style-name="dp1" draw:id="id752" draw:master-page-name="Default" presentation:presentation-page-layout-name="AL2T1">
        <draw:frame draw:name="Title text752"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64"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75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53" draw:style-name="dp1" draw:id="id753" draw:master-page-name="Default" presentation:presentation-page-layout-name="AL1T0">
        <draw:frame draw:name="Title text753" presentation:style-name="pr1" draw:text-style-name="P2" draw:layer="layout" svg:width="23.904cm" svg:height="3.509cm" svg:x="2.057cm" svg:y="1.743cm" presentation:class="title" presentation:user-transformed="true">
          <draw:text-box>
            <text:p text:style-name="P13">Text Properties</text:p>
          </draw:text-box>
        </draw:frame>
        <draw:frame draw:name="Text Frame189" presentation:style-name="pr380"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75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54" draw:style-name="dp1" draw:id="id754" draw:master-page-name="Default" presentation:presentation-page-layout-name="AL2T1">
        <draw:frame draw:name="Title text754"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565"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75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55" draw:style-name="dp1" draw:id="id755" draw:master-page-name="Default" presentation:presentation-page-layout-name="AL2T1">
        <draw:frame draw:name="Title text755"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66" presentation:style-name="pr381"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75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56" draw:style-name="dp1" draw:id="id756" draw:master-page-name="Default" presentation:presentation-page-layout-name="AL2T1">
        <draw:frame draw:name="Title text756"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67"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75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57" draw:style-name="dp1" draw:id="id757" draw:master-page-name="Default" presentation:presentation-page-layout-name="AL1T0">
        <draw:frame draw:name="Title text757" presentation:style-name="pr1" draw:text-style-name="P2" draw:layer="layout" svg:width="23.904cm" svg:height="3.509cm" svg:x="2.057cm" svg:y="1.743cm" presentation:class="title" presentation:user-transformed="true">
          <draw:text-box>
            <text:p text:style-name="P13">Text Properties</text:p>
          </draw:text-box>
        </draw:frame>
        <draw:frame draw:name="Text Frame190" presentation:style-name="pr382"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75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58" draw:style-name="dp1" draw:id="id758" draw:master-page-name="Default" presentation:presentation-page-layout-name="AL2T1">
        <draw:frame draw:name="Title text758"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568"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75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59" draw:style-name="dp1" draw:id="id759" draw:master-page-name="Default" presentation:presentation-page-layout-name="AL2T1">
        <draw:frame draw:name="Title text759"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69" presentation:style-name="pr383"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75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60" draw:style-name="dp1" draw:id="id760" draw:master-page-name="Default" presentation:presentation-page-layout-name="AL2T1">
        <draw:frame draw:name="Title text760"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70"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76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61" draw:style-name="dp1" draw:id="id761" draw:master-page-name="Default" presentation:presentation-page-layout-name="AL1T0">
        <draw:frame draw:name="Title text761" presentation:style-name="pr1" draw:text-style-name="P2" draw:layer="layout" svg:width="23.904cm" svg:height="3.509cm" svg:x="2.057cm" svg:y="1.743cm" presentation:class="title" presentation:user-transformed="true">
          <draw:text-box>
            <text:p text:style-name="P13">Text Properties</text:p>
          </draw:text-box>
        </draw:frame>
        <draw:frame draw:name="Text Frame191" presentation:style-name="pr384"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76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62" draw:style-name="dp1" draw:id="id762" draw:master-page-name="Default" presentation:presentation-page-layout-name="AL2T1">
        <draw:frame draw:name="Title text762"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571"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76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63" draw:style-name="dp1" draw:id="id763" draw:master-page-name="Default" presentation:presentation-page-layout-name="AL2T1">
        <draw:frame draw:name="Title text763"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72" presentation:style-name="pr385"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76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64" draw:style-name="dp1" draw:id="id764" draw:master-page-name="Default" presentation:presentation-page-layout-name="AL2T1">
        <draw:frame draw:name="Title text764"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73"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76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65" draw:style-name="dp1" draw:id="id765" draw:master-page-name="Default" presentation:presentation-page-layout-name="AL1T0">
        <draw:frame draw:name="Title text765" presentation:style-name="pr1" draw:text-style-name="P2" draw:layer="layout" svg:width="23.904cm" svg:height="3.509cm" svg:x="2.057cm" svg:y="1.743cm" presentation:class="title" presentation:user-transformed="true">
          <draw:text-box>
            <text:p text:style-name="P13">Text Properties</text:p>
          </draw:text-box>
        </draw:frame>
        <draw:frame draw:name="Text Frame192" presentation:style-name="pr386"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76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66" draw:style-name="dp1" draw:id="id766" draw:master-page-name="Default" presentation:presentation-page-layout-name="AL2T1">
        <draw:frame draw:name="Title text766"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574"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76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67" draw:style-name="dp1" draw:id="id767" draw:master-page-name="Default" presentation:presentation-page-layout-name="AL2T1">
        <draw:frame draw:name="Title text767"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75" presentation:style-name="pr387"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76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68" draw:style-name="dp1" draw:id="id768" draw:master-page-name="Default" presentation:presentation-page-layout-name="AL2T1">
        <draw:frame draw:name="Title text768"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76"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76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69" draw:style-name="dp1" draw:id="id769" draw:master-page-name="Default" presentation:presentation-page-layout-name="AL1T0">
        <draw:frame draw:name="Title text769" presentation:style-name="pr1" draw:text-style-name="P2" draw:layer="layout" svg:width="23.904cm" svg:height="3.509cm" svg:x="2.057cm" svg:y="1.743cm" presentation:class="title" presentation:user-transformed="true">
          <draw:text-box>
            <text:p text:style-name="P13">Text Properties</text:p>
          </draw:text-box>
        </draw:frame>
        <draw:frame draw:name="Text Frame193" presentation:style-name="pr388"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76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70" draw:style-name="dp1" draw:id="id770" draw:master-page-name="Default" presentation:presentation-page-layout-name="AL2T1">
        <draw:frame draw:name="Title text770"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577"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77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71" draw:style-name="dp1" draw:id="id771" draw:master-page-name="Default" presentation:presentation-page-layout-name="AL2T1">
        <draw:frame draw:name="Title text771"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78" presentation:style-name="pr389"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77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72" draw:style-name="dp1" draw:id="id772" draw:master-page-name="Default" presentation:presentation-page-layout-name="AL2T1">
        <draw:frame draw:name="Title text772"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79"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77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73" draw:style-name="dp1" draw:id="id773" draw:master-page-name="Default" presentation:presentation-page-layout-name="AL1T0">
        <draw:frame draw:name="Title text773" presentation:style-name="pr1" draw:text-style-name="P2" draw:layer="layout" svg:width="23.904cm" svg:height="3.509cm" svg:x="2.057cm" svg:y="1.743cm" presentation:class="title" presentation:user-transformed="true">
          <draw:text-box>
            <text:p text:style-name="P13">Text Properties</text:p>
          </draw:text-box>
        </draw:frame>
        <draw:frame draw:name="Text Frame194" presentation:style-name="pr390"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77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74" draw:style-name="dp1" draw:id="id774" draw:master-page-name="Default" presentation:presentation-page-layout-name="AL2T1">
        <draw:frame draw:name="Title text774"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580"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77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75" draw:style-name="dp1" draw:id="id775" draw:master-page-name="Default" presentation:presentation-page-layout-name="AL2T1">
        <draw:frame draw:name="Title text775"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81" presentation:style-name="pr391"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77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76" draw:style-name="dp1" draw:id="id776" draw:master-page-name="Default" presentation:presentation-page-layout-name="AL2T1">
        <draw:frame draw:name="Title text776"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82"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77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77" draw:style-name="dp1" draw:id="id777" draw:master-page-name="Default" presentation:presentation-page-layout-name="AL1T0">
        <draw:frame draw:name="Title text777" presentation:style-name="pr1" draw:text-style-name="P2" draw:layer="layout" svg:width="23.904cm" svg:height="3.509cm" svg:x="2.057cm" svg:y="1.743cm" presentation:class="title" presentation:user-transformed="true">
          <draw:text-box>
            <text:p text:style-name="P13">Text Properties</text:p>
          </draw:text-box>
        </draw:frame>
        <draw:frame draw:name="Text Frame195" presentation:style-name="pr392"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77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78" draw:style-name="dp1" draw:id="id778" draw:master-page-name="Default" presentation:presentation-page-layout-name="AL2T1">
        <draw:frame draw:name="Title text778"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583"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77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79" draw:style-name="dp1" draw:id="id779" draw:master-page-name="Default" presentation:presentation-page-layout-name="AL2T1">
        <draw:frame draw:name="Title text779"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84" presentation:style-name="pr393"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77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80" draw:style-name="dp1" draw:id="id780" draw:master-page-name="Default" presentation:presentation-page-layout-name="AL2T1">
        <draw:frame draw:name="Title text780"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85"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78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81" draw:style-name="dp1" draw:id="id781" draw:master-page-name="Default" presentation:presentation-page-layout-name="AL1T0">
        <draw:frame draw:name="Title text781" presentation:style-name="pr1" draw:text-style-name="P2" draw:layer="layout" svg:width="23.904cm" svg:height="3.509cm" svg:x="2.057cm" svg:y="1.743cm" presentation:class="title" presentation:user-transformed="true">
          <draw:text-box>
            <text:p text:style-name="P13">Text Properties</text:p>
          </draw:text-box>
        </draw:frame>
        <draw:frame draw:name="Text Frame196" presentation:style-name="pr394"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78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82" draw:style-name="dp1" draw:id="id782" draw:master-page-name="Default" presentation:presentation-page-layout-name="AL2T1">
        <draw:frame draw:name="Title text782"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586"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78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83" draw:style-name="dp1" draw:id="id783" draw:master-page-name="Default" presentation:presentation-page-layout-name="AL2T1">
        <draw:frame draw:name="Title text783"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87" presentation:style-name="pr395"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78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84" draw:style-name="dp1" draw:id="id784" draw:master-page-name="Default" presentation:presentation-page-layout-name="AL2T1">
        <draw:frame draw:name="Title text784"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88"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78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85" draw:style-name="dp1" draw:id="id785" draw:master-page-name="Default" presentation:presentation-page-layout-name="AL1T0">
        <draw:frame draw:name="Title text785" presentation:style-name="pr1" draw:text-style-name="P2" draw:layer="layout" svg:width="23.904cm" svg:height="3.509cm" svg:x="2.057cm" svg:y="1.743cm" presentation:class="title" presentation:user-transformed="true">
          <draw:text-box>
            <text:p text:style-name="P13">Text Properties</text:p>
          </draw:text-box>
        </draw:frame>
        <draw:frame draw:name="Text Frame197" presentation:style-name="pr396"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78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86" draw:style-name="dp1" draw:id="id786" draw:master-page-name="Default" presentation:presentation-page-layout-name="AL2T1">
        <draw:frame draw:name="Title text786"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589"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78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87" draw:style-name="dp1" draw:id="id787" draw:master-page-name="Default" presentation:presentation-page-layout-name="AL2T1">
        <draw:frame draw:name="Title text787"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90" presentation:style-name="pr397"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78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88" draw:style-name="dp1" draw:id="id788" draw:master-page-name="Default" presentation:presentation-page-layout-name="AL2T1">
        <draw:frame draw:name="Title text788"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91"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78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89" draw:style-name="dp1" draw:id="id789" draw:master-page-name="Default" presentation:presentation-page-layout-name="AL1T0">
        <draw:frame draw:name="Title text789" presentation:style-name="pr1" draw:text-style-name="P2" draw:layer="layout" svg:width="23.904cm" svg:height="3.509cm" svg:x="2.057cm" svg:y="1.743cm" presentation:class="title" presentation:user-transformed="true">
          <draw:text-box>
            <text:p text:style-name="P13">Text Properties</text:p>
          </draw:text-box>
        </draw:frame>
        <draw:frame draw:name="Text Frame198" presentation:style-name="pr398"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78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90" draw:style-name="dp1" draw:id="id790" draw:master-page-name="Default" presentation:presentation-page-layout-name="AL2T1">
        <draw:frame draw:name="Title text790"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592"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79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91" draw:style-name="dp1" draw:id="id791" draw:master-page-name="Default" presentation:presentation-page-layout-name="AL2T1">
        <draw:frame draw:name="Title text791"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93" presentation:style-name="pr399"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791"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92" draw:style-name="dp1" draw:id="id792" draw:master-page-name="Default" presentation:presentation-page-layout-name="AL2T1">
        <draw:frame draw:name="Title text792"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94"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792"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93" draw:style-name="dp1" draw:id="id793" draw:master-page-name="Default" presentation:presentation-page-layout-name="AL1T0">
        <draw:frame draw:name="Title text793" presentation:style-name="pr1" draw:text-style-name="P2" draw:layer="layout" svg:width="23.904cm" svg:height="3.509cm" svg:x="2.057cm" svg:y="1.743cm" presentation:class="title" presentation:user-transformed="true">
          <draw:text-box>
            <text:p text:style-name="P13">Text Properties</text:p>
          </draw:text-box>
        </draw:frame>
        <draw:frame draw:name="Text Frame199" presentation:style-name="pr400"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793"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94" draw:style-name="dp1" draw:id="id794" draw:master-page-name="Default" presentation:presentation-page-layout-name="AL2T1">
        <draw:frame draw:name="Title text794"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595"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794"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95" draw:style-name="dp1" draw:id="id795" draw:master-page-name="Default" presentation:presentation-page-layout-name="AL2T1">
        <draw:frame draw:name="Title text795"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96" presentation:style-name="pr401"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795"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96" draw:style-name="dp1" draw:id="id796" draw:master-page-name="Default" presentation:presentation-page-layout-name="AL2T1">
        <draw:frame draw:name="Title text796"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97"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796"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97" draw:style-name="dp1" draw:id="id797" draw:master-page-name="Default" presentation:presentation-page-layout-name="AL1T0">
        <draw:frame draw:name="Title text797" presentation:style-name="pr1" draw:text-style-name="P2" draw:layer="layout" svg:width="23.904cm" svg:height="3.509cm" svg:x="2.057cm" svg:y="1.743cm" presentation:class="title" presentation:user-transformed="true">
          <draw:text-box>
            <text:p text:style-name="P13">Text Properties</text:p>
          </draw:text-box>
        </draw:frame>
        <draw:frame draw:name="Text Frame200" presentation:style-name="pr402" draw:text-style-name="P4" draw:layer="layout" svg:width="23.904cm" svg:height="13.235cm" svg:x="2.168cm" svg:y="4.168cm" presentation:class="subtitle" presentation:user-transformed="true">
          <draw:text-box>
            <text:p text:style-name="P14"><text:span text:style-name="T1">The ODF Toolkit</text:span><text:span text:style-name="T2">provides</text:span><text:span text:style-name="T3"> </text:span><text:span text:style-name="T4">a home for libraries</text:span><text:span text:style-name="T3"> </text:span><text:span text:style-name="T5">that ease the development</text:span><text:span text:style-name="T3"> </text:span><text:span text:style-name="T6">of applications that </text:span><text:span text:style-name="T3">support ODF , the unique </text:span><text:span text:style-name="T7">vendor neutral open standard for</text:span><text:span text:style-name="T3"> </text:span><text:span text:style-name="T8">office documents. </text:span><text:span text:style-name="T9">The ODF Toolkit</text:span><text:span text:style-name="T10"> further provides</text:span><text:span text:style-name="T3"> </text:span><text:span text:style-name="T11">a home for tools</text:span><text:span text:style-name="T12"> that process</text:span><text:span text:style-name="T3"> </text:span><text:span text:style-name="T13">ODF or check</text:span><text:span text:style-name="T14"> </text:span><text:span text:style-name="T15">ODF conformance.</text:span></text:p>
          </draw:text-box>
        </draw:frame>
        <presentation:notes draw:style-name="dp2">
          <draw:page-thumbnail draw:style-name="gr1" draw:layer="layout" svg:width="13.706cm" svg:height="10.28cm" svg:x="3.647cm" svg:y="2.853cm" draw:page-number="797"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98" draw:style-name="dp1" draw:id="id798" draw:master-page-name="Default" presentation:presentation-page-layout-name="AL2T1">
        <draw:frame draw:name="Title text798" presentation:style-name="pr1" draw:text-style-name="P6" draw:layer="layout" svg:width="23.904cm" svg:height="3.509cm" svg:x="2.057cm" svg:y="1.743cm" presentation:class="title" presentation:user-transformed="true">
          <draw:text-box>
            <text:p text:style-name="P13">Paragraph Properties</text:p>
          </draw:text-box>
        </draw:frame>
        <draw:frame draw:name="Outline Text598" presentation:style-name="pr4" draw:text-style-name="P8" draw:layer="layout" svg:width="23.904cm" svg:height="13.235cm" svg:x="1.694cm" svg:y="6.201cm" presentation:class="outline" presentation:user-transformed="true">
          <draw:text-box>
            <text:list text:style-name="L3">
              <text:list-item>
                <text:p text:style-name="P15"><text:span text:style-name="T16">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presentation:notes draw:style-name="dp2">
          <draw:page-thumbnail draw:style-name="gr1" draw:layer="layout" svg:width="13.706cm" svg:height="10.28cm" svg:x="3.647cm" svg:y="2.853cm" draw:page-number="798"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799" draw:style-name="dp1" draw:id="id799" draw:master-page-name="Default" presentation:presentation-page-layout-name="AL2T1">
        <draw:frame draw:name="Title text799"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599" presentation:style-name="pr403" draw:text-style-name="P10" draw:layer="layout" svg:width="23.904cm" svg:height="13.235cm" svg:x="2.057cm" svg:y="5.839cm" presentation:class="outline" presentation:user-transformed="true">
          <draw:text-box>
            <text:list text:style-name="L4">
              <text:list-item>
                <text:p text:style-name="P16"><text:span text:style-name="T18">And this is just the start. Developers are invited to freely host their open source ODF libraries and tools within the ODF Toolkit, to join the existing projects, and to collaborate with ODF developers everywhere.</text:span></text:p>
              </text:list-item>
            </text:list>
          </draw:text-box>
        </draw:frame>
        <presentation:notes draw:style-name="dp2">
          <draw:page-thumbnail draw:style-name="gr1" draw:layer="layout" svg:width="13.706cm" svg:height="10.28cm" svg:x="3.647cm" svg:y="2.853cm" draw:page-number="799"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draw:page draw:name="page800" draw:style-name="dp1" draw:id="id800" draw:master-page-name="Default" presentation:presentation-page-layout-name="AL2T1">
        <draw:frame draw:name="Title text800" presentation:style-name="pr1" draw:text-style-name="P6" draw:layer="layout" svg:width="23.904cm" svg:height="3.509cm" svg:x="2.057cm" svg:y="1.743cm" presentation:class="title" presentation:user-transformed="true">
          <draw:text-box>
            <text:p text:style-name="P13"><text:span text:style-name="T17">Paragraph Properties</text:span></text:p>
          </draw:text-box>
        </draw:frame>
        <draw:frame draw:name="Outline Text600" presentation:style-name="pr4" draw:text-style-name="P12" draw:layer="layout" svg:width="23.904cm" svg:height="13.235cm" svg:x="1.723cm" svg:y="7.203cm" presentation:class="outline" presentation:user-transformed="true">
          <draw:text-box>
            <text:list text:style-name="L5">
              <text:list-item>
                <text:p text:style-name="P17"><text:span text:style-name="T19">The ODF Toolkit provides Mercurial for hosting your code, forums, mailing lists, wikis, an issue tracking system, and personalized home pages. More will come.</text:span></text:p>
              </text:list-item>
            </text:list>
          </draw:text-box>
        </draw:frame>
        <presentation:notes draw:style-name="dp2">
          <draw:page-thumbnail draw:style-name="gr1" draw:layer="layout" svg:width="13.706cm" svg:height="10.28cm" svg:x="3.647cm" svg:y="2.853cm" draw:page-number="800" presentation:class="page"/>
          <draw:frame presentation:style-name="pr3" draw:text-style-name="P5" draw:layer="layout" svg:width="14.518cm" svg:height="11.411cm" svg:x="3.249cm" svg:y="14.13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tyles>
    <draw:gradient draw:name="Gradient_20_1" draw:display-name="Gradient 1" draw:style="linear" draw:start-color="#000000" draw:end-color="#ffffff" draw:start-intensity="100%" draw:end-intensity="100%" draw:angle="0" draw:border="0%"/>
    <draw:fill-image draw:name="Daisy" xlink:href="Pictures/100000000000005E0000005E18D2F70E.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tab-stops/>
      </style:paragraph-properties>
      <style:text-properties style:use-window-font-color="true" fo:font-family="'Times New Roman'" style:font-family-generic="roman" style:font-pitch="variable" fo:font-size="12pt" fo:language="en" fo:country="US" style:font-family-asian="Arial" style:font-pitch-asian="variable" style:font-size-asian="12pt" style:language-asian="none" style:country-asian="none" style:font-family-complex="Tahoma" style:font-pitch-complex="variable" style:font-size-complex="12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fo:font-family="'Times New Roman'" style:font-family-generic="roman" style:font-pitch="variable" fo:font-size="24pt" fo:font-style="normal" fo:text-shadow="none" fo:font-weight="normal" style:font-family-asian="SimSun-18030"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_20_Text" style:display-name="Default Text" style:family="graphic">
      <style:paragraph-properties style:text-autospace="none"/>
      <style:text-properties style:use-window-font-color="true" fo:font-family="'Times New Roman'" style:font-family-generic="roman" style:font-pitch="variable" fo:font-size="21.2000007629395pt" fo:language="en" fo:country="US" style:text-underline-style="none" style:text-underline-type="none" style:text-underline-width="none" style:font-family-asian="Arial" style:font-pitch-asian="variable" style:font-size-asian="21.2000007629395pt" style:language-asian="none" style:country-asian="none" style:font-family-complex="Tahoma" style:font-pitch-complex="variable" style:font-size-complex="21.2000007629395pt"/>
    </style:style>
    <style:style style:name="Text_20_Body_20_Single" style:display-name="Text Body Single" style:family="graphic">
      <style:paragraph-properties fo:margin-top="0cm" fo:margin-bottom="0.374cm" style:text-autospace="none"/>
      <style:text-properties style:use-window-font-color="true" fo:font-family="'Times New Roman'" style:font-family-generic="roman" style:font-pitch="variable" fo:font-size="21.2000007629395pt" fo:language="en" fo:country="US" style:text-underline-style="none" style:text-underline-type="none" style:text-underline-width="none" style:font-family-asian="Arial" style:font-pitch-asian="variable" style:font-size-asian="21.2000007629395pt" style:language-asian="none" style:country-asian="none" style:font-family-complex="Tahoma" style:font-pitch-complex="variable" style:font-size-complex="21.2000007629395pt"/>
    </style:style>
    <style:style style:name="_31_.Heading_20_1" style:display-name="1.Heading 1" style:family="graphic">
      <style:paragraph-properties style:text-autospace="none"/>
      <style:text-properties style:use-window-font-color="true" fo:font-family="'Times New Roman'" style:font-family-generic="roman" style:font-pitch="variable" fo:font-size="28.2000007629395pt" fo:language="en" fo:country="US" style:text-underline-style="none" style:text-underline-type="none" style:text-underline-width="none" fo:font-weight="bold" style:font-family-asian="Arial" style:font-pitch-asian="variable" style:font-size-asian="28.2000007629395pt" style:language-asian="none" style:country-asian="none" style:font-weight-asian="bold" style:font-family-complex="Tahoma" style:font-pitch-complex="variable" style:font-size-complex="28.2000007629395pt" style:font-weight-complex="bold"/>
    </style:style>
    <style:style style:name="Bullet" style:family="graphic">
      <style:paragraph-properties style:text-autospace="none"/>
      <style:text-properties style:use-window-font-color="true" fo:font-family="'Times New Roman'" style:font-family-generic="roman" style:font-pitch="variable" fo:font-size="21.2000007629395pt" fo:language="en" fo:country="US" style:text-underline-style="none" style:text-underline-type="none" style:text-underline-width="none" style:font-family-asian="Arial" style:font-pitch-asian="variable" style:font-size-asian="21.2000007629395pt" style:language-asian="none" style:country-asian="none" style:font-family-complex="Tahoma" style:font-size-complex="21.2000007629395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7.7000007629395pt" fo:language="en" fo:country="US" fo:font-style="italic" style:text-underline-style="none" style:text-underline-type="none" style:text-underline-width="none" style:font-family-asian="Arial" style:font-pitch-asian="variable" style:font-size-asian="17.7000007629395pt" style:language-asian="none" style:country-asian="none" style:font-style-asian="italic" style:font-family-complex="Tahoma" style:font-size-complex="17.7000007629395pt" style:font-style-complex="italic"/>
    </style:style>
    <style:style style:name="Index" style:family="graphic">
      <style:paragraph-properties style:text-autospace="none"/>
      <style:text-properties style:use-window-font-color="true" fo:font-family="'Times New Roman'" style:font-family-generic="roman" style:font-pitch="variable" fo:font-size="21.2000007629395pt" fo:language="en" fo:country="US" style:text-underline-style="none" style:text-underline-type="none" style:text-underline-width="none" style:font-family-asian="Arial" style:font-pitch-asian="variable" style:font-size-asian="21.2000007629395pt" style:language-asian="none" style:country-asian="none" style:font-family-complex="Tahoma" style:font-size-complex="21.2000007629395pt"/>
    </style:style>
    <style:style style:name="Numbering_20_Symbols" style:display-name="Numbering Symbols" style:family="graphic">
      <style:paragraph-properties style:text-autospace="none"/>
      <style:text-properties style:use-window-font-color="true" fo:font-family="'Times New Roman'" style:font-family-generic="roman" style:font-pitch="variable" fo:font-size="21.2000007629395pt" fo:language="en" fo:country="US" style:text-underline-style="none" style:text-underline-type="none" style:text-underline-width="none" style:font-family-asian="Arial" style:font-pitch-asian="variable" style:font-size-asian="21.2000007629395pt" style:language-asian="none" style:country-asian="none" style:font-family-complex="Tahoma" style:font-pitch-complex="variable" style:font-size-complex="21.2000007629395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fo:font-family="'Times New Roman'" style:font-family-generic="roman" style:font-pitch="variable" fo:font-size="44pt" fo:font-style="normal" fo:text-shadow="none" fo:font-weight="normal" style:font-family-asian="SimSun-18030"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fo:font-family="'Times New Roman'" style:font-family-generic="roman" style:font-pitch="variable" fo:font-size="32pt" fo:font-style="normal" fo:text-shadow="none" fo:font-weight="normal" style:font-family-asian="SimSun-18030"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fill="bitmap" draw:fill-gradient-name="Gradient_20_1" draw:fill-image-name="Daisy" draw:fill-image-width="0.483cm" draw:fill-image-height="0.483cm" draw:tile-repeat-offset="0% vertical"/>
      <style:paragraph-properties fo:margin-left="0cm" fo:margin-right="0cm" fo:margin-top="0cm" fo:margin-bottom="0cm" fo:text-indent="0cm"/>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fo:font-family="'Times New Roman'" style:font-family-generic="roman" style:font-pitch="variable" fo:font-size="20pt" fo:font-style="normal" fo:text-shadow="none" fo:font-weight="normal" style:font-family-asian="SimSun-18030"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fo:font-family="'Times New Roman'" style:font-family-generic="roman" style:font-pitch="variable" fo:font-size="32pt" fo:font-style="normal" fo:text-shadow="none" fo:font-weight="normal" style:font-family-asian="SimSun-18030"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2cm" fo:margin-bottom="2cm" fo:margin-left="2cm" fo:margin-right="2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2cm" fo:margin-bottom="2cm" fo:margin-left="2cm" fo:margin-right="2cm" fo:page-width="21cm" fo:page-height="29.7cm" style:print-orientation="portrait"/>
    </style:page-layout>
    <style:style style:name="dp1" style:family="drawing-page">
      <style:drawing-page-properties draw:background-size="border" draw:fill="bitmap" draw:fill-gradient-name="Gradient_20_1" draw:fill-image-name="Daisy" draw:fill-image-width="0.483cm" draw:fill-image-height="0.483cm" draw:tile-repeat-offset="0% vertical" presentation:display-footer="true" presentation:display-page-number="false" presentation:display-date-time="true"/>
    </style:style>
    <style:style style:name="pr1" style:family="presentation" style:parent-style-name="backgroundobjects">
      <style:graphic-properties draw:stroke="none" draw:fill="none" draw:fill-color="#ffffff" fo:min-height="0.952cm"/>
    </style:style>
    <style:style style:name="pr2" style:family="presentation" style:parent-style-name="Default-backgroundobjects">
      <style:graphic-properties draw:stroke="none" draw:fill="none" draw:fill-color="#ffffff" fo:min-height="1.008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frame presentation:style-name="pr1" draw:text-style-name="P2" draw:layer="backgroundobjects" svg:width="10.794cm" svg:height="0.953cm" svg:x="2cm" svg:y="0.64cm" presentation:class="header">
        <draw:text-box>
          <text:p text:style-name="P1"><presentation:header/></text:p>
        </draw:text-box>
      </draw:frame>
      <draw:frame presentation:style-name="pr1" draw:text-style-name="P2" draw:layer="backgroundobjects" svg:width="10.794cm" svg:height="0.953cm" svg:x="16.906cm" svg:y="0.64cm" presentation:class="date-time">
        <draw:text-box>
          <text:p text:style-name="P1"><presentation:date-time/></text:p>
        </draw:text-box>
      </draw:frame>
      <draw:frame presentation:style-name="pr1" draw:text-style-name="P2" draw:layer="backgroundobjects" svg:width="10.794cm" svg:height="0.953cm" svg:x="2cm" svg:y="19.391cm" presentation:class="footer">
        <draw:text-box>
          <text:p text:style-name="P1"><presentation:footer/></text:p>
        </draw:text-box>
      </draw:frame>
      <draw:frame presentation:style-name="pr1" draw:text-style-name="P2" draw:layer="backgroundobjects" svg:width="10.794cm" svg:height="0.953cm" svg:x="16.906cm" svg:y="19.391cm" presentation:class="page-number">
        <draw:text-box>
          <text:p text:style-name="P1"><text:page-number>Number Field</text:page-number></text:p>
        </draw:text-box>
      </draw:frame>
      <draw:page-thumbnail draw:layer="backgroundobjects" svg:width="10cm" svg:height="7.5cm" svg:x="2.782cm" svg:y="2cm" draw:page-number="1"/>
      <draw:page-thumbnail draw:layer="backgroundobjects" svg:width="10cm" svg:height="7.5cm" svg:x="16.917cm" svg:y="2cm" draw:page-number="2"/>
      <draw:page-thumbnail draw:layer="backgroundobjects" svg:width="10cm" svg:height="7.5cm" svg:x="2.782cm" svg:y="11.5cm" draw:page-number="3"/>
      <draw:page-thumbnail draw:layer="backgroundobjects" svg:width="10cm" svg:height="7.5cm" svg:x="16.917cm" svg:y="11.5cm" draw:page-number="4"/>
    </style:handout-master>
    <style:master-page style:name="Default" style:page-layout-name="PM1" draw:style-name="dp1">
      <draw:frame presentation:style-name="pr2" draw:text-style-name="P2" draw:layer="backgroundobjects" svg:width="8.397cm" svg:height="1.009cm" svg:x="2.057cm" svg:y="19.556cm" presentation:class="date-time">
        <draw:text-box>
          <text:p text:style-name="P1"><presentation:date-time/></text:p>
        </draw:text-box>
      </draw:frame>
      <draw:frame presentation:style-name="pr2" draw:text-style-name="P2" draw:layer="backgroundobjects" svg:width="6.718cm" svg:height="1.009cm" svg:x="10.65cm" svg:y="19.556cm" presentation:class="page-number">
        <draw:text-box>
          <text:p text:style-name="P1"><text:page-number>Number Field</text:page-number></text:p>
        </draw:text-box>
      </draw:frame>
      <draw:frame presentation:style-name="pr2" draw:text-style-name="P2" draw:layer="backgroundobjects" svg:width="8.397cm" svg:height="1.009cm" svg:x="17.564cm" svg:y="19.556cm" presentation:class="footer">
        <draw:text-box>
          <text:p text:style-name="P1"><presentation:footer/></text:p>
        </draw:text-box>
      </draw:frame>
      <draw:frame presentation:style-name="Default-title" draw:layer="backgroundobjects" svg:width="23.904cm" svg:height="3.508cm" svg:x="2.057cm" svg:y="1.743cm" presentation:class="title" presentation:placeholder="true">
        <draw:text-box/>
      </draw:frame>
      <draw:frame presentation:style-name="Default-outline1" draw:layer="backgroundobjects" svg:width="23.904cm" svg:height="13.234cm" svg:x="2.057cm" svg:y="5.839cm" presentation:class="outline" presentation:placeholder="true">
        <draw:text-box/>
      </draw:frame>
      <presentation:notes style:page-layout-name="PM2">
        <draw:page-thumbnail presentation:style-name="Default-title" draw:layer="backgroundobjects" svg:width="13.706cm" svg:height="10.28cm" svg:x="3.647cm" svg:y="2.853cm" presentation:class="page"/>
        <draw:frame presentation:style-name="Default-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svg="urn:oasis:names:tc:opendocument:xmlns:svg-compatible:1.0" xmlns:dom="http://www.w3.org/2001/xml-events" xmlns:xforms="http://www.w3.org/2002/xforms" xmlns:xsd="http://www.w3.org/2001/XMLSchema" xmlns:xsi="http://www.w3.org/2001/XMLSchema-instance" xmlns:anim="urn:oasis:names:tc:opendocument:xmlns:animation:1.0" xmlns:smil="urn:oasis:names:tc:opendocument:xmlns:smil-compatible:1.0" office:version="1.0">
  <office:meta>
    <meta:generator>productivity tools   (Win32)</meta:generator>
    <!--645(Build:8693)-->
    <meta:initial-creator>wangz</meta:initial-creator>
    <meta:creation-date>2006-01-13T16:53:04</meta:creation-date>
    <dc:creator>hongyf</dc:creator>
    <dc:date>2009-04-01T17:40:52</dc:date>
    <dc:language>en-US</dc:language>
    <meta:editing-cycles>2</meta:editing-cycles>
    <meta:editing-duration>PT23S</meta:editing-duration>
    <meta:user-defined meta:name="Info 1"/>
    <meta:user-defined meta:name="Info 2"/>
    <meta:user-defined meta:name="Info 3"/>
    <meta:user-defined meta:name="Info 4"/>
    <meta:document-statistic meta:object-count="3215"/>
  </office:meta>
</office:document-meta>
</file>